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1.766in" style:rel-column-width="16345*"/>
    </style:style>
    <style:style style:name="Table263.B" style:family="table-column">
      <style:table-column-properties style:column-width="5.3146in" style:rel-column-width="49190*"/>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4167in" style:rel-column-width="22367*"/>
    </style:style>
    <style:style style:name="Table264.B" style:family="table-column">
      <style:table-column-properties style:column-width="4.6639in" style:rel-column-width="431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1.766in" style:rel-column-width="16345*"/>
    </style:style>
    <style:style style:name="Table265.B" style:family="table-column">
      <style:table-column-properties style:column-width="5.3146in" style:rel-column-width="49190*"/>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1.766in" style:rel-column-width="16345*"/>
    </style:style>
    <style:style style:name="Table266.B" style:family="table-column">
      <style:table-column-properties style:column-width="5.3146in" style:rel-column-width="49190*"/>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1.9167in" style:rel-column-width="17739*"/>
    </style:style>
    <style:style style:name="Table267.B" style:family="table-column">
      <style:table-column-properties style:column-width="5.1639in" style:rel-column-width="47796*"/>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1.766in" style:rel-column-width="16345*"/>
    </style:style>
    <style:style style:name="Table268.B" style:family="table-column">
      <style:table-column-properties style:column-width="5.3146in" style:rel-column-width="49190*"/>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1.766in" style:rel-column-width="16345*"/>
    </style:style>
    <style:style style:name="Table279.B" style:family="table-column">
      <style:table-column-properties style:column-width="5.3146in" style:rel-column-width="49190*"/>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1070*"/>
    </style:style>
    <style:style style:name="Table281.B" style:family="table-column">
      <style:table-column-properties style:column-width="6.3375in" style:rel-column-width="9126*"/>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1070*"/>
    </style:style>
    <style:style style:name="Table282.B" style:family="table-column">
      <style:table-column-properties style:column-width="6.3375in" style:rel-column-width="9126*"/>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1070*"/>
    </style:style>
    <style:style style:name="Table283.B" style:family="table-column">
      <style:table-column-properties style:column-width="6.3375in" style:rel-column-width="9126*"/>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1000*"/>
    </style:style>
    <style:style style:name="Table284.B" style:family="table-column">
      <style:table-column-properties style:column-width="1.4444in" style:rel-column-width="2080*"/>
    </style:style>
    <style:style style:name="Table284.C" style:family="table-column">
      <style:table-column-properties style:column-width="4.9417in" style:rel-column-width="7116*"/>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345*"/>
    </style:style>
    <style:style style:name="Table285.B" style:family="table-column">
      <style:table-column-properties style:column-width="2.5257in" style:rel-column-width="3637*"/>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Snippet">
      <style:paragraph-properties fo:text-align="justify" style:justify-single-word="false"/>
    </style:style>
    <style:style style:name="P60" style:family="paragraph" style:parent-style-name="Heading_20_3">
      <style:text-properties fo:font-weight="bold" style:font-weight-asian="bold" style:font-weight-complex="bold"/>
    </style:style>
    <style:style style:name="P61" style:family="paragraph" style:parent-style-name="Heading_20_1">
      <style:paragraph-properties fo:text-align="justify" style:justify-single-word="false"/>
    </style:style>
    <style:style style:name="P62" style:family="paragraph" style:parent-style-name="Heading_20_1">
      <style:paragraph-properties fo:break-before="page"/>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7.0602in" style:type="right" style:leader-style="dotted" style:leader-text="."/>
        </style:tab-stops>
      </style:paragraph-properties>
    </style:style>
    <style:style style:name="P65" style:family="paragraph" style:parent-style-name="Contents_20_2">
      <style:paragraph-properties>
        <style:tab-stops>
          <style:tab-stop style:position="6.8839in" style:type="right"/>
        </style:tab-stops>
      </style:paragraph-properties>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Table_20_Contents">
      <style:paragraph-properties fo:text-align="justify" style:justify-single-word="false"/>
      <style:text-properties fo:font-weight="bold" style:font-weight-asian="bold" style:font-weight-complex="bold"/>
    </style:style>
    <style:style style:name="P70" style:family="paragraph" style:parent-style-name="Table_20_Contents">
      <style:paragraph-properties fo:text-align="justify" style:justify-single-word="false"/>
    </style:style>
    <style:style style:name="P71" style:family="paragraph" style:parent-style-name="Index_20_1">
      <style:paragraph-properties>
        <style:tab-stops>
          <style:tab-stop style:position="7.0807in" style:type="right"/>
        </style:tab-stops>
      </style:paragraph-properties>
    </style:style>
    <style:style style:name="P72" style:family="paragraph" style:parent-style-name="Index_20_Separator">
      <style:paragraph-properties>
        <style:tab-stops/>
      </style:paragraph-properties>
    </style:style>
    <style:style style:name="P73" style:family="paragraph" style:parent-style-name="Text_20_body" style:master-page-name="Standard">
      <style:paragraph-properties style:page-number="auto"/>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paragraph-properties fo:text-align="justify" style:justify-single-word="false"/>
    </style:style>
    <style:style style:name="P77" style:family="paragraph" style:parent-style-name="Text_20_body" style:list-style-name="L3">
      <style:paragraph-properties fo:text-align="justify" style:justify-single-word="false"/>
    </style:style>
    <style:style style:name="P78" style:family="paragraph" style:parent-style-name="Text_20_body" style:list-style-name="L5">
      <style:paragraph-properties fo:text-align="justify" style:justify-single-word="false"/>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8">
      <style:paragraph-properties fo:text-align="justify" style:justify-single-word="false"/>
    </style:style>
    <style:style style:name="P81" style:family="paragraph" style:parent-style-name="Text_20_body" style:list-style-name="L10">
      <style:paragraph-properties fo:text-align="justify" style:justify-single-word="false"/>
    </style:style>
    <style:style style:name="P82" style:family="paragraph" style:parent-style-name="Text_20_body" style:list-style-name="L11">
      <style:paragraph-properties fo:text-align="justify" style:justify-single-word="false"/>
    </style:style>
    <style:style style:name="P83" style:family="paragraph" style:parent-style-name="Text_20_body" style:list-style-name="L13">
      <style:paragraph-properties fo:text-align="justify" style:justify-single-word="false"/>
    </style:style>
    <style:style style:name="P84" style:family="paragraph" style:parent-style-name="Text_20_body" style:list-style-name="L14">
      <style:paragraph-properties fo:text-align="justify" style:justify-single-word="false"/>
    </style:style>
    <style:style style:name="P85" style:family="paragraph" style:parent-style-name="Text_20_body" style:list-style-name="L15">
      <style:paragraph-properties fo:text-align="justify" style:justify-single-word="false"/>
    </style:style>
    <style:style style:name="P86" style:family="paragraph" style:parent-style-name="Text_20_body" style:list-style-name="L16">
      <style:paragraph-properties fo:text-align="justify" style:justify-single-word="false"/>
    </style:style>
    <style:style style:name="P87" style:family="paragraph" style:parent-style-name="Text_20_body" style:list-style-name="L17">
      <style:paragraph-properties fo:text-align="justify" style:justify-single-word="false"/>
    </style:style>
    <style:style style:name="P88" style:family="paragraph" style:parent-style-name="Text_20_body" style:list-style-name="L18">
      <style:paragraph-properties fo:text-align="justify" style:justify-single-word="false"/>
    </style:style>
    <style:style style:name="P89" style:family="paragraph" style:parent-style-name="Text_20_body" style:list-style-name="L19">
      <style:paragraph-properties fo:text-align="justify" style:justify-single-word="false"/>
    </style:style>
    <style:style style:name="P90" style:family="paragraph" style:parent-style-name="Text_20_body" style:list-style-name="L20">
      <style:paragraph-properties fo:text-align="justify" style:justify-single-word="false"/>
    </style:style>
    <style:style style:name="P91" style:family="paragraph" style:parent-style-name="Text_20_body" style:list-style-name="L21">
      <style:paragraph-properties fo:text-align="justify" style:justify-single-word="false"/>
    </style:style>
    <style:style style:name="P92" style:family="paragraph" style:parent-style-name="Text_20_body" style:list-style-name="L22">
      <style:paragraph-properties fo:text-align="justify" style:justify-single-word="false"/>
    </style:style>
    <style:style style:name="P93" style:family="paragraph" style:parent-style-name="Text_20_body" style:list-style-name="L23">
      <style:paragraph-properties fo:text-align="justify" style:justify-single-word="false"/>
    </style:style>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9"/>
    <style:style style:name="P9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53886088" text:id="ct253886088">
          <text:insertion>
            <office:change-info>
              <dc:creator>Peter Camilleri</dc:creator>
              <dc:date>2015-04-25T23:41:00</dc:date>
            </office:change-info>
          </text:insertion>
        </text:changed-region>
        <text:changed-region xml:id="ct253886192" text:id="ct253886192">
          <text:insertion>
            <office:change-info>
              <dc:creator>Peter Camilleri</dc:creator>
              <dc:date>2015-04-25T23:42:00</dc:date>
            </office:change-info>
          </text:insertion>
        </text:changed-region>
        <text:changed-region xml:id="ct253960496" text:id="ct253960496">
          <text:insertion>
            <office:change-info>
              <dc:creator>Peter Camilleri</dc:creator>
              <dc:date>2015-04-26T13:40:00</dc:date>
            </office:change-info>
          </text:insertion>
        </text:changed-region>
        <text:changed-region xml:id="ct253960600" text:id="ct253960600">
          <text:insertion>
            <office:change-info>
              <dc:creator>Peter Camilleri</dc:creator>
              <dc:date>2015-04-26T13:39:00</dc:date>
            </office:change-info>
          </text:insertion>
        </text:changed-region>
        <text:changed-region xml:id="ct253960704" text:id="ct253960704">
          <text:insertion>
            <office:change-info>
              <dc:creator>Peter Camilleri</dc:creator>
              <dc:date>2015-04-26T13:40:00</dc:date>
            </office:change-info>
          </text:insertion>
        </text:changed-region>
        <text:changed-region xml:id="ct253961744" text:id="ct253961744">
          <text:insertion>
            <office:change-info>
              <dc:creator>Peter Camilleri</dc:creator>
              <dc:date>2015-04-26T13:46:00</dc:date>
            </office:change-info>
          </text:insertion>
        </text:changed-region>
        <text:changed-region xml:id="ct253961848" text:id="ct253961848">
          <text:insertion>
            <office:change-info>
              <dc:creator>Peter Camilleri</dc:creator>
              <dc:date>2015-04-26T13:47:00</dc:date>
            </office:change-info>
          </text:insertion>
        </text:changed-region>
        <text:changed-region xml:id="ct251925584" text:id="ct251925584">
          <text:insertion>
            <office:change-info>
              <dc:creator>Peter Camilleri</dc:creator>
              <dc:date>2015-04-25T13:09:00</dc:date>
            </office:change-info>
          </text:insertion>
        </text:changed-region>
        <text:changed-region xml:id="ct251925688" text:id="ct251925688">
          <text:insertion>
            <office:change-info>
              <dc:creator>Peter Camilleri</dc:creator>
              <dc:date>2015-04-25T13:10:00</dc:date>
            </office:change-info>
          </text:insertion>
        </text:changed-region>
        <text:changed-region xml:id="ct251925896" text:id="ct251925896">
          <text:insertion>
            <office:change-info>
              <dc:creator>Peter Camilleri</dc:creator>
              <dc:date>2015-04-25T13:11:00</dc:date>
            </office:change-info>
          </text:insertion>
        </text:changed-region>
        <text:changed-region xml:id="ct251926000" text:id="ct251926000">
          <text:deletion>
            <office:change-info>
              <dc:creator>Peter Camilleri</dc:creator>
              <dc:date>2015-04-25T13:26:00</dc:date>
            </office:change-info>
            <text:p text:style-name="Text_20_body">.even?</text:p>
          </text:deletion>
        </text:changed-region>
        <text:changed-region xml:id="ct251926104" text:id="ct251926104">
          <text:insertion>
            <office:change-info>
              <dc:creator>Peter Camilleri</dc:creator>
              <dc:date>2015-04-25T13:25:00</dc:date>
            </office:change-info>
          </text:insertion>
        </text:changed-region>
        <text:changed-region xml:id="ct251926208" text:id="ct251926208">
          <text:insertion>
            <office:change-info>
              <dc:creator>Peter Camilleri</dc:creator>
              <dc:date>2015-04-25T13:25:00</dc:date>
            </office:change-info>
          </text:insertion>
        </text:changed-region>
        <text:changed-region xml:id="ct251926312" text:id="ct251926312">
          <text:insertion>
            <office:change-info>
              <dc:creator>Peter Camilleri</dc:creator>
              <dc:date>2015-04-25T13:25:00</dc:date>
            </office:change-info>
          </text:insertion>
        </text:changed-region>
        <text:changed-region xml:id="ct251926416" text:id="ct251926416">
          <text:insertion>
            <office:change-info>
              <dc:creator>Peter Camilleri</dc:creator>
              <dc:date>2015-04-25T13:25:00</dc:date>
            </office:change-info>
          </text:insertion>
        </text:changed-region>
        <text:changed-region xml:id="ct251926520" text:id="ct251926520">
          <text:insertion>
            <office:change-info>
              <dc:creator>Peter Camilleri</dc:creator>
              <dc:date>2015-04-25T13:25:00</dc:date>
            </office:change-info>
          </text:insertion>
        </text:changed-region>
        <text:changed-region xml:id="ct251926624" text:id="ct251926624">
          <text:insertion>
            <office:change-info>
              <dc:creator>Peter Camilleri</dc:creator>
              <dc:date>2015-04-25T13:27:00</dc:date>
            </office:change-info>
          </text:insertion>
        </text:changed-region>
        <text:changed-region xml:id="ct251926728" text:id="ct251926728">
          <text:insertion>
            <office:change-info>
              <dc:creator>Peter Camilleri</dc:creator>
              <dc:date>2015-04-25T13:27:00</dc:date>
            </office:change-info>
          </text:insertion>
        </text:changed-region>
        <text:changed-region xml:id="ct251926832" text:id="ct251926832">
          <text:deletion>
            <office:change-info>
              <dc:creator>Peter Camilleri</dc:creator>
              <dc:date>2015-04-25T13:29:00</dc:date>
            </office:change-info>
            <text:p text:style-name="Text_20_body">.gcd</text:p>
          </text:deletion>
        </text:changed-region>
        <text:changed-region xml:id="ct251926936" text:id="ct251926936">
          <text:insertion>
            <office:change-info>
              <dc:creator>Peter Camilleri</dc:creator>
              <dc:date>2015-04-25T13:25:00</dc:date>
            </office:change-info>
          </text:insertion>
        </text:changed-region>
        <text:changed-region xml:id="ct251927040" text:id="ct251927040">
          <text:deletion>
            <office:change-info>
              <dc:creator>Peter Camilleri</dc:creator>
              <dc:date>2015-04-25T13:31:00</dc:date>
            </office:change-info>
            <text:p text:style-name="Text_20_body">.lcm</text:p>
          </text:deletion>
        </text:changed-region>
        <text:changed-region xml:id="ct251927144" text:id="ct251927144">
          <text:insertion>
            <office:change-info>
              <dc:creator>Peter Camilleri</dc:creator>
              <dc:date>2015-04-25T13:25:00</dc:date>
            </office:change-info>
          </text:insertion>
        </text:changed-region>
        <text:changed-region xml:id="ct251927352" text:id="ct251927352">
          <text:deletion>
            <office:change-info>
              <dc:creator>Peter Camilleri</dc:creator>
              <dc:date>2015-04-25T13:39:00</dc:date>
            </office:change-info>
            <text:p text:style-name="Text_20_body"/>
            <text:p text:style-name="Text_20_body"/>
          </text:deletion>
        </text:changed-region>
        <text:changed-region xml:id="ct251927248" text:id="ct251927248">
          <text:deletion>
            <office:change-info>
              <dc:creator>Peter Camilleri</dc:creator>
              <dc:date>2015-04-25T13:37:00</dc:date>
            </office:change-info>
            <text:p text:style-name="Text_20_body">.odd?</text:p>
          </text:deletion>
        </text:changed-region>
        <text:changed-region xml:id="ct251927456" text:id="ct251927456">
          <text:insertion>
            <office:change-info>
              <dc:creator>Peter Camilleri</dc:creator>
              <dc:date>2015-04-25T13:25:00</dc:date>
            </office:change-info>
          </text:insertion>
        </text:changed-region>
        <text:changed-region xml:id="ct251927560" text:id="ct251927560">
          <text:deletion>
            <office:change-info>
              <dc:creator>Peter Camilleri</dc:creator>
              <dc:date>2015-04-25T13:41:00</dc:date>
            </office:change-info>
            <text:p text:style-name="Text_20_body">2*</text:p>
          </text:deletion>
        </text:changed-region>
        <text:changed-region xml:id="ct251927664" text:id="ct251927664">
          <text:insertion>
            <office:change-info>
              <dc:creator>Peter Camilleri</dc:creator>
              <dc:date>2015-04-25T13:24:00</dc:date>
            </office:change-info>
          </text:insertion>
        </text:changed-region>
        <text:changed-region xml:id="ct251927768" text:id="ct251927768">
          <text:insertion>
            <office:change-info>
              <dc:creator>Peter Camilleri</dc:creator>
              <dc:date>2015-04-25T13:25:00</dc:date>
            </office:change-info>
          </text:insertion>
        </text:changed-region>
        <text:changed-region xml:id="ct251927872" text:id="ct251927872">
          <text:insertion>
            <office:change-info>
              <dc:creator>Peter Camilleri</dc:creator>
              <dc:date>2015-04-25T13:42:00</dc:date>
            </office:change-info>
          </text:insertion>
        </text:changed-region>
        <text:changed-region xml:id="ct251927976" text:id="ct251927976">
          <text:insertion>
            <office:change-info>
              <dc:creator>Peter Camilleri</dc:creator>
              <dc:date>2015-04-25T13:25:00</dc:date>
            </office:change-info>
          </text:insertion>
        </text:changed-region>
        <text:changed-region xml:id="ct251928080" text:id="ct251928080">
          <text:insertion>
            <office:change-info>
              <dc:creator>Peter Camilleri</dc:creator>
              <dc:date>2015-04-25T13:25:00</dc:date>
            </office:change-info>
          </text:insertion>
        </text:changed-region>
        <text:changed-region xml:id="ct251928184" text:id="ct251928184">
          <text:insertion>
            <office:change-info>
              <dc:creator>Peter Camilleri</dc:creator>
              <dc:date>2015-04-25T13:42:00</dc:date>
            </office:change-info>
          </text:insertion>
        </text:changed-region>
        <text:changed-region xml:id="ct251928288" text:id="ct251928288">
          <text:insertion>
            <office:change-info>
              <dc:creator>Peter Camilleri</dc:creator>
              <dc:date>2015-04-25T13:42:00</dc:date>
            </office:change-info>
          </text:insertion>
        </text:changed-region>
        <text:changed-region xml:id="ct251928392" text:id="ct251928392">
          <text:deletion>
            <office:change-info>
              <dc:creator>Peter Camilleri</dc:creator>
              <dc:date>2015-04-25T13:42:00</dc:date>
            </office:change-info>
            <text:p text:style-name="Text_20_body">2/</text:p>
          </text:deletion>
        </text:changed-region>
        <text:changed-region xml:id="ct253882240" text:id="ct253882240">
          <text:insertion>
            <office:change-info>
              <dc:creator>Peter Camilleri</dc:creator>
              <dc:date>2015-04-25T13:25:00</dc:date>
            </office:change-info>
          </text:insertion>
        </text:changed-region>
        <text:changed-region xml:id="ct253882344" text:id="ct253882344">
          <text:deletion>
            <office:change-info>
              <dc:creator>Peter Camilleri</dc:creator>
              <dc:date>2015-04-25T13:46:00</dc:date>
            </office:change-info>
            <text:p text:style-name="Standard"/>
            <text:p text:style-name="Text_20_body">&lt;&lt;</text:p>
          </text:deletion>
        </text:changed-region>
        <text:changed-region xml:id="ct253882448" text:id="ct253882448">
          <text:insertion>
            <office:change-info>
              <dc:creator>Peter Camilleri</dc:creator>
              <dc:date>2015-04-25T13:25:00</dc:date>
            </office:change-info>
          </text:insertion>
        </text:changed-region>
        <text:changed-region xml:id="ct253882552" text:id="ct253882552">
          <text:deletion>
            <office:change-info>
              <dc:creator>Peter Camilleri</dc:creator>
              <dc:date>2015-04-25T13:55:00</dc:date>
            </office:change-info>
            <text:p text:style-name="Standard"/>
            <text:p text:style-name="Text_20_body">&gt;&gt;</text:p>
          </text:deletion>
        </text:changed-region>
        <text:changed-region xml:id="ct253882656" text:id="ct253882656">
          <text:insertion>
            <office:change-info>
              <dc:creator>Peter Camilleri</dc:creator>
              <dc:date>2015-04-25T13:25:00</dc:date>
            </office:change-info>
          </text:insertion>
        </text:changed-region>
        <text:changed-region xml:id="ct253882760" text:id="ct253882760">
          <text:deletion>
            <office:change-info>
              <dc:creator>Peter Camilleri</dc:creator>
              <dc:date>2015-04-25T14:29:00</dc:date>
            </office:change-info>
            <text:p text:style-name="Standard"/>
            <text:p text:style-name="Text_20_body">and</text:p>
          </text:deletion>
        </text:changed-region>
        <text:changed-region xml:id="ct253882864" text:id="ct253882864">
          <text:insertion>
            <office:change-info>
              <dc:creator>Peter Camilleri</dc:creator>
              <dc:date>2015-04-25T13:25:00</dc:date>
            </office:change-info>
          </text:insertion>
        </text:changed-region>
        <text:changed-region xml:id="ct253882968" text:id="ct253882968">
          <text:deletion>
            <office:change-info>
              <dc:creator>Peter Camilleri</dc:creator>
              <dc:date>2015-04-25T14:31:00</dc:date>
            </office:change-info>
            <text:p text:style-name="Text_20_body"/>
            <text:p text:style-name="Text_20_body">com</text:p>
          </text:deletion>
        </text:changed-region>
        <text:changed-region xml:id="ct253883072" text:id="ct253883072">
          <text:insertion>
            <office:change-info>
              <dc:creator>Peter Camilleri</dc:creator>
              <dc:date>2015-04-25T13:25:00</dc:date>
            </office:change-info>
          </text:insertion>
        </text:changed-region>
        <text:changed-region xml:id="ct253883176" text:id="ct253883176">
          <text:deletion>
            <office:change-info>
              <dc:creator>Peter Camilleri</dc:creator>
              <dc:date>2015-04-25T14:33:00</dc:date>
            </office:change-info>
            <text:p text:style-name="Text_20_body"/>
            <text:p text:style-name="Text_20_body">or</text:p>
          </text:deletion>
        </text:changed-region>
        <text:changed-region xml:id="ct253883280" text:id="ct253883280">
          <text:insertion>
            <office:change-info>
              <dc:creator>Peter Camilleri</dc:creator>
              <dc:date>2015-04-25T13:25:00</dc:date>
            </office:change-info>
          </text:insertion>
        </text:changed-region>
        <text:changed-region xml:id="ct253883384" text:id="ct253883384">
          <text:insertion>
            <office:change-info>
              <dc:creator>Peter Camilleri</dc:creator>
              <dc:date>2015-04-25T14:34:00</dc:date>
            </office:change-info>
          </text:insertion>
        </text:changed-region>
        <text:changed-region xml:id="ct253883488" text:id="ct253883488">
          <text:insertion>
            <office:change-info>
              <dc:creator>Peter Camilleri</dc:creator>
              <dc:date>2015-04-25T13:25:00</dc:date>
            </office:change-info>
          </text:insertion>
        </text:changed-region>
        <text:changed-region xml:id="ct253883592" text:id="ct253883592">
          <text:insertion>
            <office:change-info>
              <dc:creator>Peter Camilleri</dc:creator>
              <dc:date>2015-04-25T13:25:00</dc:date>
            </office:change-info>
          </text:insertion>
        </text:changed-region>
        <text:changed-region xml:id="ct253883696" text:id="ct253883696">
          <text:insertion>
            <office:change-info>
              <dc:creator>Peter Camilleri</dc:creator>
              <dc:date>2015-04-25T14:35:00</dc:date>
            </office:change-info>
          </text:insertion>
        </text:changed-region>
        <text:changed-region xml:id="ct253883800" text:id="ct253883800">
          <text:insertion>
            <office:change-info>
              <dc:creator>Peter Camilleri</dc:creator>
              <dc:date>2015-04-25T14:35:00</dc:date>
            </office:change-info>
          </text:insertion>
        </text:changed-region>
        <text:changed-region xml:id="ct253883904" text:id="ct253883904">
          <text:deletion>
            <office:change-info>
              <dc:creator>Peter Camilleri</dc:creator>
              <dc:date>2015-04-25T14:35:00</dc:date>
            </office:change-info>
            <text:p text:style-name="Standard"/>
            <text:p text:style-name="Text_20_body">xor</text:p>
          </text:deletion>
        </text:changed-region>
        <text:changed-region xml:id="ct253884008" text:id="ct253884008">
          <text:insertion>
            <office:change-info>
              <dc:creator>Peter Camilleri</dc:creator>
              <dc:date>2015-04-25T13:25:00</dc:date>
            </office:change-info>
          </text:insertion>
        </text:changed-region>
        <text:changed-region xml:id="ct253884112" text:id="ct253884112">
          <text:insertion>
            <office:change-info>
              <dc:creator>Peter Camilleri</dc:creator>
              <dc:date>2015-04-25T15:11:00</dc:date>
            </office:change-info>
          </text:insertion>
        </text:changed-region>
        <text:changed-region xml:id="ct253884216" text:id="ct253884216">
          <text:insertion>
            <office:change-info>
              <dc:creator>Peter Camilleri</dc:creator>
              <dc:date>2015-04-25T15:09:00</dc:date>
            </office:change-info>
          </text:insertion>
        </text:changed-region>
        <text:changed-region xml:id="ct253884320" text:id="ct253884320">
          <text:insertion>
            <office:change-info>
              <dc:creator>Peter Camilleri</dc:creator>
              <dc:date>2015-04-25T15:09:00</dc:date>
            </office:change-info>
          </text:insertion>
        </text:changed-region>
        <text:changed-region xml:id="ct253884424" text:id="ct253884424">
          <text:insertion>
            <office:change-info>
              <dc:creator>Peter Camilleri</dc:creator>
              <dc:date>2015-04-25T15:09:00</dc:date>
            </office:change-info>
          </text:insertion>
        </text:changed-region>
        <text:changed-region xml:id="ct253884528" text:id="ct253884528">
          <text:insertion>
            <office:change-info>
              <dc:creator>Peter Camilleri</dc:creator>
              <dc:date>2015-04-25T15:10:00</dc:date>
            </office:change-info>
          </text:insertion>
        </text:changed-region>
        <text:changed-region xml:id="ct253884632" text:id="ct253884632">
          <text:insertion>
            <office:change-info>
              <dc:creator>Peter Camilleri</dc:creator>
              <dc:date>2015-04-25T15:10:00</dc:date>
            </office:change-info>
          </text:insertion>
        </text:changed-region>
        <text:changed-region xml:id="ct253884736" text:id="ct253884736">
          <text:insertion>
            <office:change-info>
              <dc:creator>Peter Camilleri</dc:creator>
              <dc:date>2015-04-25T15:10:00</dc:date>
            </office:change-info>
          </text:insertion>
        </text:changed-region>
        <text:changed-region xml:id="ct253884840" text:id="ct253884840">
          <text:insertion>
            <office:change-info>
              <dc:creator>Peter Camilleri</dc:creator>
              <dc:date>2015-04-25T15:10:00</dc:date>
            </office:change-info>
          </text:insertion>
        </text:changed-region>
        <text:changed-region xml:id="ct253884944" text:id="ct253884944">
          <text:insertion>
            <office:change-info>
              <dc:creator>Peter Camilleri</dc:creator>
              <dc:date>2015-04-25T15:10:00</dc:date>
            </office:change-info>
          </text:insertion>
        </text:changed-region>
        <text:changed-region xml:id="ct253885048" text:id="ct253885048">
          <text:insertion>
            <office:change-info>
              <dc:creator>Peter Camilleri</dc:creator>
              <dc:date>2015-04-25T15:10:00</dc:date>
            </office:change-info>
          </text:insertion>
        </text:changed-region>
        <text:changed-region xml:id="ct253885152" text:id="ct253885152">
          <text:insertion>
            <office:change-info>
              <dc:creator>Peter Camilleri</dc:creator>
              <dc:date>2015-04-25T15:10:00</dc:date>
            </office:change-info>
          </text:insertion>
        </text:changed-region>
        <text:changed-region xml:id="ct253885256" text:id="ct253885256">
          <text:insertion>
            <office:change-info>
              <dc:creator>Peter Camilleri</dc:creator>
              <dc:date>2015-04-25T15:10:00</dc:date>
            </office:change-info>
          </text:insertion>
        </text:changed-region>
        <text:changed-region xml:id="ct253885360" text:id="ct253885360">
          <text:deletion>
            <office:change-info>
              <dc:creator>Peter Camilleri</dc:creator>
              <dc:date>2015-04-25T17:35:00</dc:date>
            </office:change-info>
            <text:p text:style-name="P1">Ipsum lorem</text:p>
          </text:deletion>
        </text:changed-region>
        <text:changed-region xml:id="ct253885464" text:id="ct253885464">
          <text:insertion>
            <office:change-info>
              <dc:creator>Peter Camilleri</dc:creator>
              <dc:date>2015-04-25T17:35:00</dc:date>
            </office:change-info>
          </text:insertion>
        </text:changed-region>
        <text:changed-region xml:id="ct253885568" text:id="ct253885568">
          <text:insertion>
            <office:change-info>
              <dc:creator>Peter Camilleri</dc:creator>
              <dc:date>2015-04-25T17:36:00</dc:date>
            </office:change-info>
          </text:insertion>
        </text:changed-region>
        <text:changed-region xml:id="ct253885672" text:id="ct253885672">
          <text:insertion>
            <office:change-info>
              <dc:creator>Peter Camilleri</dc:creator>
              <dc:date>2015-04-25T17:37:00</dc:date>
            </office:change-info>
          </text:insertion>
        </text:changed-region>
        <text:changed-region xml:id="ct253885776" text:id="ct253885776">
          <text:insertion>
            <office:change-info>
              <dc:creator>Peter Camilleri</dc:creator>
              <dc:date>2015-04-25T18:11:00</dc:date>
            </office:change-info>
          </text:insertion>
        </text:changed-region>
        <text:changed-region xml:id="ct253885880" text:id="ct253885880">
          <text:insertion>
            <office:change-info>
              <dc:creator>Peter Camilleri</dc:creator>
              <dc:date>2015-04-25T18:12:00</dc:date>
            </office:change-info>
          </text:insertion>
        </text:changed-region>
        <text:changed-region xml:id="ct253885984" text:id="ct253885984">
          <text:insertion>
            <office:change-info>
              <dc:creator>Peter Camilleri</dc:creator>
              <dc:date>2015-04-25T18:14:00</dc:date>
            </office:change-info>
          </text:insertion>
        </text:changed-region>
        <text:changed-region xml:id="ct253951872" text:id="ct253951872">
          <text:insertion>
            <office:change-info>
              <dc:creator>Peter Camilleri</dc:creator>
              <dc:date>2015-04-25T18:13:00</dc:date>
            </office:change-info>
          </text:insertion>
        </text:changed-region>
        <text:changed-region xml:id="ct253951976" text:id="ct253951976">
          <text:deletion>
            <office:change-info>
              <dc:creator>Peter Camilleri</dc:creator>
              <dc:date>2015-04-25T17:45:00</dc:date>
            </office:change-info>
            <text:p text:style-name="Text_20_body"/>
            <text:p text:style-name="Text_20_body">*</text:p>
          </text:deletion>
        </text:changed-region>
        <text:changed-region xml:id="ct253952080" text:id="ct253952080">
          <text:insertion>
            <office:change-info>
              <dc:creator>Peter Camilleri</dc:creator>
              <dc:date>2015-04-25T17:38:00</dc:date>
            </office:change-info>
          </text:insertion>
        </text:changed-region>
        <text:changed-region xml:id="ct253952184" text:id="ct253952184">
          <text:deletion>
            <office:change-info>
              <dc:creator>Peter Camilleri</dc:creator>
              <dc:date>2015-04-25T18:16:00</dc:date>
            </office:change-info>
            <text:p text:style-name="Standard"/>
            <text:p text:style-name="Text_20_body">**</text:p>
          </text:deletion>
        </text:changed-region>
        <text:changed-region xml:id="ct253952288" text:id="ct253952288">
          <text:insertion>
            <office:change-info>
              <dc:creator>Peter Camilleri</dc:creator>
              <dc:date>2015-04-25T17:38:00</dc:date>
            </office:change-info>
          </text:insertion>
        </text:changed-region>
        <text:changed-region xml:id="ct253952392" text:id="ct253952392">
          <text:insertion>
            <office:change-info>
              <dc:creator>Peter Camilleri</dc:creator>
              <dc:date>2015-04-25T22:45:00</dc:date>
            </office:change-info>
          </text:insertion>
        </text:changed-region>
        <text:changed-region xml:id="ct253952496" text:id="ct253952496">
          <text:insertion>
            <office:change-info>
              <dc:creator>Peter Camilleri</dc:creator>
              <dc:date>2015-04-25T22:46:00</dc:date>
            </office:change-info>
          </text:insertion>
        </text:changed-region>
        <text:changed-region xml:id="ct253952600" text:id="ct253952600">
          <text:insertion>
            <office:change-info>
              <dc:creator>Peter Camilleri</dc:creator>
              <dc:date>2015-04-25T17:38:00</dc:date>
            </office:change-info>
          </text:insertion>
        </text:changed-region>
        <text:changed-region xml:id="ct253952704" text:id="ct253952704">
          <text:insertion>
            <office:change-info>
              <dc:creator>Peter Camilleri</dc:creator>
              <dc:date>2015-04-25T17:38:00</dc:date>
            </office:change-info>
          </text:insertion>
        </text:changed-region>
        <text:changed-region xml:id="ct253952808" text:id="ct253952808">
          <text:insertion>
            <office:change-info>
              <dc:creator>Peter Camilleri</dc:creator>
              <dc:date>2015-04-25T17:38:00</dc:date>
            </office:change-info>
          </text:insertion>
        </text:changed-region>
        <text:changed-region xml:id="ct253952912" text:id="ct253952912">
          <text:insertion>
            <office:change-info>
              <dc:creator>Peter Camilleri</dc:creator>
              <dc:date>2015-04-25T17:38:00</dc:date>
            </office:change-info>
          </text:insertion>
        </text:changed-region>
        <text:changed-region xml:id="ct253953016" text:id="ct253953016">
          <text:insertion>
            <office:change-info>
              <dc:creator>Peter Camilleri</dc:creator>
              <dc:date>2015-04-25T17:38:00</dc:date>
            </office:change-info>
          </text:insertion>
        </text:changed-region>
        <text:changed-region xml:id="ct253953120" text:id="ct253953120">
          <text:insertion>
            <office:change-info>
              <dc:creator>Peter Camilleri</dc:creator>
              <dc:date>2015-04-25T17:38:00</dc:date>
            </office:change-info>
          </text:insertion>
        </text:changed-region>
        <text:changed-region xml:id="ct253953224" text:id="ct253953224">
          <text:insertion>
            <office:change-info>
              <dc:creator>Peter Camilleri</dc:creator>
              <dc:date>2015-04-25T17:38:00</dc:date>
            </office:change-info>
          </text:insertion>
        </text:changed-region>
        <text:changed-region xml:id="ct253953328" text:id="ct253953328">
          <text:insertion>
            <office:change-info>
              <dc:creator>Peter Camilleri</dc:creator>
              <dc:date>2015-04-25T22:38:00</dc:date>
            </office:change-info>
          </text:insertion>
        </text:changed-region>
        <text:changed-region xml:id="ct253953432" text:id="ct253953432">
          <text:insertion>
            <office:change-info>
              <dc:creator>Peter Camilleri</dc:creator>
              <dc:date>2015-04-25T22:38:00</dc:date>
            </office:change-info>
          </text:insertion>
        </text:changed-region>
        <text:changed-region xml:id="ct253953536" text:id="ct253953536">
          <text:deletion>
            <office:change-info>
              <dc:creator>Peter Camilleri</dc:creator>
              <dc:date>2015-04-25T22:48:00</dc:date>
            </office:change-info>
            <text:p text:style-name="Text_20_body">+</text:p>
          </text:deletion>
        </text:changed-region>
        <text:changed-region xml:id="ct253953640" text:id="ct253953640">
          <text:insertion>
            <office:change-info>
              <dc:creator>Peter Camilleri</dc:creator>
              <dc:date>2015-04-25T17:38:00</dc:date>
            </office:change-info>
          </text:insertion>
        </text:changed-region>
        <text:changed-region xml:id="ct253953744" text:id="ct253953744">
          <text:insertion>
            <office:change-info>
              <dc:creator>Peter Camilleri</dc:creator>
              <dc:date>2015-04-25T17:38:00</dc:date>
            </office:change-info>
          </text:insertion>
        </text:changed-region>
        <text:changed-region xml:id="ct253953848" text:id="ct253953848">
          <text:insertion>
            <office:change-info>
              <dc:creator>Peter Camilleri</dc:creator>
              <dc:date>2015-04-25T17:38:00</dc:date>
            </office:change-info>
          </text:insertion>
        </text:changed-region>
        <text:changed-region xml:id="ct253953952" text:id="ct253953952">
          <text:insertion>
            <office:change-info>
              <dc:creator>Peter Camilleri</dc:creator>
              <dc:date>2015-04-25T17:38:00</dc:date>
            </office:change-info>
          </text:insertion>
        </text:changed-region>
        <text:changed-region xml:id="ct253954056" text:id="ct253954056">
          <text:insertion>
            <office:change-info>
              <dc:creator>Peter Camilleri</dc:creator>
              <dc:date>2015-04-25T17:38:00</dc:date>
            </office:change-info>
          </text:insertion>
        </text:changed-region>
        <text:changed-region xml:id="ct253954160" text:id="ct253954160">
          <text:insertion>
            <office:change-info>
              <dc:creator>Peter Camilleri</dc:creator>
              <dc:date>2015-04-26T10:10:00</dc:date>
            </office:change-info>
          </text:insertion>
        </text:changed-region>
        <text:changed-region xml:id="ct253954264" text:id="ct253954264">
          <text:insertion>
            <office:change-info>
              <dc:creator>Peter Camilleri</dc:creator>
              <dc:date>2015-04-26T10:10:00</dc:date>
            </office:change-info>
          </text:insertion>
        </text:changed-region>
        <text:changed-region xml:id="ct253954368" text:id="ct253954368">
          <text:insertion>
            <office:change-info>
              <dc:creator>Peter Camilleri</dc:creator>
              <dc:date>2015-04-25T17:38:00</dc:date>
            </office:change-info>
          </text:insertion>
        </text:changed-region>
        <text:changed-region xml:id="ct253954472" text:id="ct253954472">
          <text:insertion>
            <office:change-info>
              <dc:creator>Peter Camilleri</dc:creator>
              <dc:date>2015-04-26T10:09:00</dc:date>
            </office:change-info>
          </text:insertion>
        </text:changed-region>
        <text:changed-region xml:id="ct253954576" text:id="ct253954576">
          <text:insertion>
            <office:change-info>
              <dc:creator>Peter Camilleri</dc:creator>
              <dc:date>2015-04-26T10:09:00</dc:date>
            </office:change-info>
          </text:insertion>
        </text:changed-region>
        <text:changed-region xml:id="ct253954680" text:id="ct253954680">
          <text:insertion>
            <office:change-info>
              <dc:creator>Peter Camilleri</dc:creator>
              <dc:date>2015-04-26T10:09:00</dc:date>
            </office:change-info>
          </text:insertion>
        </text:changed-region>
        <text:changed-region xml:id="ct253954784" text:id="ct253954784">
          <text:insertion>
            <office:change-info>
              <dc:creator>Peter Camilleri</dc:creator>
              <dc:date>2015-04-26T10:11:00</dc:date>
            </office:change-info>
          </text:insertion>
        </text:changed-region>
        <text:changed-region xml:id="ct253954888" text:id="ct253954888">
          <text:insertion>
            <office:change-info>
              <dc:creator>Peter Camilleri</dc:creator>
              <dc:date>2015-04-26T10:10:00</dc:date>
            </office:change-info>
          </text:insertion>
        </text:changed-region>
        <text:changed-region xml:id="ct253954992" text:id="ct253954992">
          <text:deletion>
            <office:change-info>
              <dc:creator>Peter Camilleri</dc:creator>
              <dc:date>2015-04-25T22:49:00</dc:date>
            </office:change-info>
            <text:p text:style-name="Text_20_body"/>
            <text:p text:style-name="Text_20_body">-</text:p>
          </text:deletion>
        </text:changed-region>
        <text:changed-region xml:id="ct253955096" text:id="ct253955096">
          <text:insertion>
            <office:change-info>
              <dc:creator>Peter Camilleri</dc:creator>
              <dc:date>2015-04-25T17:38:00</dc:date>
            </office:change-info>
          </text:insertion>
        </text:changed-region>
        <text:changed-region xml:id="ct253955304" text:id="ct253955304">
          <text:deletion>
            <office:change-info>
              <dc:creator>Peter Camilleri</dc:creator>
              <dc:date>2015-04-25T22:49:00</dc:date>
            </office:change-info>
            <text:p text:style-name="Text_20_body">.1/x</text:p>
          </text:deletion>
        </text:changed-region>
        <text:changed-region xml:id="ct253955200" text:id="ct253955200">
          <text:deletion>
            <office:change-info>
              <dc:creator>Peter Camilleri</dc:creator>
              <dc:date>2015-04-25T22:50:00</dc:date>
            </office:change-info>
            <text:p text:style-name="Text_20_body"/>
            <text:p text:style-name="Text_20_body"/>
          </text:deletion>
        </text:changed-region>
        <text:changed-region xml:id="ct253955408" text:id="ct253955408">
          <text:insertion>
            <office:change-info>
              <dc:creator>Peter Camilleri</dc:creator>
              <dc:date>2015-04-25T17:38:00</dc:date>
            </office:change-info>
          </text:insertion>
        </text:changed-region>
        <text:changed-region xml:id="ct253955512" text:id="ct253955512">
          <text:deletion>
            <office:change-info>
              <dc:creator>Peter Camilleri</dc:creator>
              <dc:date>2015-04-25T22:52:00</dc:date>
            </office:change-info>
            <text:p text:style-name="Text_20_body"/>
            <text:p text:style-name="Text_20_body">.10**</text:p>
          </text:deletion>
        </text:changed-region>
        <text:changed-region xml:id="ct253955616" text:id="ct253955616">
          <text:insertion>
            <office:change-info>
              <dc:creator>Peter Camilleri</dc:creator>
              <dc:date>2015-04-25T17:38:00</dc:date>
            </office:change-info>
          </text:insertion>
        </text:changed-region>
        <text:changed-region xml:id="ct253955720" text:id="ct253955720">
          <text:deletion>
            <office:change-info>
              <dc:creator>Peter Camilleri</dc:creator>
              <dc:date>2015-04-25T23:06:00</dc:date>
            </office:change-info>
            <text:p text:style-name="Text_20_body"/>
            <text:p text:style-name="Text_20_body">.2**</text:p>
          </text:deletion>
        </text:changed-region>
        <text:changed-region xml:id="ct253955824" text:id="ct253955824">
          <text:insertion>
            <office:change-info>
              <dc:creator>Peter Camilleri</dc:creator>
              <dc:date>2015-04-25T17:38:00</dc:date>
            </office:change-info>
          </text:insertion>
        </text:changed-region>
        <text:changed-region xml:id="ct253960080" text:id="ct253960080">
          <text:deletion>
            <office:change-info>
              <dc:creator>Peter Camilleri</dc:creator>
              <dc:date>2015-04-25T23:06:00</dc:date>
            </office:change-info>
            <text:p text:style-name="Text_20_body">.abs</text:p>
          </text:deletion>
        </text:changed-region>
        <text:changed-region xml:id="ct253959976" text:id="ct253959976">
          <text:deletion>
            <office:change-info>
              <dc:creator>Peter Camilleri</dc:creator>
              <dc:date>2015-04-25T23:07:00</dc:date>
            </office:change-info>
            <text:p text:style-name="Text_20_body"/>
            <text:p text:style-name="Text_20_body"/>
          </text:deletion>
        </text:changed-region>
        <text:changed-region xml:id="ct253960184" text:id="ct253960184">
          <text:insertion>
            <office:change-info>
              <dc:creator>Peter Camilleri</dc:creator>
              <dc:date>2015-04-25T17:38:00</dc:date>
            </office:change-info>
          </text:insertion>
        </text:changed-region>
        <text:changed-region xml:id="ct253960288" text:id="ct253960288">
          <text:deletion>
            <office:change-info>
              <dc:creator>Peter Camilleri</dc:creator>
              <dc:date>2015-04-25T23:07:00</dc:date>
            </office:change-info>
            <text:p text:style-name="Text_20_body"/>
            <text:p text:style-name="Text_20_body">.acos</text:p>
          </text:deletion>
        </text:changed-region>
        <text:changed-region xml:id="ct253960392" text:id="ct253960392">
          <text:insertion>
            <office:change-info>
              <dc:creator>Peter Camilleri</dc:creator>
              <dc:date>2015-04-25T17:38:00</dc:date>
            </office:change-info>
          </text:insertion>
        </text:changed-region>
        <text:changed-region xml:id="ct253960808" text:id="ct253960808">
          <text:insertion>
            <office:change-info>
              <dc:creator>Peter Camilleri</dc:creator>
              <dc:date>2015-04-26T13:39:00</dc:date>
            </office:change-info>
          </text:insertion>
        </text:changed-region>
        <text:changed-region xml:id="ct253960912" text:id="ct253960912">
          <text:insertion>
            <office:change-info>
              <dc:creator>Peter Camilleri</dc:creator>
              <dc:date>2015-04-26T13:38:00</dc:date>
            </office:change-info>
          </text:insertion>
        </text:changed-region>
        <text:changed-region xml:id="ct253961016" text:id="ct253961016">
          <text:insertion>
            <office:change-info>
              <dc:creator>Peter Camilleri</dc:creator>
              <dc:date>2015-04-25T17:38:00</dc:date>
            </office:change-info>
          </text:insertion>
        </text:changed-region>
        <text:changed-region xml:id="ct253961120" text:id="ct253961120">
          <text:insertion>
            <office:change-info>
              <dc:creator>Peter Camilleri</dc:creator>
              <dc:date>2015-04-25T17:38:00</dc:date>
            </office:change-info>
          </text:insertion>
        </text:changed-region>
        <text:changed-region xml:id="ct253961224" text:id="ct253961224">
          <text:insertion>
            <office:change-info>
              <dc:creator>Peter Camilleri</dc:creator>
              <dc:date>2015-04-26T13:45:00</dc:date>
            </office:change-info>
          </text:insertion>
        </text:changed-region>
        <text:changed-region xml:id="ct253961328" text:id="ct253961328">
          <text:insertion>
            <office:change-info>
              <dc:creator>Peter Camilleri</dc:creator>
              <dc:date>2015-04-26T13:45:00</dc:date>
            </office:change-info>
          </text:insertion>
        </text:changed-region>
        <text:changed-region xml:id="ct253961432" text:id="ct253961432">
          <text:insertion>
            <office:change-info>
              <dc:creator>Peter Camilleri</dc:creator>
              <dc:date>2015-04-26T13:45:00</dc:date>
            </office:change-info>
          </text:insertion>
        </text:changed-region>
        <text:changed-region xml:id="ct253961536" text:id="ct253961536">
          <text:insertion>
            <office:change-info>
              <dc:creator>Peter Camilleri</dc:creator>
              <dc:date>2015-04-26T13:45:00</dc:date>
            </office:change-info>
          </text:insertion>
        </text:changed-region>
        <text:changed-region xml:id="ct253961640" text:id="ct253961640">
          <text:deletion>
            <office:change-info>
              <dc:creator>Peter Camilleri</dc:creator>
              <dc:date>2015-04-25T23:09:00</dc:date>
            </office:change-info>
            <text:p text:style-name="Text_20_body"/>
            <text:p text:style-name="Text_20_body">.acosh</text:p>
          </text:deletion>
        </text:changed-region>
        <text:changed-region xml:id="ct253961952" text:id="ct253961952">
          <text:insertion>
            <office:change-info>
              <dc:creator>Peter Camilleri</dc:creator>
              <dc:date>2015-04-25T17:38:00</dc:date>
            </office:change-info>
          </text:insertion>
        </text:changed-region>
        <text:changed-region xml:id="ct253962056" text:id="ct253962056">
          <text:insertion>
            <office:change-info>
              <dc:creator>Peter Camilleri</dc:creator>
              <dc:date>2015-04-25T17:38:00</dc:date>
            </office:change-info>
          </text:insertion>
        </text:changed-region>
        <text:changed-region xml:id="ct253962160" text:id="ct253962160">
          <text:insertion>
            <office:change-info>
              <dc:creator>Peter Camilleri</dc:creator>
              <dc:date>2015-04-25T17:38:00</dc:date>
            </office:change-info>
          </text:insertion>
        </text:changed-region>
        <text:changed-region xml:id="ct253962264" text:id="ct253962264">
          <text:deletion>
            <office:change-info>
              <dc:creator>Peter Camilleri</dc:creator>
              <dc:date>2015-04-25T23:09:00</dc:date>
            </office:change-info>
            <text:p text:style-name="Text_20_body"/>
            <text:p text:style-name="Text_20_body">.angle</text:p>
          </text:deletion>
        </text:changed-region>
        <text:changed-region xml:id="ct253962368" text:id="ct253962368">
          <text:insertion>
            <office:change-info>
              <dc:creator>Peter Camilleri</dc:creator>
              <dc:date>2015-04-25T17:38:00</dc:date>
            </office:change-info>
          </text:insertion>
        </text:changed-region>
        <text:changed-region xml:id="ct253962472" text:id="ct253962472">
          <text:insertion>
            <office:change-info>
              <dc:creator>Peter Camilleri</dc:creator>
              <dc:date>2015-04-25T17:38:00</dc:date>
            </office:change-info>
          </text:insertion>
        </text:changed-region>
        <text:changed-region xml:id="ct253962576" text:id="ct253962576">
          <text:insertion>
            <office:change-info>
              <dc:creator>Peter Camilleri</dc:creator>
              <dc:date>2015-04-25T17:38:00</dc:date>
            </office:change-info>
          </text:insertion>
        </text:changed-region>
        <text:changed-region xml:id="ct253962680" text:id="ct253962680">
          <text:insertion>
            <office:change-info>
              <dc:creator>Peter Camilleri</dc:creator>
              <dc:date>2015-04-25T17:38:00</dc:date>
            </office:change-info>
          </text:insertion>
        </text:changed-region>
        <text:changed-region xml:id="ct253962784" text:id="ct253962784">
          <text:deletion>
            <office:change-info>
              <dc:creator>Peter Camilleri</dc:creator>
              <dc:date>2015-04-25T23:09:00</dc:date>
            </office:change-info>
            <text:p text:style-name="Text_20_body"/>
            <text:p text:style-name="Text_20_body">.asin</text:p>
          </text:deletion>
        </text:changed-region>
        <text:changed-region xml:id="ct253962888" text:id="ct253962888">
          <text:insertion>
            <office:change-info>
              <dc:creator>Peter Camilleri</dc:creator>
              <dc:date>2015-04-25T17:38:00</dc:date>
            </office:change-info>
          </text:insertion>
        </text:changed-region>
        <text:changed-region xml:id="ct253962992" text:id="ct253962992">
          <text:insertion>
            <office:change-info>
              <dc:creator>Peter Camilleri</dc:creator>
              <dc:date>2015-04-25T17:38:00</dc:date>
            </office:change-info>
          </text:insertion>
        </text:changed-region>
        <text:changed-region xml:id="ct253963096" text:id="ct253963096">
          <text:insertion>
            <office:change-info>
              <dc:creator>Peter Camilleri</dc:creator>
              <dc:date>2015-04-25T17:38:00</dc:date>
            </office:change-info>
          </text:insertion>
        </text:changed-region>
        <text:changed-region xml:id="ct253963200" text:id="ct253963200">
          <text:insertion>
            <office:change-info>
              <dc:creator>Peter Camilleri</dc:creator>
              <dc:date>2015-04-25T17:38:00</dc:date>
            </office:change-info>
          </text:insertion>
        </text:changed-region>
        <text:changed-region xml:id="ct253963304" text:id="ct253963304">
          <text:insertion>
            <office:change-info>
              <dc:creator>Peter Camilleri</dc:creator>
              <dc:date>2015-04-25T17:38:00</dc:date>
            </office:change-info>
          </text:insertion>
        </text:changed-region>
        <text:changed-region xml:id="ct253963408" text:id="ct253963408">
          <text:deletion>
            <office:change-info>
              <dc:creator>Peter Camilleri</dc:creator>
              <dc:date>2015-04-25T23:09:00</dc:date>
            </office:change-info>
            <text:p text:style-name="Text_20_body"/>
            <text:p text:style-name="Text_20_body">.asinh</text:p>
          </text:deletion>
        </text:changed-region>
        <text:changed-region xml:id="ct253963512" text:id="ct253963512">
          <text:insertion>
            <office:change-info>
              <dc:creator>Peter Camilleri</dc:creator>
              <dc:date>2015-04-25T17:38:00</dc:date>
            </office:change-info>
          </text:insertion>
        </text:changed-region>
        <text:changed-region xml:id="ct253963616" text:id="ct253963616">
          <text:insertion>
            <office:change-info>
              <dc:creator>Peter Camilleri</dc:creator>
              <dc:date>2015-04-25T17:38:00</dc:date>
            </office:change-info>
          </text:insertion>
        </text:changed-region>
        <text:changed-region xml:id="ct253963720" text:id="ct253963720">
          <text:insertion>
            <office:change-info>
              <dc:creator>Peter Camilleri</dc:creator>
              <dc:date>2015-04-25T17:38:00</dc:date>
            </office:change-info>
          </text:insertion>
        </text:changed-region>
        <text:changed-region xml:id="ct253963824" text:id="ct253963824">
          <text:insertion>
            <office:change-info>
              <dc:creator>Peter Camilleri</dc:creator>
              <dc:date>2015-04-25T17:38:00</dc:date>
            </office:change-info>
          </text:insertion>
        </text:changed-region>
        <text:changed-region xml:id="ct253963928" text:id="ct253963928">
          <text:insertion>
            <office:change-info>
              <dc:creator>Peter Camilleri</dc:creator>
              <dc:date>2015-04-25T17:38:00</dc:date>
            </office:change-info>
          </text:insertion>
        </text:changed-region>
        <text:changed-region xml:id="ct253964072" text:id="ct253964072">
          <text:deletion>
            <office:change-info>
              <dc:creator>Peter Camilleri</dc:creator>
              <dc:date>2015-04-25T23:10:00</dc:date>
            </office:change-info>
            <text:p text:style-name="Text_20_body"/>
            <text:p text:style-name="Text_20_body">.atan</text:p>
          </text:deletion>
        </text:changed-region>
        <text:changed-region xml:id="ct253964176" text:id="ct253964176">
          <text:insertion>
            <office:change-info>
              <dc:creator>Peter Camilleri</dc:creator>
              <dc:date>2015-04-25T17:38:00</dc:date>
            </office:change-info>
          </text:insertion>
        </text:changed-region>
        <text:changed-region xml:id="ct253964280" text:id="ct253964280">
          <text:insertion>
            <office:change-info>
              <dc:creator>Peter Camilleri</dc:creator>
              <dc:date>2015-04-25T17:38:00</dc:date>
            </office:change-info>
          </text:insertion>
        </text:changed-region>
        <text:changed-region xml:id="ct253964384" text:id="ct253964384">
          <text:insertion>
            <office:change-info>
              <dc:creator>Peter Camilleri</dc:creator>
              <dc:date>2015-04-25T17:38:00</dc:date>
            </office:change-info>
          </text:insertion>
        </text:changed-region>
        <text:changed-region xml:id="ct253964488" text:id="ct253964488">
          <text:insertion>
            <office:change-info>
              <dc:creator>Peter Camilleri</dc:creator>
              <dc:date>2015-04-25T17:38:00</dc:date>
            </office:change-info>
          </text:insertion>
        </text:changed-region>
        <text:changed-region xml:id="ct253964592" text:id="ct253964592">
          <text:insertion>
            <office:change-info>
              <dc:creator>Peter Camilleri</dc:creator>
              <dc:date>2015-04-25T17:38:00</dc:date>
            </office:change-info>
          </text:insertion>
        </text:changed-region>
        <text:changed-region xml:id="ct253964696" text:id="ct253964696">
          <text:deletion>
            <office:change-info>
              <dc:creator>Peter Camilleri</dc:creator>
              <dc:date>2015-04-25T23:10:00</dc:date>
            </office:change-info>
            <text:p text:style-name="Text_20_body"/>
            <text:p text:style-name="Text_20_body">.atan2</text:p>
          </text:deletion>
        </text:changed-region>
        <text:changed-region xml:id="ct253964800" text:id="ct253964800">
          <text:insertion>
            <office:change-info>
              <dc:creator>Peter Camilleri</dc:creator>
              <dc:date>2015-04-25T17:38:00</dc:date>
            </office:change-info>
          </text:insertion>
        </text:changed-region>
        <text:changed-region xml:id="ct253964904" text:id="ct253964904">
          <text:insertion>
            <office:change-info>
              <dc:creator>Peter Camilleri</dc:creator>
              <dc:date>2015-04-25T17:38:00</dc:date>
            </office:change-info>
          </text:insertion>
        </text:changed-region>
        <text:changed-region xml:id="ct253965008" text:id="ct253965008">
          <text:insertion>
            <office:change-info>
              <dc:creator>Peter Camilleri</dc:creator>
              <dc:date>2015-04-25T17:38:00</dc:date>
            </office:change-info>
          </text:insertion>
        </text:changed-region>
        <text:changed-region xml:id="ct253965112" text:id="ct253965112">
          <text:insertion>
            <office:change-info>
              <dc:creator>Peter Camilleri</dc:creator>
              <dc:date>2015-04-25T17:38:00</dc:date>
            </office:change-info>
          </text:insertion>
        </text:changed-region>
        <text:changed-region xml:id="ct253965216" text:id="ct253965216">
          <text:insertion>
            <office:change-info>
              <dc:creator>Peter Camilleri</dc:creator>
              <dc:date>2015-04-25T17:38:00</dc:date>
            </office:change-info>
          </text:insertion>
        </text:changed-region>
        <text:changed-region xml:id="ct253965424" text:id="ct253965424">
          <text:deletion>
            <office:change-info>
              <dc:creator>Peter Camilleri</dc:creator>
              <dc:date>2015-04-25T23:11:00</dc:date>
            </office:change-info>
            <text:p text:style-name="Text_20_body">.atanh</text:p>
          </text:deletion>
        </text:changed-region>
        <text:changed-region xml:id="ct253965320" text:id="ct253965320">
          <text:deletion>
            <office:change-info>
              <dc:creator>Peter Camilleri</dc:creator>
              <dc:date>2015-04-25T23:12:00</dc:date>
            </office:change-info>
            <text:p text:style-name="Text_20_body"/>
            <text:p text:style-name="Text_20_body"/>
          </text:deletion>
        </text:changed-region>
        <text:changed-region xml:id="ct253965528" text:id="ct253965528">
          <text:insertion>
            <office:change-info>
              <dc:creator>Peter Camilleri</dc:creator>
              <dc:date>2015-04-25T17:38:00</dc:date>
            </office:change-info>
          </text:insertion>
        </text:changed-region>
        <text:changed-region xml:id="ct253965632" text:id="ct253965632">
          <text:insertion>
            <office:change-info>
              <dc:creator>Peter Camilleri</dc:creator>
              <dc:date>2015-04-25T17:38:00</dc:date>
            </office:change-info>
          </text:insertion>
        </text:changed-region>
        <text:changed-region xml:id="ct253965736" text:id="ct253965736">
          <text:insertion>
            <office:change-info>
              <dc:creator>Peter Camilleri</dc:creator>
              <dc:date>2015-04-25T17:38:00</dc:date>
            </office:change-info>
          </text:insertion>
        </text:changed-region>
        <text:changed-region xml:id="ct253965840" text:id="ct253965840">
          <text:insertion>
            <office:change-info>
              <dc:creator>Peter Camilleri</dc:creator>
              <dc:date>2015-04-25T17:38:00</dc:date>
            </office:change-info>
          </text:insertion>
        </text:changed-region>
        <text:changed-region xml:id="ct253965944" text:id="ct253965944">
          <text:insertion>
            <office:change-info>
              <dc:creator>Peter Camilleri</dc:creator>
              <dc:date>2015-04-25T17:38:00</dc:date>
            </office:change-info>
          </text:insertion>
        </text:changed-region>
        <text:changed-region xml:id="ct253966048" text:id="ct253966048">
          <text:deletion>
            <office:change-info>
              <dc:creator>Peter Camilleri</dc:creator>
              <dc:date>2015-04-25T23:12:00</dc:date>
            </office:change-info>
            <text:p text:style-name="Text_20_body"/>
            <text:p text:style-name="Text_20_body">.c2p</text:p>
          </text:deletion>
        </text:changed-region>
        <text:changed-region xml:id="ct253966152" text:id="ct253966152">
          <text:insertion>
            <office:change-info>
              <dc:creator>Peter Camilleri</dc:creator>
              <dc:date>2015-04-25T17:38:00</dc:date>
            </office:change-info>
          </text:insertion>
        </text:changed-region>
        <text:changed-region xml:id="ct253966256" text:id="ct253966256">
          <text:insertion>
            <office:change-info>
              <dc:creator>Peter Camilleri</dc:creator>
              <dc:date>2015-04-25T17:38:00</dc:date>
            </office:change-info>
          </text:insertion>
        </text:changed-region>
        <text:changed-region xml:id="ct253966360" text:id="ct253966360">
          <text:insertion>
            <office:change-info>
              <dc:creator>Peter Camilleri</dc:creator>
              <dc:date>2015-04-25T17:38:00</dc:date>
            </office:change-info>
          </text:insertion>
        </text:changed-region>
        <text:changed-region xml:id="ct253966464" text:id="ct253966464">
          <text:insertion>
            <office:change-info>
              <dc:creator>Peter Camilleri</dc:creator>
              <dc:date>2015-04-25T17:38:00</dc:date>
            </office:change-info>
          </text:insertion>
        </text:changed-region>
        <text:changed-region xml:id="ct253966568" text:id="ct253966568">
          <text:insertion>
            <office:change-info>
              <dc:creator>Peter Camilleri</dc:creator>
              <dc:date>2015-04-25T17:38:00</dc:date>
            </office:change-info>
          </text:insertion>
        </text:changed-region>
        <text:changed-region xml:id="ct253966776" text:id="ct253966776">
          <text:deletion>
            <office:change-info>
              <dc:creator>Peter Camilleri</dc:creator>
              <dc:date>2015-04-25T23:12:00</dc:date>
            </office:change-info>
            <text:p text:style-name="Text_20_body">.cbrt</text:p>
          </text:deletion>
        </text:changed-region>
        <text:changed-region xml:id="ct253966672" text:id="ct253966672">
          <text:deletion>
            <office:change-info>
              <dc:creator>Peter Camilleri</dc:creator>
              <dc:date>2015-04-25T23:13:00</dc:date>
            </office:change-info>
            <text:p text:style-name="Text_20_body"/>
            <text:p text:style-name="Text_20_body"/>
          </text:deletion>
        </text:changed-region>
        <text:changed-region xml:id="ct253966880" text:id="ct253966880">
          <text:insertion>
            <office:change-info>
              <dc:creator>Peter Camilleri</dc:creator>
              <dc:date>2015-04-25T17:38:00</dc:date>
            </office:change-info>
          </text:insertion>
        </text:changed-region>
        <text:changed-region xml:id="ct253966984" text:id="ct253966984">
          <text:insertion>
            <office:change-info>
              <dc:creator>Peter Camilleri</dc:creator>
              <dc:date>2015-04-25T17:38:00</dc:date>
            </office:change-info>
          </text:insertion>
        </text:changed-region>
        <text:changed-region xml:id="ct253967088" text:id="ct253967088">
          <text:insertion>
            <office:change-info>
              <dc:creator>Peter Camilleri</dc:creator>
              <dc:date>2015-04-25T17:38:00</dc:date>
            </office:change-info>
          </text:insertion>
        </text:changed-region>
        <text:changed-region xml:id="ct253967192" text:id="ct253967192">
          <text:insertion>
            <office:change-info>
              <dc:creator>Peter Camilleri</dc:creator>
              <dc:date>2015-04-25T17:38:00</dc:date>
            </office:change-info>
          </text:insertion>
        </text:changed-region>
        <text:changed-region xml:id="ct253967296" text:id="ct253967296">
          <text:insertion>
            <office:change-info>
              <dc:creator>Peter Camilleri</dc:creator>
              <dc:date>2015-04-25T17:38:00</dc:date>
            </office:change-info>
          </text:insertion>
        </text:changed-region>
        <text:changed-region xml:id="ct253967400" text:id="ct253967400">
          <text:deletion>
            <office:change-info>
              <dc:creator>Peter Camilleri</dc:creator>
              <dc:date>2015-04-25T23:13:00</dc:date>
            </office:change-info>
            <text:p text:style-name="Text_20_body"/>
            <text:p text:style-name="Text_20_body">.ceil</text:p>
          </text:deletion>
        </text:changed-region>
        <text:changed-region xml:id="ct253967504" text:id="ct253967504">
          <text:insertion>
            <office:change-info>
              <dc:creator>Peter Camilleri</dc:creator>
              <dc:date>2015-04-25T17:38:00</dc:date>
            </office:change-info>
          </text:insertion>
        </text:changed-region>
        <text:changed-region xml:id="ct253967608" text:id="ct253967608">
          <text:insertion>
            <office:change-info>
              <dc:creator>Peter Camilleri</dc:creator>
              <dc:date>2015-04-25T17:38:00</dc:date>
            </office:change-info>
          </text:insertion>
        </text:changed-region>
        <text:changed-region xml:id="ct253967712" text:id="ct253967712">
          <text:insertion>
            <office:change-info>
              <dc:creator>Peter Camilleri</dc:creator>
              <dc:date>2015-04-25T17:38:00</dc:date>
            </office:change-info>
          </text:insertion>
        </text:changed-region>
        <text:changed-region xml:id="ct253967816" text:id="ct253967816">
          <text:insertion>
            <office:change-info>
              <dc:creator>Peter Camilleri</dc:creator>
              <dc:date>2015-04-25T17:38:00</dc:date>
            </office:change-info>
          </text:insertion>
        </text:changed-region>
        <text:changed-region xml:id="ct253967920" text:id="ct253967920">
          <text:insertion>
            <office:change-info>
              <dc:creator>Peter Camilleri</dc:creator>
              <dc:date>2015-04-25T17:38:00</dc:date>
            </office:change-info>
          </text:insertion>
        </text:changed-region>
        <text:changed-region xml:id="ct253968024" text:id="ct253968024">
          <text:insertion>
            <office:change-info>
              <dc:creator>Peter Camilleri</dc:creator>
              <dc:date>2015-04-25T17:38:00</dc:date>
            </office:change-info>
          </text:insertion>
        </text:changed-region>
        <text:changed-region xml:id="ct253968168" text:id="ct253968168">
          <text:deletion>
            <office:change-info>
              <dc:creator>Peter Camilleri</dc:creator>
              <dc:date>2015-04-25T23:13:00</dc:date>
            </office:change-info>
            <text:p text:style-name="Text_20_body"/>
            <text:p text:style-name="Text_20_body">.conjugate</text:p>
          </text:deletion>
        </text:changed-region>
        <text:changed-region xml:id="ct253968272" text:id="ct253968272">
          <text:insertion>
            <office:change-info>
              <dc:creator>Peter Camilleri</dc:creator>
              <dc:date>2015-04-25T17:38:00</dc:date>
            </office:change-info>
          </text:insertion>
        </text:changed-region>
        <text:changed-region xml:id="ct253968376" text:id="ct253968376">
          <text:insertion>
            <office:change-info>
              <dc:creator>Peter Camilleri</dc:creator>
              <dc:date>2015-04-25T17:38:00</dc:date>
            </office:change-info>
          </text:insertion>
        </text:changed-region>
        <text:changed-region xml:id="ct253968480" text:id="ct253968480">
          <text:insertion>
            <office:change-info>
              <dc:creator>Peter Camilleri</dc:creator>
              <dc:date>2015-04-25T17:38:00</dc:date>
            </office:change-info>
          </text:insertion>
        </text:changed-region>
        <text:changed-region xml:id="ct253968584" text:id="ct253968584">
          <text:insertion>
            <office:change-info>
              <dc:creator>Peter Camilleri</dc:creator>
              <dc:date>2015-04-25T17:38:00</dc:date>
            </office:change-info>
          </text:insertion>
        </text:changed-region>
        <text:changed-region xml:id="ct253968688" text:id="ct253968688">
          <text:deletion>
            <office:change-info>
              <dc:creator>Peter Camilleri</dc:creator>
              <dc:date>2015-04-25T23:13:00</dc:date>
            </office:change-info>
            <text:p text:style-name="Text_20_body"/>
            <text:p text:style-name="Text_20_body">.cos</text:p>
          </text:deletion>
        </text:changed-region>
        <text:changed-region xml:id="ct253968792" text:id="ct253968792">
          <text:insertion>
            <office:change-info>
              <dc:creator>Peter Camilleri</dc:creator>
              <dc:date>2015-04-25T17:38:00</dc:date>
            </office:change-info>
          </text:insertion>
        </text:changed-region>
        <text:changed-region xml:id="ct253968896" text:id="ct253968896">
          <text:insertion>
            <office:change-info>
              <dc:creator>Peter Camilleri</dc:creator>
              <dc:date>2015-04-25T17:38:00</dc:date>
            </office:change-info>
          </text:insertion>
        </text:changed-region>
        <text:changed-region xml:id="ct253969000" text:id="ct253969000">
          <text:insertion>
            <office:change-info>
              <dc:creator>Peter Camilleri</dc:creator>
              <dc:date>2015-04-25T17:38:00</dc:date>
            </office:change-info>
          </text:insertion>
        </text:changed-region>
        <text:changed-region xml:id="ct253969104" text:id="ct253969104">
          <text:insertion>
            <office:change-info>
              <dc:creator>Peter Camilleri</dc:creator>
              <dc:date>2015-04-25T17:38:00</dc:date>
            </office:change-info>
          </text:insertion>
        </text:changed-region>
        <text:changed-region xml:id="ct253969208" text:id="ct253969208">
          <text:insertion>
            <office:change-info>
              <dc:creator>Peter Camilleri</dc:creator>
              <dc:date>2015-04-25T17:38:00</dc:date>
            </office:change-info>
          </text:insertion>
        </text:changed-region>
        <text:changed-region xml:id="ct253969416" text:id="ct253969416">
          <text:deletion>
            <office:change-info>
              <dc:creator>Peter Camilleri</dc:creator>
              <dc:date>2015-04-25T23:13:00</dc:date>
            </office:change-info>
            <text:p text:style-name="Text_20_body">.cosh</text:p>
          </text:deletion>
        </text:changed-region>
        <text:changed-region xml:id="ct253969312" text:id="ct253969312">
          <text:deletion>
            <office:change-info>
              <dc:creator>Peter Camilleri</dc:creator>
              <dc:date>2015-04-25T23:14:00</dc:date>
            </office:change-info>
            <text:p text:style-name="Text_20_body"/>
            <text:p text:style-name="Text_20_body"/>
          </text:deletion>
        </text:changed-region>
        <text:changed-region xml:id="ct253969520" text:id="ct253969520">
          <text:insertion>
            <office:change-info>
              <dc:creator>Peter Camilleri</dc:creator>
              <dc:date>2015-04-25T17:38:00</dc:date>
            </office:change-info>
          </text:insertion>
        </text:changed-region>
        <text:changed-region xml:id="ct253969624" text:id="ct253969624">
          <text:insertion>
            <office:change-info>
              <dc:creator>Peter Camilleri</dc:creator>
              <dc:date>2015-04-25T17:38:00</dc:date>
            </office:change-info>
          </text:insertion>
        </text:changed-region>
        <text:changed-region xml:id="ct253969728" text:id="ct253969728">
          <text:insertion>
            <office:change-info>
              <dc:creator>Peter Camilleri</dc:creator>
              <dc:date>2015-04-25T17:38:00</dc:date>
            </office:change-info>
          </text:insertion>
        </text:changed-region>
        <text:changed-region xml:id="ct253969832" text:id="ct253969832">
          <text:insertion>
            <office:change-info>
              <dc:creator>Peter Camilleri</dc:creator>
              <dc:date>2015-04-25T17:38:00</dc:date>
            </office:change-info>
          </text:insertion>
        </text:changed-region>
        <text:changed-region xml:id="ct253969936" text:id="ct253969936">
          <text:insertion>
            <office:change-info>
              <dc:creator>Peter Camilleri</dc:creator>
              <dc:date>2015-04-25T17:38:00</dc:date>
            </office:change-info>
          </text:insertion>
        </text:changed-region>
        <text:changed-region xml:id="ct253970040" text:id="ct253970040">
          <text:deletion>
            <office:change-info>
              <dc:creator>Peter Camilleri</dc:creator>
              <dc:date>2015-04-25T23:14:00</dc:date>
            </office:change-info>
            <text:p text:style-name="Text_20_body"/>
            <text:p text:style-name="Text_20_body">.cube</text:p>
          </text:deletion>
        </text:changed-region>
        <text:changed-region xml:id="ct253970144" text:id="ct253970144">
          <text:insertion>
            <office:change-info>
              <dc:creator>Peter Camilleri</dc:creator>
              <dc:date>2015-04-25T17:38:00</dc:date>
            </office:change-info>
          </text:insertion>
        </text:changed-region>
        <text:changed-region xml:id="ct253970248" text:id="ct253970248">
          <text:insertion>
            <office:change-info>
              <dc:creator>Peter Camilleri</dc:creator>
              <dc:date>2015-04-25T17:38:00</dc:date>
            </office:change-info>
          </text:insertion>
        </text:changed-region>
        <text:changed-region xml:id="ct253970352" text:id="ct253970352">
          <text:insertion>
            <office:change-info>
              <dc:creator>Peter Camilleri</dc:creator>
              <dc:date>2015-04-25T17:38:00</dc:date>
            </office:change-info>
          </text:insertion>
        </text:changed-region>
        <text:changed-region xml:id="ct253970456" text:id="ct253970456">
          <text:insertion>
            <office:change-info>
              <dc:creator>Peter Camilleri</dc:creator>
              <dc:date>2015-04-25T17:38:00</dc:date>
            </office:change-info>
          </text:insertion>
        </text:changed-region>
        <text:changed-region xml:id="ct253970560" text:id="ct253970560">
          <text:deletion>
            <office:change-info>
              <dc:creator>Peter Camilleri</dc:creator>
              <dc:date>2015-04-25T23:15:00</dc:date>
            </office:change-info>
            <text:p text:style-name="Text_20_body"/>
            <text:p text:style-name="Text_20_body">.d2r</text:p>
          </text:deletion>
        </text:changed-region>
        <text:changed-region xml:id="ct253970664" text:id="ct253970664">
          <text:insertion>
            <office:change-info>
              <dc:creator>Peter Camilleri</dc:creator>
              <dc:date>2015-04-25T17:38:00</dc:date>
            </office:change-info>
          </text:insertion>
        </text:changed-region>
        <text:changed-region xml:id="ct253970768" text:id="ct253970768">
          <text:insertion>
            <office:change-info>
              <dc:creator>Peter Camilleri</dc:creator>
              <dc:date>2015-04-25T17:38:00</dc:date>
            </office:change-info>
          </text:insertion>
        </text:changed-region>
        <text:changed-region xml:id="ct253970872" text:id="ct253970872">
          <text:insertion>
            <office:change-info>
              <dc:creator>Peter Camilleri</dc:creator>
              <dc:date>2015-04-25T17:38:00</dc:date>
            </office:change-info>
          </text:insertion>
        </text:changed-region>
        <text:changed-region xml:id="ct253970976" text:id="ct253970976">
          <text:insertion>
            <office:change-info>
              <dc:creator>Peter Camilleri</dc:creator>
              <dc:date>2015-04-25T17:38:00</dc:date>
            </office:change-info>
          </text:insertion>
        </text:changed-region>
        <text:changed-region xml:id="ct253971080" text:id="ct253971080">
          <text:insertion>
            <office:change-info>
              <dc:creator>Peter Camilleri</dc:creator>
              <dc:date>2015-04-25T17:38:00</dc:date>
            </office:change-info>
          </text:insertion>
        </text:changed-region>
        <text:changed-region xml:id="ct253971184" text:id="ct253971184">
          <text:deletion>
            <office:change-info>
              <dc:creator>Peter Camilleri</dc:creator>
              <dc:date>2015-04-25T23:15:00</dc:date>
            </office:change-info>
            <text:p text:style-name="Text_20_body"/>
            <text:p text:style-name="Text_20_body">.denominator</text:p>
          </text:deletion>
        </text:changed-region>
        <text:changed-region xml:id="ct253971288" text:id="ct253971288">
          <text:insertion>
            <office:change-info>
              <dc:creator>Peter Camilleri</dc:creator>
              <dc:date>2015-04-25T17:38:00</dc:date>
            </office:change-info>
          </text:insertion>
        </text:changed-region>
        <text:changed-region xml:id="ct253971392" text:id="ct253971392">
          <text:insertion>
            <office:change-info>
              <dc:creator>Peter Camilleri</dc:creator>
              <dc:date>2015-04-25T17:38:00</dc:date>
            </office:change-info>
          </text:insertion>
        </text:changed-region>
        <text:changed-region xml:id="ct253971496" text:id="ct253971496">
          <text:insertion>
            <office:change-info>
              <dc:creator>Peter Camilleri</dc:creator>
              <dc:date>2015-04-25T17:38:00</dc:date>
            </office:change-info>
          </text:insertion>
        </text:changed-region>
        <text:changed-region xml:id="ct253971600" text:id="ct253971600">
          <text:insertion>
            <office:change-info>
              <dc:creator>Peter Camilleri</dc:creator>
              <dc:date>2015-04-25T17:38:00</dc:date>
            </office:change-info>
          </text:insertion>
        </text:changed-region>
        <text:changed-region xml:id="ct253971704" text:id="ct253971704">
          <text:insertion>
            <office:change-info>
              <dc:creator>Peter Camilleri</dc:creator>
              <dc:date>2015-04-25T17:38:00</dc:date>
            </office:change-info>
          </text:insertion>
        </text:changed-region>
        <text:changed-region xml:id="ct253971808" text:id="ct253971808">
          <text:insertion>
            <office:change-info>
              <dc:creator>Peter Camilleri</dc:creator>
              <dc:date>2015-04-25T17:38:00</dc:date>
            </office:change-info>
          </text:insertion>
        </text:changed-region>
        <text:changed-region xml:id="ct253971912" text:id="ct253971912">
          <text:deletion>
            <office:change-info>
              <dc:creator>Peter Camilleri</dc:creator>
              <dc:date>2015-04-25T23:15:00</dc:date>
            </office:change-info>
            <text:p text:style-name="Text_20_body"/>
            <text:p text:style-name="Text_20_body">.e**</text:p>
          </text:deletion>
        </text:changed-region>
        <text:changed-region xml:id="ct253972016" text:id="ct253972016">
          <text:insertion>
            <office:change-info>
              <dc:creator>Peter Camilleri</dc:creator>
              <dc:date>2015-04-25T17:38:00</dc:date>
            </office:change-info>
          </text:insertion>
        </text:changed-region>
        <text:changed-region xml:id="ct253972120" text:id="ct253972120">
          <text:insertion>
            <office:change-info>
              <dc:creator>Peter Camilleri</dc:creator>
              <dc:date>2015-04-25T17:38:00</dc:date>
            </office:change-info>
          </text:insertion>
        </text:changed-region>
        <text:changed-region xml:id="ct253972264" text:id="ct253972264">
          <text:insertion>
            <office:change-info>
              <dc:creator>Peter Camilleri</dc:creator>
              <dc:date>2015-04-25T17:38:00</dc:date>
            </office:change-info>
          </text:insertion>
        </text:changed-region>
        <text:changed-region xml:id="ct253972368" text:id="ct253972368">
          <text:insertion>
            <office:change-info>
              <dc:creator>Peter Camilleri</dc:creator>
              <dc:date>2015-04-25T17:38:00</dc:date>
            </office:change-info>
          </text:insertion>
        </text:changed-region>
        <text:changed-region xml:id="ct253972472" text:id="ct253972472">
          <text:insertion>
            <office:change-info>
              <dc:creator>Peter Camilleri</dc:creator>
              <dc:date>2015-04-25T17:38:00</dc:date>
            </office:change-info>
          </text:insertion>
        </text:changed-region>
        <text:changed-region xml:id="ct253972576" text:id="ct253972576">
          <text:deletion>
            <office:change-info>
              <dc:creator>Peter Camilleri</dc:creator>
              <dc:date>2015-04-25T23:15:00</dc:date>
            </office:change-info>
            <text:p text:style-name="Text_20_body"/>
            <text:p text:style-name="Text_20_body">.emit</text:p>
          </text:deletion>
        </text:changed-region>
        <text:changed-region xml:id="ct253972680" text:id="ct253972680">
          <text:insertion>
            <office:change-info>
              <dc:creator>Peter Camilleri</dc:creator>
              <dc:date>2015-04-25T17:38:00</dc:date>
            </office:change-info>
          </text:insertion>
        </text:changed-region>
        <text:changed-region xml:id="ct253972784" text:id="ct253972784">
          <text:insertion>
            <office:change-info>
              <dc:creator>Peter Camilleri</dc:creator>
              <dc:date>2015-04-25T17:38:00</dc:date>
            </office:change-info>
          </text:insertion>
        </text:changed-region>
        <text:changed-region xml:id="ct253972888" text:id="ct253972888">
          <text:insertion>
            <office:change-info>
              <dc:creator>Peter Camilleri</dc:creator>
              <dc:date>2015-04-25T17:38:00</dc:date>
            </office:change-info>
          </text:insertion>
        </text:changed-region>
        <text:changed-region xml:id="ct253972992" text:id="ct253972992">
          <text:insertion>
            <office:change-info>
              <dc:creator>Peter Camilleri</dc:creator>
              <dc:date>2015-04-25T17:38:00</dc:date>
            </office:change-info>
          </text:insertion>
        </text:changed-region>
        <text:changed-region xml:id="ct253973200" text:id="ct253973200">
          <text:deletion>
            <office:change-info>
              <dc:creator>Peter Camilleri</dc:creator>
              <dc:date>2015-04-25T23:15:00</dc:date>
            </office:change-info>
            <text:p text:style-name="Text_20_body">.floor</text:p>
          </text:deletion>
        </text:changed-region>
        <text:changed-region xml:id="ct253973096" text:id="ct253973096">
          <text:deletion>
            <office:change-info>
              <dc:creator>Peter Camilleri</dc:creator>
              <dc:date>2015-04-25T23:16:00</dc:date>
            </office:change-info>
            <text:p text:style-name="Text_20_body"/>
            <text:p text:style-name="Text_20_body"/>
          </text:deletion>
        </text:changed-region>
        <text:changed-region xml:id="ct253973304" text:id="ct253973304">
          <text:insertion>
            <office:change-info>
              <dc:creator>Peter Camilleri</dc:creator>
              <dc:date>2015-04-25T17:38:00</dc:date>
            </office:change-info>
          </text:insertion>
        </text:changed-region>
        <text:changed-region xml:id="ct253973408" text:id="ct253973408">
          <text:insertion>
            <office:change-info>
              <dc:creator>Peter Camilleri</dc:creator>
              <dc:date>2015-04-25T17:38:00</dc:date>
            </office:change-info>
          </text:insertion>
        </text:changed-region>
        <text:changed-region xml:id="ct253973512" text:id="ct253973512">
          <text:insertion>
            <office:change-info>
              <dc:creator>Peter Camilleri</dc:creator>
              <dc:date>2015-04-25T17:38:00</dc:date>
            </office:change-info>
          </text:insertion>
        </text:changed-region>
        <text:changed-region xml:id="ct253973616" text:id="ct253973616">
          <text:insertion>
            <office:change-info>
              <dc:creator>Peter Camilleri</dc:creator>
              <dc:date>2015-04-25T17:38:00</dc:date>
            </office:change-info>
          </text:insertion>
        </text:changed-region>
        <text:changed-region xml:id="ct253973720" text:id="ct253973720">
          <text:insertion>
            <office:change-info>
              <dc:creator>Peter Camilleri</dc:creator>
              <dc:date>2015-04-25T17:38:00</dc:date>
            </office:change-info>
          </text:insertion>
        </text:changed-region>
        <text:changed-region xml:id="ct253973824" text:id="ct253973824">
          <text:insertion>
            <office:change-info>
              <dc:creator>Peter Camilleri</dc:creator>
              <dc:date>2015-04-25T17:38:00</dc:date>
            </office:change-info>
          </text:insertion>
        </text:changed-region>
        <text:changed-region xml:id="ct253973928" text:id="ct253973928">
          <text:deletion>
            <office:change-info>
              <dc:creator>Peter Camilleri</dc:creator>
              <dc:date>2015-04-25T23:16:00</dc:date>
            </office:change-info>
            <text:p text:style-name="Text_20_body"/>
            <text:p text:style-name="Text_20_body">.hypot</text:p>
          </text:deletion>
        </text:changed-region>
        <text:changed-region xml:id="ct253974032" text:id="ct253974032">
          <text:insertion>
            <office:change-info>
              <dc:creator>Peter Camilleri</dc:creator>
              <dc:date>2015-04-25T17:38:00</dc:date>
            </office:change-info>
          </text:insertion>
        </text:changed-region>
        <text:changed-region xml:id="ct253974136" text:id="ct253974136">
          <text:insertion>
            <office:change-info>
              <dc:creator>Peter Camilleri</dc:creator>
              <dc:date>2015-04-25T17:38:00</dc:date>
            </office:change-info>
          </text:insertion>
        </text:changed-region>
        <text:changed-region xml:id="ct253974240" text:id="ct253974240">
          <text:insertion>
            <office:change-info>
              <dc:creator>Peter Camilleri</dc:creator>
              <dc:date>2015-04-25T17:38:00</dc:date>
            </office:change-info>
          </text:insertion>
        </text:changed-region>
        <text:changed-region xml:id="ct253974344" text:id="ct253974344">
          <text:insertion>
            <office:change-info>
              <dc:creator>Peter Camilleri</dc:creator>
              <dc:date>2015-04-25T17:38:00</dc:date>
            </office:change-info>
          </text:insertion>
        </text:changed-region>
        <text:changed-region xml:id="ct253974448" text:id="ct253974448">
          <text:insertion>
            <office:change-info>
              <dc:creator>Peter Camilleri</dc:creator>
              <dc:date>2015-04-25T17:38:00</dc:date>
            </office:change-info>
          </text:insertion>
        </text:changed-region>
        <text:changed-region xml:id="ct253974552" text:id="ct253974552">
          <text:deletion>
            <office:change-info>
              <dc:creator>Peter Camilleri</dc:creator>
              <dc:date>2015-04-25T23:16:00</dc:date>
            </office:change-info>
            <text:p text:style-name="Text_20_body"/>
            <text:p text:style-name="Text_20_body">.imaginary</text:p>
          </text:deletion>
        </text:changed-region>
        <text:changed-region xml:id="ct253974656" text:id="ct253974656">
          <text:insertion>
            <office:change-info>
              <dc:creator>Peter Camilleri</dc:creator>
              <dc:date>2015-04-25T17:38:00</dc:date>
            </office:change-info>
          </text:insertion>
        </text:changed-region>
        <text:changed-region xml:id="ct253974760" text:id="ct253974760">
          <text:insertion>
            <office:change-info>
              <dc:creator>Peter Camilleri</dc:creator>
              <dc:date>2015-04-25T17:38:00</dc:date>
            </office:change-info>
          </text:insertion>
        </text:changed-region>
        <text:changed-region xml:id="ct253974864" text:id="ct253974864">
          <text:insertion>
            <office:change-info>
              <dc:creator>Peter Camilleri</dc:creator>
              <dc:date>2015-04-25T17:38:00</dc:date>
            </office:change-info>
          </text:insertion>
        </text:changed-region>
        <text:changed-region xml:id="ct253974968" text:id="ct253974968">
          <text:insertion>
            <office:change-info>
              <dc:creator>Peter Camilleri</dc:creator>
              <dc:date>2015-04-25T17:38:00</dc:date>
            </office:change-info>
          </text:insertion>
        </text:changed-region>
        <text:changed-region xml:id="ct253975072" text:id="ct253975072">
          <text:deletion>
            <office:change-info>
              <dc:creator>Peter Camilleri</dc:creator>
              <dc:date>2015-04-25T23:16:00</dc:date>
            </office:change-info>
            <text:p text:style-name="Text_20_body"/>
            <text:p text:style-name="Text_20_body">.ln</text:p>
          </text:deletion>
        </text:changed-region>
        <text:changed-region xml:id="ct253975176" text:id="ct253975176">
          <text:insertion>
            <office:change-info>
              <dc:creator>Peter Camilleri</dc:creator>
              <dc:date>2015-04-25T17:38:00</dc:date>
            </office:change-info>
          </text:insertion>
        </text:changed-region>
        <text:changed-region xml:id="ct253975280" text:id="ct253975280">
          <text:insertion>
            <office:change-info>
              <dc:creator>Peter Camilleri</dc:creator>
              <dc:date>2015-04-25T17:38:00</dc:date>
            </office:change-info>
          </text:insertion>
        </text:changed-region>
        <text:changed-region xml:id="ct253975384" text:id="ct253975384">
          <text:insertion>
            <office:change-info>
              <dc:creator>Peter Camilleri</dc:creator>
              <dc:date>2015-04-25T17:38:00</dc:date>
            </office:change-info>
          </text:insertion>
        </text:changed-region>
        <text:changed-region xml:id="ct253975488" text:id="ct253975488">
          <text:insertion>
            <office:change-info>
              <dc:creator>Peter Camilleri</dc:creator>
              <dc:date>2015-04-25T17:38:00</dc:date>
            </office:change-info>
          </text:insertion>
        </text:changed-region>
        <text:changed-region xml:id="ct253975592" text:id="ct253975592">
          <text:insertion>
            <office:change-info>
              <dc:creator>Peter Camilleri</dc:creator>
              <dc:date>2015-04-25T17:38:00</dc:date>
            </office:change-info>
          </text:insertion>
        </text:changed-region>
        <text:changed-region xml:id="ct253975696" text:id="ct253975696">
          <text:deletion>
            <office:change-info>
              <dc:creator>Peter Camilleri</dc:creator>
              <dc:date>2015-04-25T23:16:00</dc:date>
            </office:change-info>
            <text:p text:style-name="Text_20_body"/>
            <text:p text:style-name="Text_20_body">.log10</text:p>
          </text:deletion>
        </text:changed-region>
        <text:changed-region xml:id="ct253975800" text:id="ct253975800">
          <text:insertion>
            <office:change-info>
              <dc:creator>Peter Camilleri</dc:creator>
              <dc:date>2015-04-25T17:38:00</dc:date>
            </office:change-info>
          </text:insertion>
        </text:changed-region>
        <text:changed-region xml:id="ct253975904" text:id="ct253975904">
          <text:insertion>
            <office:change-info>
              <dc:creator>Peter Camilleri</dc:creator>
              <dc:date>2015-04-25T17:38:00</dc:date>
            </office:change-info>
          </text:insertion>
        </text:changed-region>
        <text:changed-region xml:id="ct253976008" text:id="ct253976008">
          <text:insertion>
            <office:change-info>
              <dc:creator>Peter Camilleri</dc:creator>
              <dc:date>2015-04-25T17:38:00</dc:date>
            </office:change-info>
          </text:insertion>
        </text:changed-region>
        <text:changed-region xml:id="ct253976112" text:id="ct253976112">
          <text:insertion>
            <office:change-info>
              <dc:creator>Peter Camilleri</dc:creator>
              <dc:date>2015-04-25T17:38:00</dc:date>
            </office:change-info>
          </text:insertion>
        </text:changed-region>
        <text:changed-region xml:id="ct253976216" text:id="ct253976216">
          <text:insertion>
            <office:change-info>
              <dc:creator>Peter Camilleri</dc:creator>
              <dc:date>2015-04-25T17:38:00</dc:date>
            </office:change-info>
          </text:insertion>
        </text:changed-region>
        <text:changed-region xml:id="ct253976360" text:id="ct253976360">
          <text:deletion>
            <office:change-info>
              <dc:creator>Peter Camilleri</dc:creator>
              <dc:date>2015-04-25T23:17:00</dc:date>
            </office:change-info>
            <text:p text:style-name="Text_20_body"/>
            <text:p text:style-name="Text_20_body">.log2</text:p>
          </text:deletion>
        </text:changed-region>
        <text:changed-region xml:id="ct253976464" text:id="ct253976464">
          <text:insertion>
            <office:change-info>
              <dc:creator>Peter Camilleri</dc:creator>
              <dc:date>2015-04-25T17:38:00</dc:date>
            </office:change-info>
          </text:insertion>
        </text:changed-region>
        <text:changed-region xml:id="ct253976568" text:id="ct253976568">
          <text:insertion>
            <office:change-info>
              <dc:creator>Peter Camilleri</dc:creator>
              <dc:date>2015-04-25T17:38:00</dc:date>
            </office:change-info>
          </text:insertion>
        </text:changed-region>
        <text:changed-region xml:id="ct253976672" text:id="ct253976672">
          <text:insertion>
            <office:change-info>
              <dc:creator>Peter Camilleri</dc:creator>
              <dc:date>2015-04-25T17:38:00</dc:date>
            </office:change-info>
          </text:insertion>
        </text:changed-region>
        <text:changed-region xml:id="ct253976776" text:id="ct253976776">
          <text:insertion>
            <office:change-info>
              <dc:creator>Peter Camilleri</dc:creator>
              <dc:date>2015-04-25T17:38:00</dc:date>
            </office:change-info>
          </text:insertion>
        </text:changed-region>
        <text:changed-region xml:id="ct253976880" text:id="ct253976880">
          <text:insertion>
            <office:change-info>
              <dc:creator>Peter Camilleri</dc:creator>
              <dc:date>2015-04-25T17:38:00</dc:date>
            </office:change-info>
          </text:insertion>
        </text:changed-region>
        <text:changed-region xml:id="ct253976984" text:id="ct253976984">
          <text:deletion>
            <office:change-info>
              <dc:creator>Peter Camilleri</dc:creator>
              <dc:date>2015-04-25T23:17:00</dc:date>
            </office:change-info>
            <text:p text:style-name="Text_20_body"/>
            <text:p text:style-name="Text_20_body">.magnitude</text:p>
          </text:deletion>
        </text:changed-region>
        <text:changed-region xml:id="ct253977088" text:id="ct253977088">
          <text:insertion>
            <office:change-info>
              <dc:creator>Peter Camilleri</dc:creator>
              <dc:date>2015-04-25T17:38:00</dc:date>
            </office:change-info>
          </text:insertion>
        </text:changed-region>
        <text:changed-region xml:id="ct253977192" text:id="ct253977192">
          <text:insertion>
            <office:change-info>
              <dc:creator>Peter Camilleri</dc:creator>
              <dc:date>2015-04-25T17:38:00</dc:date>
            </office:change-info>
          </text:insertion>
        </text:changed-region>
        <text:changed-region xml:id="ct253977296" text:id="ct253977296">
          <text:insertion>
            <office:change-info>
              <dc:creator>Peter Camilleri</dc:creator>
              <dc:date>2015-04-25T17:38:00</dc:date>
            </office:change-info>
          </text:insertion>
        </text:changed-region>
        <text:changed-region xml:id="ct253977400" text:id="ct253977400">
          <text:insertion>
            <office:change-info>
              <dc:creator>Peter Camilleri</dc:creator>
              <dc:date>2015-04-25T17:38:00</dc:date>
            </office:change-info>
          </text:insertion>
        </text:changed-region>
        <text:changed-region xml:id="ct253977504" text:id="ct253977504">
          <text:deletion>
            <office:change-info>
              <dc:creator>Peter Camilleri</dc:creator>
              <dc:date>2015-04-25T23:17:00</dc:date>
            </office:change-info>
            <text:p text:style-name="Text_20_body"/>
            <text:p text:style-name="Text_20_body">.numerator</text:p>
          </text:deletion>
        </text:changed-region>
        <text:changed-region xml:id="ct253977608" text:id="ct253977608">
          <text:insertion>
            <office:change-info>
              <dc:creator>Peter Camilleri</dc:creator>
              <dc:date>2015-04-25T17:38:00</dc:date>
            </office:change-info>
          </text:insertion>
        </text:changed-region>
        <text:changed-region xml:id="ct253977712" text:id="ct253977712">
          <text:insertion>
            <office:change-info>
              <dc:creator>Peter Camilleri</dc:creator>
              <dc:date>2015-04-25T17:38:00</dc:date>
            </office:change-info>
          </text:insertion>
        </text:changed-region>
        <text:changed-region xml:id="ct253977816" text:id="ct253977816">
          <text:insertion>
            <office:change-info>
              <dc:creator>Peter Camilleri</dc:creator>
              <dc:date>2015-04-25T17:38:00</dc:date>
            </office:change-info>
          </text:insertion>
        </text:changed-region>
        <text:changed-region xml:id="ct253977920" text:id="ct253977920">
          <text:insertion>
            <office:change-info>
              <dc:creator>Peter Camilleri</dc:creator>
              <dc:date>2015-04-25T17:38:00</dc:date>
            </office:change-info>
          </text:insertion>
        </text:changed-region>
        <text:changed-region xml:id="ct253978128" text:id="ct253978128">
          <text:deletion>
            <office:change-info>
              <dc:creator>Peter Camilleri</dc:creator>
              <dc:date>2015-04-25T23:17:00</dc:date>
            </office:change-info>
            <text:p text:style-name="Text_20_body">.p2c</text:p>
          </text:deletion>
        </text:changed-region>
        <text:changed-region xml:id="ct253978024" text:id="ct253978024">
          <text:deletion>
            <office:change-info>
              <dc:creator>Peter Camilleri</dc:creator>
              <dc:date>2015-04-25T23:18:00</dc:date>
            </office:change-info>
            <text:p text:style-name="Text_20_body"/>
            <text:p text:style-name="Text_20_body"/>
          </text:deletion>
        </text:changed-region>
        <text:changed-region xml:id="ct253978232" text:id="ct253978232">
          <text:insertion>
            <office:change-info>
              <dc:creator>Peter Camilleri</dc:creator>
              <dc:date>2015-04-25T17:38:00</dc:date>
            </office:change-info>
          </text:insertion>
        </text:changed-region>
        <text:changed-region xml:id="ct253978336" text:id="ct253978336">
          <text:insertion>
            <office:change-info>
              <dc:creator>Peter Camilleri</dc:creator>
              <dc:date>2015-04-25T17:38:00</dc:date>
            </office:change-info>
          </text:insertion>
        </text:changed-region>
        <text:changed-region xml:id="ct253978440" text:id="ct253978440">
          <text:insertion>
            <office:change-info>
              <dc:creator>Peter Camilleri</dc:creator>
              <dc:date>2015-04-25T17:38:00</dc:date>
            </office:change-info>
          </text:insertion>
        </text:changed-region>
        <text:changed-region xml:id="ct253978544" text:id="ct253978544">
          <text:insertion>
            <office:change-info>
              <dc:creator>Peter Camilleri</dc:creator>
              <dc:date>2015-04-25T17:38:00</dc:date>
            </office:change-info>
          </text:insertion>
        </text:changed-region>
        <text:changed-region xml:id="ct253978648" text:id="ct253978648">
          <text:insertion>
            <office:change-info>
              <dc:creator>Peter Camilleri</dc:creator>
              <dc:date>2015-04-25T17:38:00</dc:date>
            </office:change-info>
          </text:insertion>
        </text:changed-region>
        <text:changed-region xml:id="ct253978752" text:id="ct253978752">
          <text:insertion>
            <office:change-info>
              <dc:creator>Peter Camilleri</dc:creator>
              <dc:date>2015-04-25T17:38:00</dc:date>
            </office:change-info>
          </text:insertion>
        </text:changed-region>
        <text:changed-region xml:id="ct253978856" text:id="ct253978856">
          <text:deletion>
            <office:change-info>
              <dc:creator>Peter Camilleri</dc:creator>
              <dc:date>2015-04-25T23:18:00</dc:date>
            </office:change-info>
            <text:p text:style-name="Text_20_body"/>
            <text:p text:style-name="Text_20_body">.polar</text:p>
          </text:deletion>
        </text:changed-region>
        <text:changed-region xml:id="ct253978960" text:id="ct253978960">
          <text:insertion>
            <office:change-info>
              <dc:creator>Peter Camilleri</dc:creator>
              <dc:date>2015-04-25T17:38:00</dc:date>
            </office:change-info>
          </text:insertion>
        </text:changed-region>
        <text:changed-region xml:id="ct253979064" text:id="ct253979064">
          <text:insertion>
            <office:change-info>
              <dc:creator>Peter Camilleri</dc:creator>
              <dc:date>2015-04-25T17:38:00</dc:date>
            </office:change-info>
          </text:insertion>
        </text:changed-region>
        <text:changed-region xml:id="ct253979168" text:id="ct253979168">
          <text:insertion>
            <office:change-info>
              <dc:creator>Peter Camilleri</dc:creator>
              <dc:date>2015-04-25T17:38:00</dc:date>
            </office:change-info>
          </text:insertion>
        </text:changed-region>
        <text:changed-region xml:id="ct253979272" text:id="ct253979272">
          <text:insertion>
            <office:change-info>
              <dc:creator>Peter Camilleri</dc:creator>
              <dc:date>2015-04-25T17:38:00</dc:date>
            </office:change-info>
          </text:insertion>
        </text:changed-region>
        <text:changed-region xml:id="ct253979376" text:id="ct253979376">
          <text:insertion>
            <office:change-info>
              <dc:creator>Peter Camilleri</dc:creator>
              <dc:date>2015-04-25T17:38:00</dc:date>
            </office:change-info>
          </text:insertion>
        </text:changed-region>
        <text:changed-region xml:id="ct253979480" text:id="ct253979480">
          <text:insertion>
            <office:change-info>
              <dc:creator>Peter Camilleri</dc:creator>
              <dc:date>2015-04-25T17:38:00</dc:date>
            </office:change-info>
          </text:insertion>
        </text:changed-region>
        <text:changed-region xml:id="ct253979584" text:id="ct253979584">
          <text:deletion>
            <office:change-info>
              <dc:creator>Peter Camilleri</dc:creator>
              <dc:date>2015-04-25T23:18:00</dc:date>
            </office:change-info>
            <text:p text:style-name="Text_20_body"/>
            <text:p text:style-name="Text_20_body">.r2d</text:p>
          </text:deletion>
        </text:changed-region>
        <text:changed-region xml:id="ct253979688" text:id="ct253979688">
          <text:insertion>
            <office:change-info>
              <dc:creator>Peter Camilleri</dc:creator>
              <dc:date>2015-04-25T17:38:00</dc:date>
            </office:change-info>
          </text:insertion>
        </text:changed-region>
        <text:changed-region xml:id="ct253979792" text:id="ct253979792">
          <text:insertion>
            <office:change-info>
              <dc:creator>Peter Camilleri</dc:creator>
              <dc:date>2015-04-25T17:38:00</dc:date>
            </office:change-info>
          </text:insertion>
        </text:changed-region>
        <text:changed-region xml:id="ct253979896" text:id="ct253979896">
          <text:insertion>
            <office:change-info>
              <dc:creator>Peter Camilleri</dc:creator>
              <dc:date>2015-04-25T17:38:00</dc:date>
            </office:change-info>
          </text:insertion>
        </text:changed-region>
        <text:changed-region xml:id="ct253980000" text:id="ct253980000">
          <text:insertion>
            <office:change-info>
              <dc:creator>Peter Camilleri</dc:creator>
              <dc:date>2015-04-25T17:38:00</dc:date>
            </office:change-info>
          </text:insertion>
        </text:changed-region>
        <text:changed-region xml:id="ct253980104" text:id="ct253980104">
          <text:insertion>
            <office:change-info>
              <dc:creator>Peter Camilleri</dc:creator>
              <dc:date>2015-04-25T17:38:00</dc:date>
            </office:change-info>
          </text:insertion>
        </text:changed-region>
        <text:changed-region xml:id="ct253980208" text:id="ct253980208">
          <text:deletion>
            <office:change-info>
              <dc:creator>Peter Camilleri</dc:creator>
              <dc:date>2015-04-25T23:18:00</dc:date>
            </office:change-info>
            <text:p text:style-name="Text_20_body"/>
            <text:p text:style-name="Text_20_body">.real</text:p>
          </text:deletion>
        </text:changed-region>
        <text:changed-region xml:id="ct253980312" text:id="ct253980312">
          <text:insertion>
            <office:change-info>
              <dc:creator>Peter Camilleri</dc:creator>
              <dc:date>2015-04-25T17:39:00</dc:date>
            </office:change-info>
          </text:insertion>
        </text:changed-region>
        <text:changed-region xml:id="ct254050000" text:id="ct254050000">
          <text:insertion>
            <office:change-info>
              <dc:creator>Peter Camilleri</dc:creator>
              <dc:date>2015-04-25T17:39:00</dc:date>
            </office:change-info>
          </text:insertion>
        </text:changed-region>
        <text:changed-region xml:id="ct254050104" text:id="ct254050104">
          <text:insertion>
            <office:change-info>
              <dc:creator>Peter Camilleri</dc:creator>
              <dc:date>2015-04-25T17:39:00</dc:date>
            </office:change-info>
          </text:insertion>
        </text:changed-region>
        <text:changed-region xml:id="ct254050208" text:id="ct254050208">
          <text:insertion>
            <office:change-info>
              <dc:creator>Peter Camilleri</dc:creator>
              <dc:date>2015-04-25T17:39:00</dc:date>
            </office:change-info>
          </text:insertion>
        </text:changed-region>
        <text:changed-region xml:id="ct254050312" text:id="ct254050312">
          <text:deletion>
            <office:change-info>
              <dc:creator>Peter Camilleri</dc:creator>
              <dc:date>2015-04-25T23:19:00</dc:date>
            </office:change-info>
            <text:p text:style-name="Text_20_body"/>
            <text:p text:style-name="Text_20_body">.round</text:p>
          </text:deletion>
        </text:changed-region>
        <text:changed-region xml:id="ct254050416" text:id="ct254050416">
          <text:insertion>
            <office:change-info>
              <dc:creator>Peter Camilleri</dc:creator>
              <dc:date>2015-04-25T17:39:00</dc:date>
            </office:change-info>
          </text:insertion>
        </text:changed-region>
        <text:changed-region xml:id="ct254050520" text:id="ct254050520">
          <text:insertion>
            <office:change-info>
              <dc:creator>Peter Camilleri</dc:creator>
              <dc:date>2015-04-25T17:39:00</dc:date>
            </office:change-info>
          </text:insertion>
        </text:changed-region>
        <text:changed-region xml:id="ct254050624" text:id="ct254050624">
          <text:insertion>
            <office:change-info>
              <dc:creator>Peter Camilleri</dc:creator>
              <dc:date>2015-04-25T17:39:00</dc:date>
            </office:change-info>
          </text:insertion>
        </text:changed-region>
        <text:changed-region xml:id="ct254050728" text:id="ct254050728">
          <text:insertion>
            <office:change-info>
              <dc:creator>Peter Camilleri</dc:creator>
              <dc:date>2015-04-25T17:39:00</dc:date>
            </office:change-info>
          </text:insertion>
        </text:changed-region>
        <text:changed-region xml:id="ct254050832" text:id="ct254050832">
          <text:insertion>
            <office:change-info>
              <dc:creator>Peter Camilleri</dc:creator>
              <dc:date>2015-04-25T17:39:00</dc:date>
            </office:change-info>
          </text:insertion>
        </text:changed-region>
        <text:changed-region xml:id="ct254050936" text:id="ct254050936">
          <text:insertion>
            <office:change-info>
              <dc:creator>Peter Camilleri</dc:creator>
              <dc:date>2015-04-25T17:39:00</dc:date>
            </office:change-info>
          </text:insertion>
        </text:changed-region>
        <text:changed-region xml:id="ct254051040" text:id="ct254051040">
          <text:deletion>
            <office:change-info>
              <dc:creator>Peter Camilleri</dc:creator>
              <dc:date>2015-04-25T23:19:00</dc:date>
            </office:change-info>
            <text:p text:style-name="Text_20_body"/>
            <text:p text:style-name="Text_20_body">.sin</text:p>
          </text:deletion>
        </text:changed-region>
        <text:changed-region xml:id="ct254051144" text:id="ct254051144">
          <text:insertion>
            <office:change-info>
              <dc:creator>Peter Camilleri</dc:creator>
              <dc:date>2015-04-25T17:39:00</dc:date>
            </office:change-info>
          </text:insertion>
        </text:changed-region>
        <text:changed-region xml:id="ct254051248" text:id="ct254051248">
          <text:insertion>
            <office:change-info>
              <dc:creator>Peter Camilleri</dc:creator>
              <dc:date>2015-04-25T17:39:00</dc:date>
            </office:change-info>
          </text:insertion>
        </text:changed-region>
        <text:changed-region xml:id="ct254051352" text:id="ct254051352">
          <text:insertion>
            <office:change-info>
              <dc:creator>Peter Camilleri</dc:creator>
              <dc:date>2015-04-25T17:39:00</dc:date>
            </office:change-info>
          </text:insertion>
        </text:changed-region>
        <text:changed-region xml:id="ct254051456" text:id="ct254051456">
          <text:insertion>
            <office:change-info>
              <dc:creator>Peter Camilleri</dc:creator>
              <dc:date>2015-04-25T17:39:00</dc:date>
            </office:change-info>
          </text:insertion>
        </text:changed-region>
        <text:changed-region xml:id="ct254051560" text:id="ct254051560">
          <text:insertion>
            <office:change-info>
              <dc:creator>Peter Camilleri</dc:creator>
              <dc:date>2015-04-25T17:39:00</dc:date>
            </office:change-info>
          </text:insertion>
        </text:changed-region>
        <text:changed-region xml:id="ct254051664" text:id="ct254051664">
          <text:deletion>
            <office:change-info>
              <dc:creator>Peter Camilleri</dc:creator>
              <dc:date>2015-04-25T23:19:00</dc:date>
            </office:change-info>
            <text:p text:style-name="Text_20_body"/>
            <text:p text:style-name="Text_20_body">.sinh</text:p>
          </text:deletion>
        </text:changed-region>
        <text:changed-region xml:id="ct254051768" text:id="ct254051768">
          <text:insertion>
            <office:change-info>
              <dc:creator>Peter Camilleri</dc:creator>
              <dc:date>2015-04-25T17:39:00</dc:date>
            </office:change-info>
          </text:insertion>
        </text:changed-region>
        <text:changed-region xml:id="ct254051872" text:id="ct254051872">
          <text:insertion>
            <office:change-info>
              <dc:creator>Peter Camilleri</dc:creator>
              <dc:date>2015-04-25T17:39:00</dc:date>
            </office:change-info>
          </text:insertion>
        </text:changed-region>
        <text:changed-region xml:id="ct254051976" text:id="ct254051976">
          <text:insertion>
            <office:change-info>
              <dc:creator>Peter Camilleri</dc:creator>
              <dc:date>2015-04-25T17:39:00</dc:date>
            </office:change-info>
          </text:insertion>
        </text:changed-region>
        <text:changed-region xml:id="ct254052080" text:id="ct254052080">
          <text:insertion>
            <office:change-info>
              <dc:creator>Peter Camilleri</dc:creator>
              <dc:date>2015-04-25T17:39:00</dc:date>
            </office:change-info>
          </text:insertion>
        </text:changed-region>
        <text:changed-region xml:id="ct254052184" text:id="ct254052184">
          <text:insertion>
            <office:change-info>
              <dc:creator>Peter Camilleri</dc:creator>
              <dc:date>2015-04-25T17:39:00</dc:date>
            </office:change-info>
          </text:insertion>
        </text:changed-region>
        <text:changed-region xml:id="ct254052288" text:id="ct254052288">
          <text:deletion>
            <office:change-info>
              <dc:creator>Peter Camilleri</dc:creator>
              <dc:date>2015-04-25T23:19:00</dc:date>
            </office:change-info>
            <text:p text:style-name="Text_20_body"/>
            <text:p text:style-name="Text_20_body">.sleep</text:p>
          </text:deletion>
        </text:changed-region>
        <text:changed-region xml:id="ct254052392" text:id="ct254052392">
          <text:insertion>
            <office:change-info>
              <dc:creator>Peter Camilleri</dc:creator>
              <dc:date>2015-04-25T17:39:00</dc:date>
            </office:change-info>
          </text:insertion>
        </text:changed-region>
        <text:changed-region xml:id="ct254052496" text:id="ct254052496">
          <text:insertion>
            <office:change-info>
              <dc:creator>Peter Camilleri</dc:creator>
              <dc:date>2015-04-25T17:39:00</dc:date>
            </office:change-info>
          </text:insertion>
        </text:changed-region>
        <text:changed-region xml:id="ct254052600" text:id="ct254052600">
          <text:insertion>
            <office:change-info>
              <dc:creator>Peter Camilleri</dc:creator>
              <dc:date>2015-04-25T17:39:00</dc:date>
            </office:change-info>
          </text:insertion>
        </text:changed-region>
        <text:changed-region xml:id="ct254052704" text:id="ct254052704">
          <text:insertion>
            <office:change-info>
              <dc:creator>Peter Camilleri</dc:creator>
              <dc:date>2015-04-25T17:39:00</dc:date>
            </office:change-info>
          </text:insertion>
        </text:changed-region>
        <text:changed-region xml:id="ct254052808" text:id="ct254052808">
          <text:deletion>
            <office:change-info>
              <dc:creator>Peter Camilleri</dc:creator>
              <dc:date>2015-04-25T23:20:00</dc:date>
            </office:change-info>
            <text:p text:style-name="Text_20_body"/>
            <text:p text:style-name="Text_20_body">.sqr</text:p>
          </text:deletion>
        </text:changed-region>
        <text:changed-region xml:id="ct254052912" text:id="ct254052912">
          <text:insertion>
            <office:change-info>
              <dc:creator>Peter Camilleri</dc:creator>
              <dc:date>2015-04-25T17:39:00</dc:date>
            </office:change-info>
          </text:insertion>
        </text:changed-region>
        <text:changed-region xml:id="ct254053016" text:id="ct254053016">
          <text:insertion>
            <office:change-info>
              <dc:creator>Peter Camilleri</dc:creator>
              <dc:date>2015-04-25T17:39:00</dc:date>
            </office:change-info>
          </text:insertion>
        </text:changed-region>
        <text:changed-region xml:id="ct254053120" text:id="ct254053120">
          <text:insertion>
            <office:change-info>
              <dc:creator>Peter Camilleri</dc:creator>
              <dc:date>2015-04-25T17:39:00</dc:date>
            </office:change-info>
          </text:insertion>
        </text:changed-region>
        <text:changed-region xml:id="ct254053224" text:id="ct254053224">
          <text:insertion>
            <office:change-info>
              <dc:creator>Peter Camilleri</dc:creator>
              <dc:date>2015-04-25T17:39:00</dc:date>
            </office:change-info>
          </text:insertion>
        </text:changed-region>
        <text:changed-region xml:id="ct254053328" text:id="ct254053328">
          <text:deletion>
            <office:change-info>
              <dc:creator>Peter Camilleri</dc:creator>
              <dc:date>2015-04-25T23:20:00</dc:date>
            </office:change-info>
            <text:p text:style-name="Text_20_body"/>
            <text:p text:style-name="Text_20_body">.sqrt</text:p>
          </text:deletion>
        </text:changed-region>
        <text:changed-region xml:id="ct254053432" text:id="ct254053432">
          <text:insertion>
            <office:change-info>
              <dc:creator>Peter Camilleri</dc:creator>
              <dc:date>2015-04-25T17:39:00</dc:date>
            </office:change-info>
          </text:insertion>
        </text:changed-region>
        <text:changed-region xml:id="ct254053536" text:id="ct254053536">
          <text:insertion>
            <office:change-info>
              <dc:creator>Peter Camilleri</dc:creator>
              <dc:date>2015-04-25T17:39:00</dc:date>
            </office:change-info>
          </text:insertion>
        </text:changed-region>
        <text:changed-region xml:id="ct254053640" text:id="ct254053640">
          <text:insertion>
            <office:change-info>
              <dc:creator>Peter Camilleri</dc:creator>
              <dc:date>2015-04-25T17:39:00</dc:date>
            </office:change-info>
          </text:insertion>
        </text:changed-region>
        <text:changed-region xml:id="ct254053744" text:id="ct254053744">
          <text:insertion>
            <office:change-info>
              <dc:creator>Peter Camilleri</dc:creator>
              <dc:date>2015-04-25T17:39:00</dc:date>
            </office:change-info>
          </text:insertion>
        </text:changed-region>
        <text:changed-region xml:id="ct254053848" text:id="ct254053848">
          <text:insertion>
            <office:change-info>
              <dc:creator>Peter Camilleri</dc:creator>
              <dc:date>2015-04-25T17:39:00</dc:date>
            </office:change-info>
          </text:insertion>
        </text:changed-region>
        <text:changed-region xml:id="ct254053952" text:id="ct254053952">
          <text:deletion>
            <office:change-info>
              <dc:creator>Peter Camilleri</dc:creator>
              <dc:date>2015-04-25T23:20:00</dc:date>
            </office:change-info>
            <text:p text:style-name="Text_20_body"/>
            <text:p text:style-name="Text_20_body">.tan</text:p>
          </text:deletion>
        </text:changed-region>
        <text:changed-region xml:id="ct254054096" text:id="ct254054096">
          <text:insertion>
            <office:change-info>
              <dc:creator>Peter Camilleri</dc:creator>
              <dc:date>2015-04-25T17:39:00</dc:date>
            </office:change-info>
          </text:insertion>
        </text:changed-region>
        <text:changed-region xml:id="ct254054200" text:id="ct254054200">
          <text:insertion>
            <office:change-info>
              <dc:creator>Peter Camilleri</dc:creator>
              <dc:date>2015-04-25T17:39:00</dc:date>
            </office:change-info>
          </text:insertion>
        </text:changed-region>
        <text:changed-region xml:id="ct254054304" text:id="ct254054304">
          <text:insertion>
            <office:change-info>
              <dc:creator>Peter Camilleri</dc:creator>
              <dc:date>2015-04-25T17:39:00</dc:date>
            </office:change-info>
          </text:insertion>
        </text:changed-region>
        <text:changed-region xml:id="ct254054408" text:id="ct254054408">
          <text:insertion>
            <office:change-info>
              <dc:creator>Peter Camilleri</dc:creator>
              <dc:date>2015-04-25T17:39:00</dc:date>
            </office:change-info>
          </text:insertion>
        </text:changed-region>
        <text:changed-region xml:id="ct254054512" text:id="ct254054512">
          <text:insertion>
            <office:change-info>
              <dc:creator>Peter Camilleri</dc:creator>
              <dc:date>2015-04-25T17:39:00</dc:date>
            </office:change-info>
          </text:insertion>
        </text:changed-region>
        <text:changed-region xml:id="ct254054616" text:id="ct254054616">
          <text:deletion>
            <office:change-info>
              <dc:creator>Peter Camilleri</dc:creator>
              <dc:date>2015-04-25T23:20:00</dc:date>
            </office:change-info>
            <text:p text:style-name="Text_20_body"/>
            <text:p text:style-name="Text_20_body">.tanh</text:p>
          </text:deletion>
        </text:changed-region>
        <text:changed-region xml:id="ct254054720" text:id="ct254054720">
          <text:insertion>
            <office:change-info>
              <dc:creator>Peter Camilleri</dc:creator>
              <dc:date>2015-04-25T17:39:00</dc:date>
            </office:change-info>
          </text:insertion>
        </text:changed-region>
        <text:changed-region xml:id="ct254054824" text:id="ct254054824">
          <text:insertion>
            <office:change-info>
              <dc:creator>Peter Camilleri</dc:creator>
              <dc:date>2015-04-25T17:39:00</dc:date>
            </office:change-info>
          </text:insertion>
        </text:changed-region>
        <text:changed-region xml:id="ct254054928" text:id="ct254054928">
          <text:insertion>
            <office:change-info>
              <dc:creator>Peter Camilleri</dc:creator>
              <dc:date>2015-04-25T17:39:00</dc:date>
            </office:change-info>
          </text:insertion>
        </text:changed-region>
        <text:changed-region xml:id="ct254055032" text:id="ct254055032">
          <text:insertion>
            <office:change-info>
              <dc:creator>Peter Camilleri</dc:creator>
              <dc:date>2015-04-25T17:39:00</dc:date>
            </office:change-info>
          </text:insertion>
        </text:changed-region>
        <text:changed-region xml:id="ct254055136" text:id="ct254055136">
          <text:insertion>
            <office:change-info>
              <dc:creator>Peter Camilleri</dc:creator>
              <dc:date>2015-04-25T17:39:00</dc:date>
            </office:change-info>
          </text:insertion>
        </text:changed-region>
        <text:changed-region xml:id="ct254055240" text:id="ct254055240">
          <text:deletion>
            <office:change-info>
              <dc:creator>Peter Camilleri</dc:creator>
              <dc:date>2015-04-25T23:20:00</dc:date>
            </office:change-info>
            <text:p text:style-name="Text_20_body"/>
            <text:p text:style-name="Text_20_body">/</text:p>
          </text:deletion>
        </text:changed-region>
        <text:changed-region xml:id="ct254055344" text:id="ct254055344">
          <text:insertion>
            <office:change-info>
              <dc:creator>Peter Camilleri</dc:creator>
              <dc:date>2015-04-25T17:39:00</dc:date>
            </office:change-info>
          </text:insertion>
        </text:changed-region>
        <text:changed-region xml:id="ct254055448" text:id="ct254055448">
          <text:insertion>
            <office:change-info>
              <dc:creator>Peter Camilleri</dc:creator>
              <dc:date>2015-04-25T17:39:00</dc:date>
            </office:change-info>
          </text:insertion>
        </text:changed-region>
        <text:changed-region xml:id="ct254055552" text:id="ct254055552">
          <text:insertion>
            <office:change-info>
              <dc:creator>Peter Camilleri</dc:creator>
              <dc:date>2015-04-25T17:39:00</dc:date>
            </office:change-info>
          </text:insertion>
        </text:changed-region>
        <text:changed-region xml:id="ct254055656" text:id="ct254055656">
          <text:insertion>
            <office:change-info>
              <dc:creator>Peter Camilleri</dc:creator>
              <dc:date>2015-04-25T17:39:00</dc:date>
            </office:change-info>
          </text:insertion>
        </text:changed-region>
        <text:changed-region xml:id="ct254055760" text:id="ct254055760">
          <text:deletion>
            <office:change-info>
              <dc:creator>Peter Camilleri</dc:creator>
              <dc:date>2015-04-25T23:21:00</dc:date>
            </office:change-info>
            <text:p text:style-name="Text_20_body"/>
            <text:p text:style-name="Text_20_body">0&lt;</text:p>
          </text:deletion>
        </text:changed-region>
        <text:changed-region xml:id="ct254055864" text:id="ct254055864">
          <text:insertion>
            <office:change-info>
              <dc:creator>Peter Camilleri</dc:creator>
              <dc:date>2015-04-25T17:39:00</dc:date>
            </office:change-info>
          </text:insertion>
        </text:changed-region>
        <text:changed-region xml:id="ct254055968" text:id="ct254055968">
          <text:insertion>
            <office:change-info>
              <dc:creator>Peter Camilleri</dc:creator>
              <dc:date>2015-04-25T17:39:00</dc:date>
            </office:change-info>
          </text:insertion>
        </text:changed-region>
        <text:changed-region xml:id="ct254056072" text:id="ct254056072">
          <text:insertion>
            <office:change-info>
              <dc:creator>Peter Camilleri</dc:creator>
              <dc:date>2015-04-25T17:39:00</dc:date>
            </office:change-info>
          </text:insertion>
        </text:changed-region>
        <text:changed-region xml:id="ct254056176" text:id="ct254056176">
          <text:insertion>
            <office:change-info>
              <dc:creator>Peter Camilleri</dc:creator>
              <dc:date>2015-04-25T17:39:00</dc:date>
            </office:change-info>
          </text:insertion>
        </text:changed-region>
        <text:changed-region xml:id="ct254056280" text:id="ct254056280">
          <text:deletion>
            <office:change-info>
              <dc:creator>Peter Camilleri</dc:creator>
              <dc:date>2015-04-25T23:21:00</dc:date>
            </office:change-info>
            <text:p text:style-name="Text_20_body"/>
            <text:p text:style-name="Text_20_body">0&lt;=</text:p>
          </text:deletion>
        </text:changed-region>
        <text:changed-region xml:id="ct254056384" text:id="ct254056384">
          <text:insertion>
            <office:change-info>
              <dc:creator>Peter Camilleri</dc:creator>
              <dc:date>2015-04-25T17:39:00</dc:date>
            </office:change-info>
          </text:insertion>
        </text:changed-region>
        <text:changed-region xml:id="ct254056488" text:id="ct254056488">
          <text:insertion>
            <office:change-info>
              <dc:creator>Peter Camilleri</dc:creator>
              <dc:date>2015-04-25T17:39:00</dc:date>
            </office:change-info>
          </text:insertion>
        </text:changed-region>
        <text:changed-region xml:id="ct254056592" text:id="ct254056592">
          <text:insertion>
            <office:change-info>
              <dc:creator>Peter Camilleri</dc:creator>
              <dc:date>2015-04-25T17:39:00</dc:date>
            </office:change-info>
          </text:insertion>
        </text:changed-region>
        <text:changed-region xml:id="ct254056696" text:id="ct254056696">
          <text:insertion>
            <office:change-info>
              <dc:creator>Peter Camilleri</dc:creator>
              <dc:date>2015-04-25T17:39:00</dc:date>
            </office:change-info>
          </text:insertion>
        </text:changed-region>
        <text:changed-region xml:id="ct254056800" text:id="ct254056800">
          <text:deletion>
            <office:change-info>
              <dc:creator>Peter Camilleri</dc:creator>
              <dc:date>2015-04-25T23:21:00</dc:date>
            </office:change-info>
            <text:p text:style-name="Text_20_body"/>
            <text:p text:style-name="Text_20_body">0&lt;=&gt;</text:p>
          </text:deletion>
        </text:changed-region>
        <text:changed-region xml:id="ct254056904" text:id="ct254056904">
          <text:insertion>
            <office:change-info>
              <dc:creator>Peter Camilleri</dc:creator>
              <dc:date>2015-04-25T17:39:00</dc:date>
            </office:change-info>
          </text:insertion>
        </text:changed-region>
        <text:changed-region xml:id="ct254057008" text:id="ct254057008">
          <text:insertion>
            <office:change-info>
              <dc:creator>Peter Camilleri</dc:creator>
              <dc:date>2015-04-25T17:39:00</dc:date>
            </office:change-info>
          </text:insertion>
        </text:changed-region>
        <text:changed-region xml:id="ct254057112" text:id="ct254057112">
          <text:insertion>
            <office:change-info>
              <dc:creator>Peter Camilleri</dc:creator>
              <dc:date>2015-04-25T17:39:00</dc:date>
            </office:change-info>
          </text:insertion>
        </text:changed-region>
        <text:changed-region xml:id="ct254057216" text:id="ct254057216">
          <text:insertion>
            <office:change-info>
              <dc:creator>Peter Camilleri</dc:creator>
              <dc:date>2015-04-25T17:39:00</dc:date>
            </office:change-info>
          </text:insertion>
        </text:changed-region>
        <text:changed-region xml:id="ct254057320" text:id="ct254057320">
          <text:insertion>
            <office:change-info>
              <dc:creator>Peter Camilleri</dc:creator>
              <dc:date>2015-04-25T17:39:00</dc:date>
            </office:change-info>
          </text:insertion>
        </text:changed-region>
        <text:changed-region xml:id="ct254057528" text:id="ct254057528">
          <text:deletion>
            <office:change-info>
              <dc:creator>Peter Camilleri</dc:creator>
              <dc:date>2015-04-25T23:21:00</dc:date>
            </office:change-info>
            <text:p text:style-name="Text_20_body">0&lt;&gt;</text:p>
          </text:deletion>
        </text:changed-region>
        <text:changed-region xml:id="ct254057424" text:id="ct254057424">
          <text:deletion>
            <office:change-info>
              <dc:creator>Peter Camilleri</dc:creator>
              <dc:date>2015-04-25T23:22:00</dc:date>
            </office:change-info>
            <text:p text:style-name="Text_20_body"/>
            <text:p text:style-name="Text_20_body"/>
          </text:deletion>
        </text:changed-region>
        <text:changed-region xml:id="ct254057632" text:id="ct254057632">
          <text:insertion>
            <office:change-info>
              <dc:creator>Peter Camilleri</dc:creator>
              <dc:date>2015-04-25T17:39:00</dc:date>
            </office:change-info>
          </text:insertion>
        </text:changed-region>
        <text:changed-region xml:id="ct254057736" text:id="ct254057736">
          <text:insertion>
            <office:change-info>
              <dc:creator>Peter Camilleri</dc:creator>
              <dc:date>2015-04-25T17:39:00</dc:date>
            </office:change-info>
          </text:insertion>
        </text:changed-region>
        <text:changed-region xml:id="ct254057840" text:id="ct254057840">
          <text:insertion>
            <office:change-info>
              <dc:creator>Peter Camilleri</dc:creator>
              <dc:date>2015-04-25T17:39:00</dc:date>
            </office:change-info>
          </text:insertion>
        </text:changed-region>
        <text:changed-region xml:id="ct254057944" text:id="ct254057944">
          <text:insertion>
            <office:change-info>
              <dc:creator>Peter Camilleri</dc:creator>
              <dc:date>2015-04-25T17:39:00</dc:date>
            </office:change-info>
          </text:insertion>
        </text:changed-region>
        <text:changed-region xml:id="ct254058048" text:id="ct254058048">
          <text:deletion>
            <office:change-info>
              <dc:creator>Peter Camilleri</dc:creator>
              <dc:date>2015-04-25T23:22:00</dc:date>
            </office:change-info>
            <text:p text:style-name="Text_20_body"/>
            <text:p text:style-name="Text_20_body">0=</text:p>
          </text:deletion>
        </text:changed-region>
        <text:changed-region xml:id="ct254058192" text:id="ct254058192">
          <text:insertion>
            <office:change-info>
              <dc:creator>Peter Camilleri</dc:creator>
              <dc:date>2015-04-25T17:39:00</dc:date>
            </office:change-info>
          </text:insertion>
        </text:changed-region>
        <text:changed-region xml:id="ct254058296" text:id="ct254058296">
          <text:insertion>
            <office:change-info>
              <dc:creator>Peter Camilleri</dc:creator>
              <dc:date>2015-04-25T17:39:00</dc:date>
            </office:change-info>
          </text:insertion>
        </text:changed-region>
        <text:changed-region xml:id="ct254058400" text:id="ct254058400">
          <text:insertion>
            <office:change-info>
              <dc:creator>Peter Camilleri</dc:creator>
              <dc:date>2015-04-25T17:39:00</dc:date>
            </office:change-info>
          </text:insertion>
        </text:changed-region>
        <text:changed-region xml:id="ct254058504" text:id="ct254058504">
          <text:insertion>
            <office:change-info>
              <dc:creator>Peter Camilleri</dc:creator>
              <dc:date>2015-04-25T17:39:00</dc:date>
            </office:change-info>
          </text:insertion>
        </text:changed-region>
        <text:changed-region xml:id="ct254058608" text:id="ct254058608">
          <text:deletion>
            <office:change-info>
              <dc:creator>Peter Camilleri</dc:creator>
              <dc:date>2015-04-25T23:22:00</dc:date>
            </office:change-info>
            <text:p text:style-name="Text_20_body"/>
            <text:p text:style-name="Text_20_body">0&gt;</text:p>
          </text:deletion>
        </text:changed-region>
        <text:changed-region xml:id="ct254058712" text:id="ct254058712">
          <text:insertion>
            <office:change-info>
              <dc:creator>Peter Camilleri</dc:creator>
              <dc:date>2015-04-25T17:39:00</dc:date>
            </office:change-info>
          </text:insertion>
        </text:changed-region>
        <text:changed-region xml:id="ct254058816" text:id="ct254058816">
          <text:insertion>
            <office:change-info>
              <dc:creator>Peter Camilleri</dc:creator>
              <dc:date>2015-04-25T17:39:00</dc:date>
            </office:change-info>
          </text:insertion>
        </text:changed-region>
        <text:changed-region xml:id="ct254058920" text:id="ct254058920">
          <text:insertion>
            <office:change-info>
              <dc:creator>Peter Camilleri</dc:creator>
              <dc:date>2015-04-25T17:39:00</dc:date>
            </office:change-info>
          </text:insertion>
        </text:changed-region>
        <text:changed-region xml:id="ct254059024" text:id="ct254059024">
          <text:insertion>
            <office:change-info>
              <dc:creator>Peter Camilleri</dc:creator>
              <dc:date>2015-04-25T17:39:00</dc:date>
            </office:change-info>
          </text:insertion>
        </text:changed-region>
        <text:changed-region xml:id="ct254059128" text:id="ct254059128">
          <text:deletion>
            <office:change-info>
              <dc:creator>Peter Camilleri</dc:creator>
              <dc:date>2015-04-25T23:22:00</dc:date>
            </office:change-info>
            <text:p text:style-name="Text_20_body"/>
            <text:p text:style-name="Text_20_body">0&gt;=</text:p>
          </text:deletion>
        </text:changed-region>
        <text:changed-region xml:id="ct254059232" text:id="ct254059232">
          <text:insertion>
            <office:change-info>
              <dc:creator>Peter Camilleri</dc:creator>
              <dc:date>2015-04-25T17:39:00</dc:date>
            </office:change-info>
          </text:insertion>
        </text:changed-region>
        <text:changed-region xml:id="ct254059336" text:id="ct254059336">
          <text:insertion>
            <office:change-info>
              <dc:creator>Peter Camilleri</dc:creator>
              <dc:date>2015-04-25T17:39:00</dc:date>
            </office:change-info>
          </text:insertion>
        </text:changed-region>
        <text:changed-region xml:id="ct254059440" text:id="ct254059440">
          <text:insertion>
            <office:change-info>
              <dc:creator>Peter Camilleri</dc:creator>
              <dc:date>2015-04-25T17:39:00</dc:date>
            </office:change-info>
          </text:insertion>
        </text:changed-region>
        <text:changed-region xml:id="ct254059544" text:id="ct254059544">
          <text:insertion>
            <office:change-info>
              <dc:creator>Peter Camilleri</dc:creator>
              <dc:date>2015-04-25T17:39:00</dc:date>
            </office:change-info>
          </text:insertion>
        </text:changed-region>
        <text:changed-region xml:id="ct254059648" text:id="ct254059648">
          <text:deletion>
            <office:change-info>
              <dc:creator>Peter Camilleri</dc:creator>
              <dc:date>2015-04-25T23:22:00</dc:date>
            </office:change-info>
            <text:p text:style-name="Text_20_body"/>
            <text:p text:style-name="Text_20_body">1+</text:p>
          </text:deletion>
        </text:changed-region>
        <text:changed-region xml:id="ct254059752" text:id="ct254059752">
          <text:insertion>
            <office:change-info>
              <dc:creator>Peter Camilleri</dc:creator>
              <dc:date>2015-04-25T17:39:00</dc:date>
            </office:change-info>
          </text:insertion>
        </text:changed-region>
        <text:changed-region xml:id="ct254059856" text:id="ct254059856">
          <text:insertion>
            <office:change-info>
              <dc:creator>Peter Camilleri</dc:creator>
              <dc:date>2015-04-25T17:39:00</dc:date>
            </office:change-info>
          </text:insertion>
        </text:changed-region>
        <text:changed-region xml:id="ct254059960" text:id="ct254059960">
          <text:insertion>
            <office:change-info>
              <dc:creator>Peter Camilleri</dc:creator>
              <dc:date>2015-04-25T17:39:00</dc:date>
            </office:change-info>
          </text:insertion>
        </text:changed-region>
        <text:changed-region xml:id="ct254060064" text:id="ct254060064">
          <text:insertion>
            <office:change-info>
              <dc:creator>Peter Camilleri</dc:creator>
              <dc:date>2015-04-25T17:39:00</dc:date>
            </office:change-info>
          </text:insertion>
        </text:changed-region>
        <text:changed-region xml:id="ct254060168" text:id="ct254060168">
          <text:deletion>
            <office:change-info>
              <dc:creator>Peter Camilleri</dc:creator>
              <dc:date>2015-04-25T23:22:00</dc:date>
            </office:change-info>
            <text:p text:style-name="Text_20_body"/>
            <text:p text:style-name="Text_20_body">1-</text:p>
          </text:deletion>
        </text:changed-region>
        <text:changed-region xml:id="ct254060272" text:id="ct254060272">
          <text:insertion>
            <office:change-info>
              <dc:creator>Peter Camilleri</dc:creator>
              <dc:date>2015-04-25T17:39:00</dc:date>
            </office:change-info>
          </text:insertion>
        </text:changed-region>
        <text:changed-region xml:id="ct254060376" text:id="ct254060376">
          <text:insertion>
            <office:change-info>
              <dc:creator>Peter Camilleri</dc:creator>
              <dc:date>2015-04-25T17:39:00</dc:date>
            </office:change-info>
          </text:insertion>
        </text:changed-region>
        <text:changed-region xml:id="ct254060480" text:id="ct254060480">
          <text:insertion>
            <office:change-info>
              <dc:creator>Peter Camilleri</dc:creator>
              <dc:date>2015-04-25T17:39:00</dc:date>
            </office:change-info>
          </text:insertion>
        </text:changed-region>
        <text:changed-region xml:id="ct254060584" text:id="ct254060584">
          <text:insertion>
            <office:change-info>
              <dc:creator>Peter Camilleri</dc:creator>
              <dc:date>2015-04-25T17:39:00</dc:date>
            </office:change-info>
          </text:insertion>
        </text:changed-region>
        <text:changed-region xml:id="ct254060688" text:id="ct254060688">
          <text:deletion>
            <office:change-info>
              <dc:creator>Peter Camilleri</dc:creator>
              <dc:date>2015-04-25T23:23:00</dc:date>
            </office:change-info>
            <text:p text:style-name="Text_20_body"/>
            <text:p text:style-name="Text_20_body">2*</text:p>
          </text:deletion>
        </text:changed-region>
        <text:changed-region xml:id="ct254060792" text:id="ct254060792">
          <text:insertion>
            <office:change-info>
              <dc:creator>Peter Camilleri</dc:creator>
              <dc:date>2015-04-25T17:39:00</dc:date>
            </office:change-info>
          </text:insertion>
        </text:changed-region>
        <text:changed-region xml:id="ct254060896" text:id="ct254060896">
          <text:insertion>
            <office:change-info>
              <dc:creator>Peter Camilleri</dc:creator>
              <dc:date>2015-04-25T17:39:00</dc:date>
            </office:change-info>
          </text:insertion>
        </text:changed-region>
        <text:changed-region xml:id="ct254061000" text:id="ct254061000">
          <text:insertion>
            <office:change-info>
              <dc:creator>Peter Camilleri</dc:creator>
              <dc:date>2015-04-25T17:39:00</dc:date>
            </office:change-info>
          </text:insertion>
        </text:changed-region>
        <text:changed-region xml:id="ct254061104" text:id="ct254061104">
          <text:insertion>
            <office:change-info>
              <dc:creator>Peter Camilleri</dc:creator>
              <dc:date>2015-04-25T17:39:00</dc:date>
            </office:change-info>
          </text:insertion>
        </text:changed-region>
        <text:changed-region xml:id="ct254061208" text:id="ct254061208">
          <text:deletion>
            <office:change-info>
              <dc:creator>Peter Camilleri</dc:creator>
              <dc:date>2015-04-25T23:23:00</dc:date>
            </office:change-info>
            <text:p text:style-name="Text_20_body"/>
            <text:p text:style-name="Text_20_body">2+</text:p>
          </text:deletion>
        </text:changed-region>
        <text:changed-region xml:id="ct254061312" text:id="ct254061312">
          <text:insertion>
            <office:change-info>
              <dc:creator>Peter Camilleri</dc:creator>
              <dc:date>2015-04-25T17:39:00</dc:date>
            </office:change-info>
          </text:insertion>
        </text:changed-region>
        <text:changed-region xml:id="ct254061416" text:id="ct254061416">
          <text:insertion>
            <office:change-info>
              <dc:creator>Peter Camilleri</dc:creator>
              <dc:date>2015-04-25T17:39:00</dc:date>
            </office:change-info>
          </text:insertion>
        </text:changed-region>
        <text:changed-region xml:id="ct254061520" text:id="ct254061520">
          <text:insertion>
            <office:change-info>
              <dc:creator>Peter Camilleri</dc:creator>
              <dc:date>2015-04-25T17:39:00</dc:date>
            </office:change-info>
          </text:insertion>
        </text:changed-region>
        <text:changed-region xml:id="ct254061624" text:id="ct254061624">
          <text:insertion>
            <office:change-info>
              <dc:creator>Peter Camilleri</dc:creator>
              <dc:date>2015-04-25T17:39:00</dc:date>
            </office:change-info>
          </text:insertion>
        </text:changed-region>
        <text:changed-region xml:id="ct254061728" text:id="ct254061728">
          <text:deletion>
            <office:change-info>
              <dc:creator>Peter Camilleri</dc:creator>
              <dc:date>2015-04-25T23:23:00</dc:date>
            </office:change-info>
            <text:p text:style-name="Text_20_body"/>
            <text:p text:style-name="Text_20_body">2-</text:p>
          </text:deletion>
        </text:changed-region>
        <text:changed-region xml:id="ct254061832" text:id="ct254061832">
          <text:insertion>
            <office:change-info>
              <dc:creator>Peter Camilleri</dc:creator>
              <dc:date>2015-04-25T17:39:00</dc:date>
            </office:change-info>
          </text:insertion>
        </text:changed-region>
        <text:changed-region xml:id="ct254061936" text:id="ct254061936">
          <text:insertion>
            <office:change-info>
              <dc:creator>Peter Camilleri</dc:creator>
              <dc:date>2015-04-25T17:39:00</dc:date>
            </office:change-info>
          </text:insertion>
        </text:changed-region>
        <text:changed-region xml:id="ct254062040" text:id="ct254062040">
          <text:insertion>
            <office:change-info>
              <dc:creator>Peter Camilleri</dc:creator>
              <dc:date>2015-04-25T17:39:00</dc:date>
            </office:change-info>
          </text:insertion>
        </text:changed-region>
        <text:changed-region xml:id="ct254062144" text:id="ct254062144">
          <text:insertion>
            <office:change-info>
              <dc:creator>Peter Camilleri</dc:creator>
              <dc:date>2015-04-25T17:39:00</dc:date>
            </office:change-info>
          </text:insertion>
        </text:changed-region>
        <text:changed-region xml:id="ct254062248" text:id="ct254062248">
          <text:deletion>
            <office:change-info>
              <dc:creator>Peter Camilleri</dc:creator>
              <dc:date>2015-04-25T23:24:00</dc:date>
            </office:change-info>
            <text:p text:style-name="Text_20_body"/>
            <text:p text:style-name="Text_20_body">2/</text:p>
          </text:deletion>
        </text:changed-region>
        <text:changed-region xml:id="ct254062352" text:id="ct254062352">
          <text:insertion>
            <office:change-info>
              <dc:creator>Peter Camilleri</dc:creator>
              <dc:date>2015-04-25T17:39:00</dc:date>
            </office:change-info>
          </text:insertion>
        </text:changed-region>
        <text:changed-region xml:id="ct254062456" text:id="ct254062456">
          <text:insertion>
            <office:change-info>
              <dc:creator>Peter Camilleri</dc:creator>
              <dc:date>2015-04-25T17:39:00</dc:date>
            </office:change-info>
          </text:insertion>
        </text:changed-region>
        <text:changed-region xml:id="ct254062560" text:id="ct254062560">
          <text:insertion>
            <office:change-info>
              <dc:creator>Peter Camilleri</dc:creator>
              <dc:date>2015-04-25T17:39:00</dc:date>
            </office:change-info>
          </text:insertion>
        </text:changed-region>
        <text:changed-region xml:id="ct254062664" text:id="ct254062664">
          <text:insertion>
            <office:change-info>
              <dc:creator>Peter Camilleri</dc:creator>
              <dc:date>2015-04-25T17:39:00</dc:date>
            </office:change-info>
          </text:insertion>
        </text:changed-region>
        <text:changed-region xml:id="ct254062768" text:id="ct254062768">
          <text:deletion>
            <office:change-info>
              <dc:creator>Peter Camilleri</dc:creator>
              <dc:date>2015-04-25T23:24:00</dc:date>
            </office:change-info>
            <text:p text:style-name="Text_20_body"/>
            <text:p text:style-name="Text_20_body">&lt;</text:p>
          </text:deletion>
        </text:changed-region>
        <text:changed-region xml:id="ct254062872" text:id="ct254062872">
          <text:insertion>
            <office:change-info>
              <dc:creator>Peter Camilleri</dc:creator>
              <dc:date>2015-04-25T17:39:00</dc:date>
            </office:change-info>
          </text:insertion>
        </text:changed-region>
        <text:changed-region xml:id="ct254062976" text:id="ct254062976">
          <text:insertion>
            <office:change-info>
              <dc:creator>Peter Camilleri</dc:creator>
              <dc:date>2015-04-25T17:39:00</dc:date>
            </office:change-info>
          </text:insertion>
        </text:changed-region>
        <text:changed-region xml:id="ct254063080" text:id="ct254063080">
          <text:insertion>
            <office:change-info>
              <dc:creator>Peter Camilleri</dc:creator>
              <dc:date>2015-04-25T17:39:00</dc:date>
            </office:change-info>
          </text:insertion>
        </text:changed-region>
        <text:changed-region xml:id="ct254063184" text:id="ct254063184">
          <text:insertion>
            <office:change-info>
              <dc:creator>Peter Camilleri</dc:creator>
              <dc:date>2015-04-25T17:39:00</dc:date>
            </office:change-info>
          </text:insertion>
        </text:changed-region>
        <text:changed-region xml:id="ct254063288" text:id="ct254063288">
          <text:insertion>
            <office:change-info>
              <dc:creator>Peter Camilleri</dc:creator>
              <dc:date>2015-04-25T17:39:00</dc:date>
            </office:change-info>
          </text:insertion>
        </text:changed-region>
        <text:changed-region xml:id="ct254063392" text:id="ct254063392">
          <text:deletion>
            <office:change-info>
              <dc:creator>Peter Camilleri</dc:creator>
              <dc:date>2015-04-25T23:24:00</dc:date>
            </office:change-info>
            <text:p text:style-name="Text_20_body"/>
            <text:p text:style-name="Text_20_body">&lt;=</text:p>
          </text:deletion>
        </text:changed-region>
        <text:changed-region xml:id="ct254063496" text:id="ct254063496">
          <text:insertion>
            <office:change-info>
              <dc:creator>Peter Camilleri</dc:creator>
              <dc:date>2015-04-25T17:39:00</dc:date>
            </office:change-info>
          </text:insertion>
        </text:changed-region>
        <text:changed-region xml:id="ct254063600" text:id="ct254063600">
          <text:insertion>
            <office:change-info>
              <dc:creator>Peter Camilleri</dc:creator>
              <dc:date>2015-04-25T17:39:00</dc:date>
            </office:change-info>
          </text:insertion>
        </text:changed-region>
        <text:changed-region xml:id="ct254063704" text:id="ct254063704">
          <text:insertion>
            <office:change-info>
              <dc:creator>Peter Camilleri</dc:creator>
              <dc:date>2015-04-25T17:39:00</dc:date>
            </office:change-info>
          </text:insertion>
        </text:changed-region>
        <text:changed-region xml:id="ct254063808" text:id="ct254063808">
          <text:insertion>
            <office:change-info>
              <dc:creator>Peter Camilleri</dc:creator>
              <dc:date>2015-04-25T17:39:00</dc:date>
            </office:change-info>
          </text:insertion>
        </text:changed-region>
        <text:changed-region xml:id="ct254063912" text:id="ct254063912">
          <text:insertion>
            <office:change-info>
              <dc:creator>Peter Camilleri</dc:creator>
              <dc:date>2015-04-25T17:39:00</dc:date>
            </office:change-info>
          </text:insertion>
        </text:changed-region>
        <text:changed-region xml:id="ct254064016" text:id="ct254064016">
          <text:deletion>
            <office:change-info>
              <dc:creator>Peter Camilleri</dc:creator>
              <dc:date>2015-04-25T23:24:00</dc:date>
            </office:change-info>
            <text:p text:style-name="Text_20_body"/>
            <text:p text:style-name="Text_20_body">&lt;=&gt;</text:p>
          </text:deletion>
        </text:changed-region>
        <text:changed-region xml:id="ct254064120" text:id="ct254064120">
          <text:insertion>
            <office:change-info>
              <dc:creator>Peter Camilleri</dc:creator>
              <dc:date>2015-04-25T17:39:00</dc:date>
            </office:change-info>
          </text:insertion>
        </text:changed-region>
        <text:changed-region xml:id="ct254064224" text:id="ct254064224">
          <text:insertion>
            <office:change-info>
              <dc:creator>Peter Camilleri</dc:creator>
              <dc:date>2015-04-25T17:39:00</dc:date>
            </office:change-info>
          </text:insertion>
        </text:changed-region>
        <text:changed-region xml:id="ct254064328" text:id="ct254064328">
          <text:insertion>
            <office:change-info>
              <dc:creator>Peter Camilleri</dc:creator>
              <dc:date>2015-04-25T17:39:00</dc:date>
            </office:change-info>
          </text:insertion>
        </text:changed-region>
        <text:changed-region xml:id="ct254064432" text:id="ct254064432">
          <text:insertion>
            <office:change-info>
              <dc:creator>Peter Camilleri</dc:creator>
              <dc:date>2015-04-25T17:39:00</dc:date>
            </office:change-info>
          </text:insertion>
        </text:changed-region>
        <text:changed-region xml:id="ct254064536" text:id="ct254064536">
          <text:insertion>
            <office:change-info>
              <dc:creator>Peter Camilleri</dc:creator>
              <dc:date>2015-04-25T17:39:00</dc:date>
            </office:change-info>
          </text:insertion>
        </text:changed-region>
        <text:changed-region xml:id="ct254064744" text:id="ct254064744">
          <text:deletion>
            <office:change-info>
              <dc:creator>Peter Camilleri</dc:creator>
              <dc:date>2015-04-25T23:24:00</dc:date>
            </office:change-info>
            <text:p text:style-name="Text_20_body">&gt;</text:p>
          </text:deletion>
        </text:changed-region>
        <text:changed-region xml:id="ct254064640" text:id="ct254064640">
          <text:deletion>
            <office:change-info>
              <dc:creator>Peter Camilleri</dc:creator>
              <dc:date>2015-04-25T23:25:00</dc:date>
            </office:change-info>
            <text:p text:style-name="Text_20_body"/>
            <text:p text:style-name="Text_20_body"/>
          </text:deletion>
        </text:changed-region>
        <text:changed-region xml:id="ct254064848" text:id="ct254064848">
          <text:insertion>
            <office:change-info>
              <dc:creator>Peter Camilleri</dc:creator>
              <dc:date>2015-04-25T17:39:00</dc:date>
            </office:change-info>
          </text:insertion>
        </text:changed-region>
        <text:changed-region xml:id="ct254064952" text:id="ct254064952">
          <text:insertion>
            <office:change-info>
              <dc:creator>Peter Camilleri</dc:creator>
              <dc:date>2015-04-25T17:39:00</dc:date>
            </office:change-info>
          </text:insertion>
        </text:changed-region>
        <text:changed-region xml:id="ct254065056" text:id="ct254065056">
          <text:insertion>
            <office:change-info>
              <dc:creator>Peter Camilleri</dc:creator>
              <dc:date>2015-04-25T17:39:00</dc:date>
            </office:change-info>
          </text:insertion>
        </text:changed-region>
        <text:changed-region xml:id="ct254065160" text:id="ct254065160">
          <text:insertion>
            <office:change-info>
              <dc:creator>Peter Camilleri</dc:creator>
              <dc:date>2015-04-25T17:39:00</dc:date>
            </office:change-info>
          </text:insertion>
        </text:changed-region>
        <text:changed-region xml:id="ct254065264" text:id="ct254065264">
          <text:insertion>
            <office:change-info>
              <dc:creator>Peter Camilleri</dc:creator>
              <dc:date>2015-04-25T17:39:00</dc:date>
            </office:change-info>
          </text:insertion>
        </text:changed-region>
        <text:changed-region xml:id="ct254065368" text:id="ct254065368">
          <text:deletion>
            <office:change-info>
              <dc:creator>Peter Camilleri</dc:creator>
              <dc:date>2015-04-25T23:25:00</dc:date>
            </office:change-info>
            <text:p text:style-name="Text_20_body"/>
            <text:p text:style-name="Text_20_body">&gt;=</text:p>
          </text:deletion>
        </text:changed-region>
        <text:changed-region xml:id="ct254065472" text:id="ct254065472">
          <text:insertion>
            <office:change-info>
              <dc:creator>Peter Camilleri</dc:creator>
              <dc:date>2015-04-25T17:39:00</dc:date>
            </office:change-info>
          </text:insertion>
        </text:changed-region>
        <text:changed-region xml:id="ct254065576" text:id="ct254065576">
          <text:insertion>
            <office:change-info>
              <dc:creator>Peter Camilleri</dc:creator>
              <dc:date>2015-04-25T17:39:00</dc:date>
            </office:change-info>
          </text:insertion>
        </text:changed-region>
        <text:changed-region xml:id="ct254065680" text:id="ct254065680">
          <text:insertion>
            <office:change-info>
              <dc:creator>Peter Camilleri</dc:creator>
              <dc:date>2015-04-25T17:39:00</dc:date>
            </office:change-info>
          </text:insertion>
        </text:changed-region>
        <text:changed-region xml:id="ct254065784" text:id="ct254065784">
          <text:insertion>
            <office:change-info>
              <dc:creator>Peter Camilleri</dc:creator>
              <dc:date>2015-04-25T17:39:00</dc:date>
            </office:change-info>
          </text:insertion>
        </text:changed-region>
        <text:changed-region xml:id="ct254065888" text:id="ct254065888">
          <text:insertion>
            <office:change-info>
              <dc:creator>Peter Camilleri</dc:creator>
              <dc:date>2015-04-25T17:39:00</dc:date>
            </office:change-info>
          </text:insertion>
        </text:changed-region>
        <text:changed-region xml:id="ct254065992" text:id="ct254065992">
          <text:deletion>
            <office:change-info>
              <dc:creator>Peter Camilleri</dc:creator>
              <dc:date>2015-04-25T23:25:00</dc:date>
            </office:change-info>
            <text:p text:style-name="Text_20_body"/>
            <text:p text:style-name="Text_20_body">mod</text:p>
          </text:deletion>
        </text:changed-region>
        <text:changed-region xml:id="ct254066096" text:id="ct254066096">
          <text:insertion>
            <office:change-info>
              <dc:creator>Peter Camilleri</dc:creator>
              <dc:date>2015-04-25T17:39:00</dc:date>
            </office:change-info>
          </text:insertion>
        </text:changed-region>
        <text:changed-region xml:id="ct254066200" text:id="ct254066200">
          <text:insertion>
            <office:change-info>
              <dc:creator>Peter Camilleri</dc:creator>
              <dc:date>2015-04-25T17:39:00</dc:date>
            </office:change-info>
          </text:insertion>
        </text:changed-region>
        <text:changed-region xml:id="ct254066384" text:id="ct254066384">
          <text:insertion>
            <office:change-info>
              <dc:creator>Peter Camilleri</dc:creator>
              <dc:date>2015-04-25T17:39:00</dc:date>
            </office:change-info>
          </text:insertion>
        </text:changed-region>
        <text:changed-region xml:id="ct254066488" text:id="ct254066488">
          <text:insertion>
            <office:change-info>
              <dc:creator>Peter Camilleri</dc:creator>
              <dc:date>2015-04-25T17:39:00</dc:date>
            </office:change-info>
          </text:insertion>
        </text:changed-region>
        <text:changed-region xml:id="ct254066592" text:id="ct254066592">
          <text:deletion>
            <office:change-info>
              <dc:creator>Peter Camilleri</dc:creator>
              <dc:date>2015-04-25T23:25:00</dc:date>
            </office:change-info>
            <text:p text:style-name="Text_20_body"/>
            <text:p text:style-name="Text_20_body">neg</text:p>
          </text:deletion>
        </text:changed-region>
        <text:changed-region xml:id="ct254066696" text:id="ct254066696">
          <text:insertion>
            <office:change-info>
              <dc:creator>Peter Camilleri</dc:creator>
              <dc:date>2015-04-25T17:39:00</dc:date>
            </office:change-info>
          </text:insertion>
        </text:changed-region>
        <text:changed-region xml:id="ct254066800" text:id="ct254066800">
          <text:insertion>
            <office:change-info>
              <dc:creator>Peter Camilleri</dc:creator>
              <dc:date>2015-04-25T17:39:00</dc:date>
            </office:change-info>
          </text:insertion>
        </text:changed-region>
        <text:changed-region xml:id="ct254066904" text:id="ct254066904">
          <text:insertion>
            <office:change-info>
              <dc:creator>Peter Camilleri</dc:creator>
              <dc:date>2015-04-25T17:39:00</dc:date>
            </office:change-info>
          </text:insertion>
        </text:changed-region>
        <text:changed-region xml:id="ct254067008" text:id="ct254067008">
          <text:insertion>
            <office:change-info>
              <dc:creator>Peter Camilleri</dc:creator>
              <dc:date>2015-04-25T17:39:00</dc:date>
            </office:change-info>
          </text:insertion>
        </text:changed-region>
        <text:changed-region xml:id="ct254067112" text:id="ct2540671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May 1,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3">Table of Contents</text:p>
          </text:index-title>
          <text:p text:style-name="P64">The MIT License (MIT).<text:tab/>5</text:p>
          <text:p text:style-name="P64">Introduction<text:tab/>6</text:p>
          <text:p text:style-name="P65">About the name fOOrth<text:tab/>6</text:p>
          <text:p text:style-name="P65">How fOOrth came to be<text:tab/>6</text:p>
          <text:p text:style-name="P65">Goals and Principles<text:tab/>7</text:p>
          <text:p text:style-name="P65">Report Card<text:tab/>8</text:p>
          <text:p text:style-name="P65">Special Note of Thanks<text:tab/>8</text:p>
          <text:p text:style-name="P64">Installation<text:tab/>10</text:p>
          <text:p text:style-name="P65">Ruby<text:tab/>10</text:p>
          <text:p text:style-name="P65">fOOrth<text:tab/>10</text:p>
          <text:p text:style-name="P65">Running fOOrth<text:tab/>11</text:p>
          <text:p text:style-name="P65">Testing<text:tab/>11</text:p>
          <text:p text:style-name="P65">Source Archive<text:tab/>12</text:p>
          <text:p text:style-name="P64">First Steps<text:tab/>13</text:p>
          <text:p text:style-name="P64">The Syntax and Style of fOOrth<text:tab/>15</text:p>
          <text:p text:style-name="P65">Syntax<text:tab/>15</text:p>
          <text:p text:style-name="P65">Spaces<text:tab/>15</text:p>
          <text:p text:style-name="P65">Comments<text:tab/>15</text:p>
          <text:p text:style-name="P65">String Literals<text:tab/>15</text:p>
          <text:p text:style-name="P65">Numeric Literals<text:tab/>16</text:p>
          <text:p text:style-name="P64">A fOOrth Calculator<text:tab/>17</text:p>
          <text:p text:style-name="P65">The Basics<text:tab/>17</text:p>
          <text:p text:style-name="P65">Stack Manipulation<text:tab/>18</text:p>
          <text:p text:style-name="P65">Programming<text:tab/>20</text:p>
          <text:p text:style-name="P65">Control Structures<text:tab/>21</text:p>
          <text:p text:style-name="P65">Data Memory<text:tab/>25</text:p>
          <text:p text:style-name="P64">Data Storage in fOOrth<text:tab/>26</text:p>
          <text:p text:style-name="P65">Typing<text:tab/>26</text:p>
          <text:p text:style-name="P65">Declarations<text:tab/>26</text:p>
          <text:p text:style-name="P65">Scoping<text:tab/>26</text:p>
          <text:p text:style-name="P65">Referencing<text:tab/>27</text:p>
          <text:p text:style-name="P65">Mutation<text:tab/>28</text:p>
          <text:p text:style-name="P64">Cloning Data<text:tab/>30</text:p>
          <text:p text:style-name="P65">Deep vs Shallow Copy<text:tab/>30</text:p>
          <text:p text:style-name="P65">Permissive Copying<text:tab/>32</text:p>
          <text:p text:style-name="P64">Handling Exceptions<text:tab/>34</text:p>
          <text:p text:style-name="P65">The Nature of Exceptions in fOOrth<text:tab/>34</text:p>
          <text:p text:style-name="P65">Handling Errors<text:tab/>34</text:p>
          <text:p text:style-name="P65">Generating Errors<text:tab/>39</text:p>
          <text:p text:style-name="P65">fOOrth Native Exception Codes:<text:tab/>40</text:p>
          <text:p text:style-name="P65">Application Error Codes:<text:tab/>41</text:p>
          <text:p text:style-name="P65">Ruby Mapped Exception Codes:<text:tab/>41</text:p>
          <text:p text:style-name="P64">The Class Tree<text:tab/>47</text:p>
          <text:p text:style-name="P65">A Brief Overview of Key OO Concepts<text:tab/>47</text:p>
          <text:p text:style-name="P65">Classes<text:tab/>47</text:p>
          <text:p text:style-name="P65">Inheritance<text:tab/>48</text:p>
          <text:p text:style-name="P65">Methods<text:tab/>48</text:p>
          <text:p text:style-name="P65">Late Binding and Polymorphism<text:tab/>48</text:p>
          <text:p text:style-name="P65">Prototypes<text:tab/>48</text:p>
          <text:p text:style-name="P64">Method Mapping<text:tab/>49</text:p>
          <text:p text:style-name="P65">Exploring the mapping system<text:tab/>49</text:p>
          <text:p text:style-name="P64">Context<text:tab/>51</text:p>
          <text:p text:style-name="P65">Exploring Context<text:tab/>51</text:p>
          <text:p text:style-name="P64">Routing<text:tab/>53</text:p>
          <text:p text:style-name="P65">Virtual Machine Methods<text:tab/>53</text:p>
          <text:p text:style-name="P65">Shared Methods<text:tab/>53</text:p>
          <text:p text:style-name="P65">Exclusive Methods<text:tab/>54</text:p>
          <text:p text:style-name="P65">Shared Stub Methods<text:tab/>54</text:p>
          <text:p text:style-name="P65">Exclusive Stub Methods<text:tab/>55</text:p>
          <text:p text:style-name="P65">Local Methods<text:tab/>55</text:p>
          <text:p text:style-name="P65">Routing Internals<text:tab/>55</text:p>
          <text:p text:style-name="P64">Self<text:tab/>58</text:p>
          <text:p text:style-name="P65">Applying Self<text:tab/>58</text:p>
          <text:p text:style-name="P65">Changing Self<text:tab/>59</text:p>
          <text:p text:style-name="P64">Boolean Data<text:tab/>60</text:p>
          <text:p text:style-name="P65">What values represent true and false<text:tab/>60</text:p>
          <text:p text:style-name="P65">Processing Boolean Data<text:tab/>60</text:p>
          <text:p text:style-name="P65">Boolean Constants<text:tab/>60</text:p>
          <text:p text:style-name="P64">Numeric Data<text:tab/>61</text:p>
          <text:p text:style-name="P64">Array<text:tab/>62</text:p>
          <text:p text:style-name="P65">Array Literals<text:tab/>62</text:p>
          <text:p text:style-name="P65">Class Methods<text:tab/>63</text:p>
          <text:p text:style-name="P65">Instance Methods<text:tab/>64</text:p>
          <text:p text:style-name="P65">See Also<text:tab/>72</text:p>
          <text:p text:style-name="P64">Class<text:tab/>73</text:p>
          <text:p text:style-name="P65">Instance Methods<text:tab/>73</text:p>
          <text:p text:style-name="P65">Commands<text:tab/>74</text:p>
          <text:p text:style-name="P65">See Also<text:tab/>75</text:p>
          <text:p text:style-name="P64">Complex<text:tab/>76</text:p>
          <text:p text:style-name="P65">Complex Literals<text:tab/>76</text:p>
          <text:p text:style-name="P65">Instance Methods<text:tab/>77</text:p>
          <text:p text:style-name="P65">Instance Stubs<text:tab/>77</text:p>
          <text:p text:style-name="P65">See Also<text:tab/>78</text:p>
          <text:p text:style-name="P64">FalseClass<text:tab/>79</text:p>
          <text:p text:style-name="P65"><text:soft-page-break/>FalseClass Literals<text:tab/>79</text:p>
          <text:p text:style-name="P65">Instance Methods<text:tab/>79</text:p>
          <text:p text:style-name="P65">See Also<text:tab/>80</text:p>
          <text:p text:style-name="P64">Float<text:tab/>81</text:p>
          <text:p text:style-name="P65">Float Literals<text:tab/>81</text:p>
          <text:p text:style-name="P65">See Also<text:tab/>81</text:p>
          <text:p text:style-name="P64">Hash<text:tab/>82</text:p>
          <text:p text:style-name="P65">Hash Literals<text:tab/>82</text:p>
          <text:p text:style-name="P65">Instance Methods<text:tab/>82</text:p>
          <text:p text:style-name="P65">See Also<text:tab/>84</text:p>
          <text:p text:style-name="P64">InStream<text:tab/>85</text:p>
          <text:p text:style-name="P65">Class Methods<text:tab/>85</text:p>
          <text:p text:style-name="P65">Instance Methods<text:tab/>86</text:p>
          <text:p text:style-name="P65">Class Stubs<text:tab/>87</text:p>
          <text:p text:style-name="P65">See Also<text:tab/>87</text:p>
          <text:p text:style-name="P64">Integer<text:tab/>88</text:p>
          <text:p text:style-name="P65">Integer Literals<text:tab/>88</text:p>
          <text:p text:style-name="P65">Instance Methods<text:tab/>88</text:p>
          <text:p text:style-name="P65">See Also<text:tab/>92</text:p>
          <text:p text:style-name="P64">NilClass<text:tab/>93</text:p>
          <text:p text:style-name="P65">NilClass Literals<text:tab/>93</text:p>
          <text:p text:style-name="P65">Instance Methods<text:tab/>93</text:p>
          <text:p text:style-name="P65">See Also<text:tab/>94</text:p>
          <text:p text:style-name="P64">Numeric<text:tab/>95</text:p>
          <text:p text:style-name="P65">Special Numeric Values<text:tab/>95</text:p>
          <text:p text:style-name="P65">Instance Methods<text:tab/>96</text:p>
          <text:p text:style-name="P65">See Also<text:tab/>116</text:p>
          <text:p text:style-name="P64">Object<text:tab/>117</text:p>
          <text:p text:style-name="P65">Instance Methods<text:tab/>117</text:p>
          <text:p text:style-name="P65">Commands<text:tab/>128</text:p>
          <text:p text:style-name="P65">See Also<text:tab/>128</text:p>
          <text:p text:style-name="P64">OutStream<text:tab/>129</text:p>
          <text:p text:style-name="P65">Class Methods<text:tab/>129</text:p>
          <text:p text:style-name="P65">Instance Methods<text:tab/>130</text:p>
          <text:p text:style-name="P65">Class Stubs<text:tab/>133</text:p>
          <text:p text:style-name="P65">See Also<text:tab/>133</text:p>
          <text:p text:style-name="P64">Procedure<text:tab/>134</text:p>
          <text:p text:style-name="P65">Procedure Literals<text:tab/>134</text:p>
          <text:p text:style-name="P65">Instance Methods<text:tab/>134</text:p>
          <text:p text:style-name="P65">See Also<text:tab/>135</text:p>
          <text:p text:style-name="P64">Queue<text:tab/>136</text:p>
          <text:p text:style-name="P65">Instance Methods<text:tab/>136</text:p>
          <text:p text:style-name="P65">See Also<text:tab/>137</text:p>
          <text:p text:style-name="P64">Rational<text:tab/>138</text:p>
          <text:p text:style-name="P65">Rational Literals<text:tab/>138</text:p>
          <text:p text:style-name="P65">Instance Methods<text:tab/>138</text:p>
          <text:p text:style-name="P65">See Also<text:tab/>139</text:p>
          <text:p text:style-name="P64">Stack<text:tab/>140</text:p>
          <text:p text:style-name="P65">Instance Methods<text:tab/>140</text:p>
          <text:p text:style-name="P65">See Also<text:tab/>141</text:p>
          <text:p text:style-name="P64">String<text:tab/>142</text:p>
          <text:p text:style-name="P65">String Literals<text:tab/>142</text:p>
          <text:p text:style-name="P65">Format Strings<text:tab/>143</text:p>
          <text:p text:style-name="P65">Instance Methods<text:tab/>146</text:p>
          <text:p text:style-name="P65">See Also<text:tab/>157</text:p>
          <text:p text:style-name="P64">Thread<text:tab/>158</text:p>
          <text:p text:style-name="P65">Class Methods<text:tab/>158</text:p>
          <text:p text:style-name="P65">Instance Methods<text:tab/>158</text:p>
          <text:p text:style-name="P65">See Also<text:tab/>158</text:p>
          <text:p text:style-name="P64">TrueClass<text:tab/>159</text:p>
          <text:p text:style-name="P65">TrueClass Literals<text:tab/>159</text:p>
          <text:p text:style-name="P65">See Also<text:tab/>159</text:p>
          <text:p text:style-name="P64">VirtualMachine<text:tab/>160</text:p>
          <text:p text:style-name="P65">Instance Methods<text:tab/>160</text:p>
          <text:p text:style-name="P65">Commands<text:tab/>165</text:p>
          <text:p text:style-name="P65">See Also<text:tab/>166</text:p>
          <text:p text:style-name="P64">Appendix A – Symbol Glossary<text:tab/>167</text:p>
          <text:p text:style-name="P64">Appendix B – Regular Expressions<text:tab/>169</text:p>
          <text:p text:style-name="P64">Edit History:<text:tab/>173</text:p>
        </text:index-body>
      </text:table-of-content>
      <text:p text:style-name="Text_20_body"/>
      <text:h text:style-name="P6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1"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400115499980185151" text:style-name="L1">
        <text:list-item>
          <text:p text:style-name="P74">A Simple, Easy-to-Understand syntax that is none the less, Expressive and Compact:</text:p>
        </text:list-item>
      </text:list>
      <text:list xml:id="list3271382270125189942" text:style-name="L2">
        <text:list-item>
          <text:list>
            <text:list-item>
              <text:p text:style-name="P75">Source code in fOOrth is free-form with no line oriented limitations or rules.</text:p>
            </text:list-item>
            <text:list-item>
              <text:p text:style-name="P75">Support is given to the easy representation of common literal data such as strings, integers, floating point numbers, rational numbers, and complex numbers.</text:p>
            </text:list-item>
          </text:list>
        </text:list-item>
      </text:list>
      <text:list xml:id="list38556444" text:continue-list="list4400115499980185151" text:style-name="L1">
        <text:list-item>
          <text:p text:style-name="P74">Safe Data and Data Structures:</text:p>
        </text:list-item>
      </text:list>
      <text:list xml:id="list5926393325643725472" text:style-name="L3">
        <text:list-item>
          <text:list>
            <text:list-item>
              <text:p text:style-name="P77">Simple, reliable arithmetic. In fOOrth, integer operations never overflow. Rational values can be represented exactly, complex numbers are supported, and conversions between numeric types are simple.</text:p>
            </text:list-item>
            <text:list-item>
              <text:p text:style-name="P77"><text:soft-page-break/>Strings grow as needed without the need to allocate space or worry about overflow.</text:p>
            </text:list-item>
            <text:list-item>
              <text:p text:style-name="P77">Data containers such as arrays and hashes grow as needed. Out of range subscripts cannot access undefined memory regions. </text:p>
            </text:list-item>
          </text:list>
        </text:list-item>
      </text:list>
      <text:list xml:id="list38541206" text:continue-list="list38556444" text:style-name="L1">
        <text:list-item>
          <text:p text:style-name="P74">Message Passing:</text:p>
        </text:list-item>
      </text:list>
      <text:list xml:id="list5215808326351373768" text:style-name="L4">
        <text:list-item>
          <text:list>
            <text:list-item>
              <text:p text:style-name="P94">In fOOrth all actions take the form of messages sent to a receiver.</text:p>
            </text:list-item>
            <text:list-item>
              <text:p text:style-name="P94">The routing of messages is specified by the exact type of the message.</text:p>
            </text:list-item>
            <text:list-item>
              <text:p text:style-name="P94">Message receivers include data items on the stack as well as the virtual machine object associated with the current thread of execution.</text:p>
            </text:list-item>
            <text:list-item>
              <text:p text:style-name="P94">Messages for which no routing specification can be found, generate an error at compile time.</text:p>
            </text:list-item>
          </text:list>
        </text:list-item>
      </text:list>
      <text:list xml:id="list38537894" text:continue-list="list38541206" text:style-name="L1">
        <text:list-item>
          <text:p text:style-name="P74">Object Oriented Design:</text:p>
        </text:list-item>
      </text:list>
      <text:list xml:id="list6980366128633622901" text:style-name="L5">
        <text:list-item>
          <text:list>
            <text:list-item>
              <text:p text:style-name="P78">Support class based inheritance, with a non-cyclic (single inheritance) tree derived from a common base Object class.</text:p>
            </text:list-item>
            <text:list-item>
              <text:p text:style-name="P95">Support late binding and polymorphism through message interface compatibility or “duck” typing.</text:p>
            </text:list-item>
          </text:list>
        </text:list-item>
      </text:list>
      <text:list xml:id="list38567093" text:continue-list="list38537894" text:style-name="L1">
        <text:list-item>
          <text:p text:style-name="P74">Meta programming: </text:p>
        </text:list-item>
      </text:list>
      <text:list xml:id="list8718837722207679447" text:style-name="L6">
        <text:list-item>
          <text:list>
            <text:list-item>
              <text:p text:style-name="P96">Support extensible language constructs by making the compiler an accessible part of the system.</text:p>
            </text:list-item>
          </text:list>
        </text:list-item>
      </text:list>
      <text:list xml:id="list38559425" text:continue-list="list38567093" text:style-name="L1">
        <text:list-item>
          <text:p text:style-name="P74">Reliability:</text:p>
        </text:list-item>
      </text:list>
      <text:list xml:id="list3567323814582770593" text:style-name="L7">
        <text:list-item>
          <text:list>
            <text:list-item>
              <text:p text:style-name="P97">Errors should be detected as soon as possible. </text:p>
            </text:list-item>
            <text:list-item>
              <text:p text:style-name="P97">Language constructs should not be designed in a way that causes simple coding errors to spin off into infinite loops. </text:p>
            </text:list-item>
          </text:list>
        </text:list-item>
      </text:list>
      <text:list xml:id="list38535720" text:continue-list="list38559425" text:style-name="L1">
        <text:list-item>
          <text:p text:style-name="P79">Building on the host language:</text:p>
        </text:list-item>
      </text:list>
      <text:list xml:id="list6080384495925198797" text:style-name="L8">
        <text:list-item>
          <text:list>
            <text:list-item>
              <text:p text:style-name="P8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08353856"/>Thanks<text:alphabetical-index-mark-end text:id="IMark10835385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046934038938387347" text:style-name="L9">
        <text:list-item>
          <text:p text:style-name="P98">ruby 1.9.3p484 (2013-11-22) [i386-mingw32]</text:p>
        </text:list-item>
        <text:list-item>
          <text:p text:style-name="P98">ruby 2.1.5p273 (2014-11-13 revision 48405) [i386-mingw32]</text:p>
        </text:list-item>
        <text:list-item>
          <text:p text:style-name="P98">Rubinius – to be tested!</text:p>
        </text:list-item>
        <text:list-item>
          <text:p text:style-name="P98">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08353856"/>Rake<text:alphabetical-index-mark-end text:id="IMark108353856"/>:</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8353856"/>Demo.rb<text:alphabetical-index-mark-end text:id="IMark1083538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08353856"/>Testing<text:alphabetical-index-mark-end text:id="IMark1083538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08353856"/>Known Issues<text:alphabetical-index-mark-end text:id="IMark1083538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08353856"/>Archive<text:alphabetical-index-mark-end text:id="IMark1083538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51925584"/>F10:<text:change-end text:change-id="ct251925584"/><text:change-start text:change-id="ct251925688"/> <text:change-end text:change-id="ct25192568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7887264"/>drop<text:alphabetical-index-mark-end text:id="IMark9788726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7887264"/>dup<text:alphabetical-index-mark-end text:id="IMark9788726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97887264"/>nip<text:alphabetical-index-mark-end text:id="IMark9788726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7887264"/>over<text:alphabetical-index-mark-end text:id="IMark9788726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97887264"/>pick<text:alphabetical-index-mark-end text:id="IMark9788726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97887264"/>swap<text:alphabetical-index-mark-end text:id="IMark9788726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97887264"/>tuck<text:alphabetical-index-mark-end text:id="IMark9788726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985481617238996962" text:style-name="L10">
        <text:list-item>
          <text:p text:style-name="P81">To store return addresses for word calls. In fOOrth this is handled by the Ruby virtual machine.</text:p>
        </text:list-item>
        <text:list-item>
          <text:p text:style-name="P81">To store context for control structures. In fOOrth the context mechanism provides for a far richer and more reliable set of control, compile, and data structures.</text:p>
        </text:list-item>
        <text:list-item>
          <text:p text:style-name="P8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7898060"/>if<text:alphabetical-index-mark-end text:id="IMark978980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7898060"/>else<text:alphabetical-index-mark-end text:id="IMark97898060"/>” and “<text:alphabetical-index-mark-start text:id="IMark97895756"/>then<text:alphabetical-index-mark-end text:id="IMark978957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7895756"/>switch<text:alphabetical-index-mark-end text:id="IMark9789575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97895756"/>do<text:alphabetical-index-mark-end text:id="IMark97895756"/>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97895756"/>loop<text:alphabetical-index-mark-end text:id="IMark97895756"/>” commands mark the boundaries of the loop; The “<text:alphabetical-index-mark-start text:id="IMark97898060"/>i<text:alphabetical-index-mark-end text:id="IMark97898060"/>” command is used to retrieve the current loop counter value. For nested loops, the “<text:alphabetical-index-mark-start text:id="IMark97897724"/>j<text:alphabetical-index-mark-end text:id="IMark97897724"/>” command retrieves the value of the outer loops counter value. <text:s/>By default, the “loop” command adds one to the loop value. For more flexible looping, the “<text:alphabetical-index-mark-start text:id="IMark97896236"/>+loop<text:alphabetical-index-mark-end text:id="IMark978962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7896236"/>-i<text:alphabetical-index-mark-end text:id="IMark97896236"/> and <text:alphabetical-index-mark-start text:id="IMark97897724"/>-j<text:alphabetical-index-mark-end text:id="IMark9789772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7897724"/>begin<text:alphabetical-index-mark-end text:id="IMark9789772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312260053236985111" text:style-name="L11">
        <text:list-item>
          <text:p text:style-name="P82">begin … <text:alphabetical-index-mark-start text:id="IMark97898060"/>until<text:alphabetical-index-mark-end text:id="IMark97898060"/> – loops until the top of stack is true.</text:p>
        </text:list-item>
        <text:list-item>
          <text:p text:style-name="P82">begin … <text:alphabetical-index-mark-start text:id="IMark97897724"/>again<text:alphabetical-index-mark-end text:id="IMark97897724"/> – loops indefinitely </text:p>
        </text:list-item>
        <text:list-item>
          <text:p text:style-name="P82">begin … <text:alphabetical-index-mark-start text:id="IMark97898060"/>repeat<text:alphabetical-index-mark-end text:id="IMark978980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7898060"/>Typing<text:alphabetical-index-mark-end text:id="IMark9789806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7898060"/>Duck Typing<text:alphabetical-index-mark-end text:id="IMark9789806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7898060"/>Declarations<text:alphabetical-index-mark-end text:id="IMark9789806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7898060"/>Scoping<text:alphabetical-index-mark-end text:id="IMark9789806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7898060"/><text:span text:style-name="T7">val:</text:span><text:alphabetical-index-mark-end text:id="IMark97898060"/> and <text:alphabetical-index-mark-start text:id="IMark97896236"/><text:span text:style-name="T7">var:</text:span><text:alphabetical-index-mark-end text:id="IMark9789623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7896236"/><text:span text:style-name="T7">.init</text:span><text:alphabetical-index-mark-end text:id="IMark97896236"/> method being the most popular since it is called to initialize a new instance of the object.</text:p>
      <text:p text:style-name="P1">Methods: <text:alphabetical-index-mark-start text:id="IMark97896236"/><text:span text:style-name="T7">val@:</text:span><text:alphabetical-index-mark-end text:id="IMark97896236"/> and <text:alphabetical-index-mark-start text:id="IMark97898060"/><text:span text:style-name="T7">var@:</text:span><text:alphabetical-index-mark-end text:id="IMark97898060"/></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7898060"/><text:span text:style-name="T7">val#:</text:span><text:alphabetical-index-mark-end text:id="IMark97898060"/> and <text:alphabetical-index-mark-start text:id="IMark97896236"/><text:span text:style-name="T7">var#:</text:span><text:alphabetical-index-mark-end text:id="IMark9789623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7896236"/><text:span text:style-name="T7">val$:</text:span><text:alphabetical-index-mark-end text:id="IMark97896236"/> and <text:alphabetical-index-mark-start text:id="IMark97898060"/><text:span text:style-name="T7">var$:</text:span><text:alphabetical-index-mark-end text:id="IMark97898060"/></text:p>
      <text:p text:style-name="P1">Regex for valid local variable names: <text:span text:style-name="T7">/^\$[a-z][a-z0-9_]*$/</text:span></text:p>
      <text:p text:style-name="Text_20_body">Notes:</text:p>
      <text:p text:style-name="Text_20_body"/>
      <text:h text:style-name="Heading_20_2" text:outline-level="2"><text:alphabetical-index-mark-start text:id="IMark97898060"/>Referencing<text:alphabetical-index-mark-end text:id="IMark9789806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7898060"/>Mutation<text:alphabetical-index-mark-end text:id="IMark9789806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97887264"/>dup<text:alphabetical-index-mark-end text:id="IMark97887264"/></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97887264"/>copy<text:alphabetical-index-mark-end text:id="IMark9788726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97887264"/>.copy<text:alphabetical-index-mark-end text:id="IMark9788726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97887264"/>clone<text:alphabetical-index-mark-end text:id="IMark9788726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97887264"/>.clone<text:alphabetical-index-mark-end text:id="IMark9788726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109153526901642845" text:style-name="L12">
        <text:list-item>
          <text:p text:style-name="P99">No Copying</text:p>
        </text:list-item>
        <text:list-item>
          <text:p text:style-name="P99">Shallow Copying</text:p>
        </text:list-item>
        <text:list-item>
          <text:p text:style-name="P9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7898060"/>.clone_exclude<text:alphabetical-index-mark-end text:id="IMark9789806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6380412"/>try<text:alphabetical-index-mark-end text:id="IMark106380412"/> block</text:h>
      <text:p text:style-name="P1">The bare basics of an exception handled code block is:</text:p>
      <text:p text:style-name="Code"/>
      <text:p text:style-name="Code">try (dangerous code here) <text:alphabetical-index-mark-start text:id="IMark106380412"/>catch<text:alphabetical-index-mark-end text:id="IMark106380412"/>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6380412"/>?"<text:alphabetical-index-mark-end text:id="IMark10638041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6380412"/>bounce<text:alphabetical-index-mark-end text:id="IMark10638041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6380412"/>bounce<text:alphabetical-index-mark-end text:id="IMark10638041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6380412"/>finally<text:alphabetical-index-mark-end text:id="IMark10638041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6417608"/>try<text:alphabetical-index-mark-end text:id="IMark106417608"/></text:p>
      <text:p text:style-name="Code"><text:s text:c="2"/>(dangerous code)</text:p>
      <text:p text:style-name="Code">(optional) <text:alphabetical-index-mark-start text:id="IMark106417608"/>catch<text:alphabetical-index-mark-end text:id="IMark106417608"/></text:p>
      <text:p text:style-name="Code"><text:s text:c="2"/>(exception handler with optional <text:alphabetical-index-mark-start text:id="IMark106417608"/>?"<text:alphabetical-index-mark-end text:id="IMark106417608"/>Exx" and <text:alphabetical-index-mark-start text:id="IMark106381036"/>bounce<text:alphabetical-index-mark-end text:id="IMark106381036"/>)</text:p>
      <text:p text:style-name="Code">(optional) <text:alphabetical-index-mark-start text:id="IMark106381036"/>finally<text:alphabetical-index-mark-end text:id="IMark10638103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6381036"/>throw"<text:alphabetical-index-mark-end text:id="IMark10638103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6381036"/>.throw<text:alphabetical-index-mark-end text:id="IMark10638103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03965104"/>Classes<text:alphabetical-index-mark-end text:id="IMark10396510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03965104"/>Inheritance<text:alphabetical-index-mark-end text:id="IMark10396510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03965104"/>Methods<text:alphabetical-index-mark-end text:id="IMark103965104"/></text:h>
      <text:p text:style-name="P1">All code in fOOrth is contained in methods. A method is a fragment of code that an object uses to respond to a message that has been sent to that object. In fOOrth there are three sorts of methods:</text:p>
      <text:list xml:id="list3736466049537350823" text:style-name="L13">
        <text:list-item>
          <text:p text:style-name="P83">Shared: Methods that are common to all instances of the class that contains them.</text:p>
        </text:list-item>
        <text:list-item>
          <text:p text:style-name="P83">Exclusive: Methods that are defined for one and only one object (and all of its clones that are created <text:span text:style-name="T2">after</text:span> the exclusive method is defined.).</text:p>
        </text:list-item>
        <text:list-item>
          <text:p text:style-name="P83">Local: Methods that are created in a context and are accessible only in that context. When the context concludes, these methods are no longer accessible.</text:p>
        </text:list-item>
      </text:list>
      <text:h text:style-name="Heading_20_2" text:outline-level="2"><text:alphabetical-index-mark-start text:id="IMark106417608"/>Late Binding<text:alphabetical-index-mark-end text:id="IMark106417608"/> and <text:alphabetical-index-mark-start text:id="IMark106381036"/>Polymorphism<text:alphabetical-index-mark-end text:id="IMark10638103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6381036"/>Prototypes<text:alphabetical-index-mark-end text:id="IMark10638103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6381036"/>Method Mapping<text:alphabetical-index-mark-end text:id="IMark10638103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705430575029470917" text:style-name="L14">
        <text:list-item>
          <text:p text:style-name="P84">The strings used by fOOrth needed to be converted to Ruby symbols to allow code to be executed in Ruby.</text:p>
        </text:list-item>
        <text:list-item>
          <text:p text:style-name="P8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6417608"/>SymbolMap<text:alphabetical-index-mark-end text:id="IMark106417608"/> class. This class creates mappings in one of two ways:</text:p>
      <text:list xml:id="list3423406229840235500" text:style-name="L15">
        <text:list-item>
          <text:p text:style-name="P8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5">Tag</text:p>
          </table:table-cell>
          <table:table-cell table:style-name="Table278.B1" office:value-type="string">
            <text:p text:style-name="P1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5">&gt;<text:span text:style-name="T12">true if )context! else )context! then</text:span></text:p>
      <text:p text:style-name="P55"/>
      <text:p text:style-name="P55">Context level 2</text:p>
      <text:p text:style-name="P55"><text:soft-page-break/>ctrl =&gt; if</text:p>
      <text:p text:style-name="P55">mode =&gt; deferred</text:p>
      <text:p text:style-name="P55">"else" =&gt; #&lt;XfOOrth::LocalSpec:0x21eaf30&gt;</text:p>
      <text:p text:style-name="P55">"then" =&gt; #&lt;XfOOrth::LocalSpec:0x21eaea0&gt;</text:p>
      <text:p text:style-name="P55"/>
      <text:p text:style-name="P55">Context level 1</text:p>
      <text:p text:style-name="P55">virtual machine =&gt; VirtualMachine instance &lt;Main&gt;</text:p>
      <text:p text:style-name="P55">mode =&gt; execute</text:p>
      <text:p text:style-name="P55"/>
      <text:p text:style-name="P55">Context level 2</text:p>
      <text:p text:style-name="P55">ctrl =&gt; if</text:p>
      <text:p text:style-name="P55">mode =&gt; deferred</text:p>
      <text:p text:style-name="P55">"then" =&gt; #&lt;XfOOrth::LocalSpec:0x21eaea0&gt;</text:p>
      <text:p text:style-name="P55"/>
      <text:p text:style-name="P55">Context level 1</text:p>
      <text:p text:style-name="P55">virtual machine =&gt; VirtualMachine instance &lt;Main&gt;</text:p>
      <text:p text:style-name="P5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06417608"/>Routing<text:alphabetical-index-mark-end text:id="IMark10641760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4088552646633396666" text:style-name="L16">
        <text:list-item>
          <text:p text:style-name="P86">The defining word used to create the method.</text:p>
        </text:list-item>
        <text:list-item>
          <text:p text:style-name="P86">The receiver of the defining word used to create the method.</text:p>
        </text:list-item>
        <text:list-item>
          <text:p text:style-name="P8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3100095294481450923" text:style-name="L17">
        <text:list-item>
          <text:p text:style-name="P87">“.” - indicates that the message is routed to the top-of-stack element (TOS)</text:p>
        </text:list-item>
        <text:list-item>
          <text:p text:style-name="P87">“~” - indicates that the message is routed to the “self” entity of the method (see the section Self below). Since these messages are only routed to the object itself, they are in effect private methods.</text:p>
        </text:list-item>
        <text:list-item>
          <text:p text:style-name="P8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8544635" text:continue-numbering="true" text:style-name="L17">
        <text:list-item>
          <text:p text:style-name="P87">“.” - indicates that the message is routed to the top-of-stack element (TOS)</text:p>
        </text:list-item>
        <text:list-item>
          <text:p text:style-name="P87">“~” - indicates that the message is routed to the “self” entity of the method (see the section Self below). Since these messages are only routed to the object itself, they are in effect private methods.</text:p>
        </text:list-item>
        <text:list-item>
          <text:p text:style-name="P8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05868548"/>:<text:alphabetical-index-mark-end text:id="IMark105868548"/></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05868548"/>.:<text:alphabetical-index-mark-end text:id="IMark105868548"/></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05868548"/>.::<text:alphabetical-index-mark-end text:id="IMark105868548"/></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97895372"/>do_map_name<text:alphabetical-index-mark-end text:id="IMark97895372"/><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1925896"/>F10: <text:change-end text:change-id="ct251925896"/>?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97895372"/>self<text:alphabetical-index-mark-end text:id="IMark97895372"/>”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115716066575017461" text:style-name="L18">
        <text:list-item>
          <text:p text:style-name="P8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8">For TOS routed methods, access to self is as simple as “self .method_name”. This was done in the MyClass example above. The self value is a free value that does not to be declared.</text:p>
        </text:list-item>
        <text:list-item>
          <text:p text:style-name="P8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8">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7895372"/>.with{<text:alphabetical-index-mark-end text:id="IMark97895372"/>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4997750391273313" text:style-name="L19">
        <text:list-item>
          <text:p text:style-name="P8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9">A .with{ … } clause can be used to take a value and give easy access to that value within the executed block without having to create a local value.</text:p>
        </text:list-item>
        <text:list-item>
          <text:p text:style-name="P89">Access to the self value is generally faster than other forms of access. Thus this construct can yield performance enhancements.</text:p>
        </text:list-item>
      </text:list>
      <text:p text:style-name="P1"/>
      <text:h text:style-name="Heading_20_1" text:outline-level="1"><text:alphabetical-index-mark-start text:id="IMark97895372"/>Boolean<text:alphabetical-index-mark-end text:id="IMark978953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97895516"/>FalseClass<text:alphabetical-index-mark-end text:id="IMark97895516"/></text:p>
            <text:p text:style-name="P13"><text:alphabetical-index-mark-start text:id="IMark97895516"/>NilClass<text:alphabetical-index-mark-end text:id="IMark97895516"/></text:p>
          </table:table-cell>
          <table:table-cell table:style-name="Table118.B2" office:value-type="string">
            <text:p text:style-name="P13"><text:alphabetical-index-mark-start text:id="IMark97895516"/>Object<text:alphabetical-index-mark-end text:id="IMark97895516"/></text:p>
          </table:table-cell>
        </table:table-row>
      </table:table>
      <text:p text:style-name="P10"/>
      <text:p text:style-name="P11">Note that while false processing occurs in FalseClass and NilClass, true processing occurs in Object and not <text:alphabetical-index-mark-start text:id="IMark97895372"/>TrueClass<text:alphabetical-index-mark-end text:id="IMark978953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97895372"/>Numeric<text:alphabetical-index-mark-end text:id="IMark978953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543926093969271975" text:style-name="L20">
        <text:list-item>
          <text:p text:style-name="P90">Integer defines a few “bit” oriented operations that are specific to whole numbers.</text:p>
        </text:list-item>
        <text:list-item>
          <text:p text:style-name="P9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97895372"/>Array<text:alphabetical-index-mark-end text:id="IMark9789537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6297102645633147066" text:style-name="L21">
        <text:list-item>
          <text:p text:style-name="P91">The first two examples both create “empty” arrays with zero data elements. </text:p>
        </text:list-item>
        <text:list-item>
          <text:p text:style-name="P91">Array data do NOT need to be the same “type” of data. Mixing is allowed. </text:p>
        </text:list-item>
        <text:list-item>
          <text:p text:style-name="P91">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1097289913467759961" text:style-name="L22">
        <text:list-item>
          <text:p text:style-name="P92">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7895516"/>.new<text:alphabetical-index-mark-end text:id="IMark9789551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7895516"/>.new{<text:alphabetical-index-mark-end text:id="IMark9789551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7895516"/>x<text:alphabetical-index-mark-end text:id="IMark9789551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7895516"/>}<text:alphabetical-index-mark-end text:id="IMark97895516"/>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7895516"/>.new_size<text:alphabetical-index-mark-end text:id="IMark9789551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7895516"/>.new_value<text:alphabetical-index-mark-end text:id="IMark9789551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7895516"/>.new_values<text:alphabetical-index-mark-end text:id="IMark9789551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7895516"/>!<text:alphabetical-index-mark-end text:id="IMark9789551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7895516"/>+<text:alphabetical-index-mark-end text:id="IMark9789551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7895516"/>.+left<text:alphabetical-index-mark-end text:id="IMark9789551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7895516"/>.+mid<text:alphabetical-index-mark-end text:id="IMark9789551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7895516"/>.+midlr<text:alphabetical-index-mark-end text:id="IMark9789551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7895516"/>.+right<text:alphabetical-index-mark-end text:id="IMark9789551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7895516"/>.-left<text:alphabetical-index-mark-end text:id="IMark9789551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7895516"/>.-mid<text:alphabetical-index-mark-end text:id="IMark9789551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7895516"/>.-midlr<text:alphabetical-index-mark-end text:id="IMark9789551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7895516"/>.-right<text:alphabetical-index-mark-end text:id="IMark9789551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7895516"/>.[]!<text:alphabetical-index-mark-end text:id="IMark9789551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7895516"/>.[]@<text:alphabetical-index-mark-end text:id="IMark9789551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7895516"/>.left<text:alphabetical-index-mark-end text:id="IMark9789551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7895516"/>.length<text:alphabetical-index-mark-end text:id="IMark9789551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7895516"/>.max<text:alphabetical-index-mark-end text:id="IMark978955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7895516"/>.mid<text:alphabetical-index-mark-end text:id="IMark978955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7895516"/>.midlr<text:alphabetical-index-mark-end text:id="IMark978955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7895516"/>.min<text:alphabetical-index-mark-end text:id="IMark978955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7895516"/>.pp<text:alphabetical-index-mark-end text:id="IMark978955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7895516"/>.reverse<text:alphabetical-index-mark-end text:id="IMark978955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7895516"/>.right<text:alphabetical-index-mark-end text:id="IMark9789551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7895516"/>.shuffle<text:alphabetical-index-mark-end text:id="IMark978955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7895516"/>.sort<text:alphabetical-index-mark-end text:id="IMark978955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7895516"/>.strmax<text:alphabetical-index-mark-end text:id="IMark978955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7895516"/>&lt;&lt;<text:alphabetical-index-mark-end text:id="IMark978955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7895516"/>@<text:alphabetical-index-mark-end text:id="IMark978955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7895372"/>Class<text:alphabetical-index-mark-end text:id="IMark9789537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7895516"/>.is_class?<text:alphabetical-index-mark-end text:id="IMark978955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7895516"/>.new<text:alphabetical-index-mark-end text:id="IMark9789551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7895516"/>.parent_class<text:alphabetical-index-mark-end text:id="IMark9789551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7895516"/>.subclass:<text:alphabetical-index-mark-end text:id="IMark9789551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7895516"/>.to_s<text:alphabetical-index-mark-end text:id="IMark978955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97895372"/>Commands<text:alphabetical-index-mark-end text:id="IMark97895372"/></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7895516"/>)methods<text:alphabetical-index-mark-end text:id="IMark9789551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7895516"/>)stubs<text:alphabetical-index-mark-end text:id="IMark97895516"/> []</text:h>
            <text:p text:style-name="Text_20_body">Routing: TOS</text:p>
            <text:p text:style-name="P1">List the stub methods defined for this class. Stubs are place holder methods that serve one of two purposes:</text:p>
            <text:list xml:id="list4632736502234794027" text:style-name="L23">
              <text:list-item>
                <text:p text:style-name="P93">They are abstract methods in a base class that exist so that a sub-class may replace the stub with an actual method. The stub ensures that the compiler uses the correct routing when using the method.</text:p>
              </text:list-item>
              <text:list-item>
                <text:p text:style-name="P9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7895372"/>Complex<text:alphabetical-index-mark-end text:id="IMark9789537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7895420"/>.cbrt<text:alphabetical-index-mark-end text:id="IMark97895420"/>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7898156"/>.e**<text:alphabetical-index-mark-end text:id="IMark97898156"/>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7895420"/>.split<text:alphabetical-index-mark-end text:id="IMark9789542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7898156"/>.sqrt<text:alphabetical-index-mark-end text:id="IMark97898156"/>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97894844"/>FalseClass<text:alphabetical-index-mark-end text:id="IMark97894844"/></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7898156"/>&amp;&amp;<text:alphabetical-index-mark-end text:id="IMark9789815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7898156"/>^^<text:alphabetical-index-mark-end text:id="IMark9789815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7898156"/>||<text:alphabetical-index-mark-end text:id="IMark9789815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97894844"/>Float<text:alphabetical-index-mark-end text:id="IMark97894844"/></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6418040"/>Hash<text:alphabetical-index-mark-end text:id="IMark106418040"/></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6418040"/><text:span text:style-name="T7">{</text:span><text:alphabetical-index-mark-end text:id="IMark106418040"/>” and the locally defined methods “<text:alphabetical-index-mark-start text:id="IMark106378156"/><text:span text:style-name="T7">-&gt;</text:span><text:alphabetical-index-mark-end text:id="IMark106378156"/>” and “<text:alphabetical-index-mark-start text:id="IMark106416072"/><text:span text:style-name="T7">}</text:span><text:alphabetical-index-mark-end text:id="IMark1064160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8541967" text:continue-list="list6297102645633147066" text:style-name="L21">
        <text:list-item>
          <text:p text:style-name="P91">The first example creates an “empty” hash with zero data elements. </text:p>
        </text:list-item>
        <text:list-item>
          <text:p text:style-name="P91">Hash key and data do NOT need to be the same “type” of data. Mixing is allowed. </text:p>
        </text:list-item>
        <text:list-item>
          <text:p text:style-name="P91">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97895612"/>.[]!<text:alphabetical-index-mark-end text:id="IMark978956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7895612"/>.[]@<text:alphabetical-index-mark-end text:id="IMark978956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7895612"/>.keys<text:alphabetical-index-mark-end text:id="IMark97895612"/>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7895612"/>.pp<text:alphabetical-index-mark-end text:id="IMark978956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7895612"/>.strmax2<text:alphabetical-index-mark-end text:id="IMark978956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7895612"/>.values<text:alphabetical-index-mark-end text:id="IMark97895612"/>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6378156"/>InStream<text:alphabetical-index-mark-end text:id="IMark10637815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7895612"/>.get_all<text:alphabetical-index-mark-end text:id="IMark978956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7895612"/>.open<text:alphabetical-index-mark-end text:id="IMark9789561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7895612"/>.open{<text:alphabetical-index-mark-end text:id="IMark9789561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7895612"/>.close<text:alphabetical-index-mark-end text:id="IMark978956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7895612"/>.getc<text:alphabetical-index-mark-end text:id="IMark9789561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7895612"/>.gets<text:alphabetical-index-mark-end text:id="IMark9789561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97895612"/>~getc<text:alphabetical-index-mark-end text:id="IMark9789561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7895612"/>~gets<text:alphabetical-index-mark-end text:id="IMark9789561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06378156"/>Integer<text:alphabetical-index-mark-end text:id="IMark10637815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51926000"/></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51926104"/>[an_integer] <text:alphabetical-index-mark-start text:id="IMark106416072"/>.even?<text:alphabetical-index-mark-end text:id="IMark106416072"/> [a_boolean]</text:h>
            <text:p text:style-name="Text_20_body">Routing: TOS</text:p>
            <text:p text:style-name="P1">This method returns true if the integer is even and false if it is odd.<text:change-end text:change-id="ct251926104"/></text:p>
          </table:table-cell>
          <table:covered-table-cell/>
        </table:table-row>
        <table:table-row table:style-name="Table120.1">
          <table:table-cell table:style-name="Table120.A2" office:value-type="string">
            <text:p text:style-name="P15"><text:change-start text:change-id="ct251926208"/>Code<text:change-end text:change-id="ct251926208"/></text:p>
          </table:table-cell>
          <table:table-cell table:style-name="Table120.B2" office:value-type="string">
            <text:p text:style-name="P15"><text:change-start text:change-id="ct251926312"/>Result<text:change-end text:change-id="ct251926312"/></text:p>
          </table:table-cell>
        </table:table-row>
        <table:table-row table:style-name="Table120.1">
          <table:table-cell table:style-name="Table120.A2" office:value-type="string">
            <text:p text:style-name="Snippet"><text:change-start text:change-id="ct251926416"/>2 .even?<text:change-end text:change-id="ct251926416"/></text:p>
          </table:table-cell>
          <table:table-cell table:style-name="Table120.B2" office:value-type="string">
            <text:p text:style-name="P2"><text:change-start text:change-id="ct251926520"/>true<text:change-end text:change-id="ct251926520"/></text:p>
          </table:table-cell>
        </table:table-row>
        <table:table-row table:style-name="Table120.1">
          <table:table-cell table:style-name="Table120.A2" office:value-type="string">
            <text:p text:style-name="Snippet"><text:change-start text:change-id="ct251926624"/>3 .even?<text:change-end text:change-id="ct251926624"/></text:p>
          </table:table-cell>
          <table:table-cell table:style-name="Table120.B2" office:value-type="string">
            <text:p text:style-name="P2"><text:change-start text:change-id="ct251926728"/>false<text:change-end text:change-id="ct251926728"/></text:p>
          </table:table-cell>
        </table:table-row>
      </table:table>
      <text:p text:style-name="Text_20_body"><text:change text:change-id="ct251926832"/><text:change-start text:change-id="ct2519269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06416072"/>.gcd<text:alphabetical-index-mark-end text:id="IMark10641607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51926936"/><text:change text:change-id="ct251927040"/><text:change-start text:change-id="ct25192714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06416072"/>.lcm<text:alphabetical-index-mark-end text:id="IMark10641607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51927144"/><text:change text:change-id="ct251927352"/><text:change text:change-id="ct251927248"/><text:change-start text:change-id="ct25192745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06416072"/>.odd?<text:alphabetical-index-mark-end text:id="IMark10641607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51927456"/></text:p>
      <text:p text:style-name="Text_20_body"><text:change text:change-id="ct251927560"/><text:change-start text:change-id="ct251927664"/></text:p>
      <text:p text:style-name="Text_20_body"><text:change-end text:change-id="ct251927664"/><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51927768"/>[an_integer] <text:alphabetical-index-mark-start text:id="IMark106416072"/>2*<text:alphabetical-index-mark-end text:id="IMark106416072"/> [an_integer]</text:h>
            <text:p text:style-name="Text_20_body">Routing: TOS</text:p>
            <text:p text:style-name="P1"><text:change-end text:change-id="ct251927768"/><text:change-start text:change-id="ct251927872"/>Double the value of the integer.<text:change-end text:change-id="ct251927872"/></text:p>
          </table:table-cell>
          <table:covered-table-cell/>
        </table:table-row>
        <table:table-row table:style-name="Table124.1">
          <table:table-cell table:style-name="Table124.A2" office:value-type="string">
            <text:p text:style-name="P15"><text:change-start text:change-id="ct251927976"/>Code<text:change-end text:change-id="ct251927976"/></text:p>
          </table:table-cell>
          <table:table-cell table:style-name="Table124.B2" office:value-type="string">
            <text:p text:style-name="P15"><text:change-start text:change-id="ct251928080"/>Result<text:change-end text:change-id="ct251928080"/></text:p>
          </table:table-cell>
        </table:table-row>
        <table:table-row table:style-name="Table124.1">
          <table:table-cell table:style-name="Table124.A2" office:value-type="string">
            <text:p text:style-name="Snippet"><text:change-start text:change-id="ct251928184"/>13 2*<text:change-end text:change-id="ct251928184"/></text:p>
          </table:table-cell>
          <table:table-cell table:style-name="Table124.B2" office:value-type="string">
            <text:p text:style-name="P2"><text:change-start text:change-id="ct251928288"/>26<text:change-end text:change-id="ct251928288"/></text:p>
          </table:table-cell>
        </table:table-row>
      </table:table>
      <text:p text:style-name="Standard"/>
      <text:p text:style-name="Text_20_body"><text:change text:change-id="ct251928392"/><text:change-start text:change-id="ct25388224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6416072"/>2/<text:alphabetical-index-mark-end text:id="IMark10641607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3882240"/><text:change text:change-id="ct253882344"/><text:change-start text:change-id="ct25388244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06416072"/>&lt;&lt;<text:alphabetical-index-mark-end text:id="IMark10641607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53882448"/><text:change text:change-id="ct253882552"/><text:change-start text:change-id="ct25388265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06416072"/>&gt;&gt;<text:alphabetical-index-mark-end text:id="IMark10641607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53882656"/><text:change text:change-id="ct253882760"/><text:change-start text:change-id="ct25388286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06416072"/>and<text:alphabetical-index-mark-end text:id="IMark10641607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3882864"/><text:change text:change-id="ct253882968"/><text:change-start text:change-id="ct2538830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6416072"/>com<text:alphabetical-index-mark-end text:id="IMark10641607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3883072"/><text:change text:change-id="ct25388317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53883280"/>[an_integer an_integer] <text:alphabetical-index-mark-start text:id="IMark106416072"/>or<text:alphabetical-index-mark-end text:id="IMark106416072"/> [an_integer]</text:h>
            <text:p text:style-name="Text_20_body">Routing: NOS</text:p>
            <text:p text:style-name="P1"><text:change-end text:change-id="ct253883280"/><text:change-start text:change-id="ct253883384"/>Compute the bit-wise inclusive or function of the two integer values.<text:change-end text:change-id="ct253883384"/></text:p>
          </table:table-cell>
          <table:covered-table-cell/>
        </table:table-row>
        <table:table-row table:style-name="Table130.1">
          <table:table-cell table:style-name="Table130.A2" office:value-type="string">
            <text:p text:style-name="P15"><text:change-start text:change-id="ct253883488"/>Code<text:change-end text:change-id="ct253883488"/></text:p>
          </table:table-cell>
          <table:table-cell table:style-name="Table130.B2" office:value-type="string">
            <text:p text:style-name="P15"><text:change-start text:change-id="ct253883592"/>Result<text:change-end text:change-id="ct253883592"/></text:p>
          </table:table-cell>
        </table:table-row>
        <table:table-row table:style-name="Table130.1">
          <table:table-cell table:style-name="Table130.A2" office:value-type="string">
            <text:p text:style-name="Snippet"><text:change-start text:change-id="ct253883696"/>15 40 or<text:change-end text:change-id="ct253883696"/></text:p>
          </table:table-cell>
          <table:table-cell table:style-name="Table130.B2" office:value-type="string">
            <text:p text:style-name="P2"><text:change-start text:change-id="ct253883800"/>47<text:change-end text:change-id="ct253883800"/></text:p>
          </table:table-cell>
        </table:table-row>
      </table:table>
      <text:p text:style-name="Standard"><text:change text:change-id="ct253883904"/><text:change-start text:change-id="ct25388400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6416072"/>xor<text:alphabetical-index-mark-end text:id="IMark10641607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53884008"/></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97897196"/><text:alphabetical-index-mark-start text:id="IMark97896332"/><text:alphabetical-index-mark-start text:id="IMark97895564"/>NilClass<text:alphabetical-index-mark-end text:id="IMark97895564"/><text:alphabetical-index-mark-end text:id="IMark97896332"/><text:alphabetical-index-mark-end text:id="IMark9789719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3884112"/> </text:p>
      <text:p text:style-name="P1">Note that in Boolean expressions, nil is treated as an alias for false.<text:change-end text:change-id="ct25388411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6416072"/>&amp;&amp;<text:alphabetical-index-mark-end text:id="IMark10641607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53884216"/>nil true &amp;&amp;<text:change-end text:change-id="ct253884216"/></text:p>
          </table:table-cell>
          <table:table-cell table:style-name="Table26.B2" office:value-type="string">
            <text:p text:style-name="P2"><text:change-start text:change-id="ct253884320"/>false<text:change-end text:change-id="ct25388432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6416072"/>^^<text:alphabetical-index-mark-end text:id="IMark10641607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53884424"/>nil <text:change-end text:change-id="ct253884424"/><text:change-start text:change-id="ct253884528"/>false ^^<text:change-end text:change-id="ct253884528"/></text:p>
          </table:table-cell>
          <table:table-cell table:style-name="Table27.B2" office:value-type="string">
            <text:p text:style-name="P2"><text:change-start text:change-id="ct253884632"/>false<text:change-end text:change-id="ct253884632"/></text:p>
          </table:table-cell>
        </table:table-row>
        <table:table-row table:style-name="Table27.2">
          <table:table-cell table:style-name="Table27.A2" office:value-type="string">
            <text:p text:style-name="Snippet"><text:change-start text:change-id="ct253884736"/>nil true ^^<text:change-end text:change-id="ct253884736"/></text:p>
          </table:table-cell>
          <table:table-cell table:style-name="Table27.B2" office:value-type="string">
            <text:p text:style-name="P2"><text:change-start text:change-id="ct253884840"/>true<text:change-end text:change-id="ct25388484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6416072"/>||<text:alphabetical-index-mark-end text:id="IMark10641607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53884944"/>nil false ||<text:change-end text:change-id="ct253884944"/></text:p>
          </table:table-cell>
          <table:table-cell table:style-name="Table28.B2" office:value-type="string">
            <text:p text:style-name="P2"><text:change-start text:change-id="ct253885048"/>false<text:change-end text:change-id="ct253885048"/></text:p>
          </table:table-cell>
        </table:table-row>
        <table:table-row table:style-name="Table28.2">
          <table:table-cell table:style-name="Table28.A2" office:value-type="string">
            <text:p text:style-name="Snippet"><text:change-start text:change-id="ct253885152"/>nil true ||<text:change-end text:change-id="ct253885152"/></text:p>
          </table:table-cell>
          <table:table-cell table:style-name="Table28.B2" office:value-type="string">
            <text:p text:style-name="P2"><text:change-start text:change-id="ct253885256"/>true<text:change-end text:change-id="ct253885256"/></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7897196"/>Numeric<text:alphabetical-index-mark-end text:id="IMark9789719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53885360"/><text:change-start text:change-id="ct253885464"/>The Numeric class is the abstract base class for num<text:change-end text:change-id="ct253885464"/><text:change-start text:change-id="ct253885568"/>eric data. It is the location for the vast majority of methods that act on such data. In use, data will be instances of <text:change-end text:change-id="ct253885568"/><text:change-start text:change-id="ct253885672"/>Complex, Float, Integer (via Bignum and Fixnum), and Rational data.<text:change-end text:change-id="ct253885672"/><text:change-start text:change-id="ct253885776"/></text:p>
      <text:h text:style-name="Heading_20_2" text:outline-level="2">Specia<text:change-end text:change-id="ct253885776"/><text:change-start text:change-id="ct253885880"/>l Numeric Values</text:h>
      <text:p text:style-name="Text_20_body"><text:change-end text:change-id="ct253885880"/><text:change-start text:change-id="ct25388598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06416072"/>dpr<text:alphabetical-index-mark-end text:id="IMark10641607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3885984"/><text:change-start text:change-id="ct2539518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06416072"/>e<text:alphabetical-index-mark-end text:id="IMark10641607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06416072"/>pi<text:alphabetical-index-mark-end text:id="IMark10641607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53886088"/>In 1897, an attempt was made <text:change-end text:change-id="ct253886088"/><text:change-start text:change-id="ct253886192"/>to legislate the value of pi. Fortunately, this effort was unsuccessful.<text:change-end text:change-id="ct253886192"/></text:p></text:note-body></text:note></text:p>
          </table:table-cell>
        </table:table-row>
      </table:table>
      <text:p text:style-name="Text_20_body"><text:change-end text:change-id="ct253951872"/></text:p>
      <text:h text:style-name="Heading_20_2" text:outline-level="2">Instance Methods</text:h>
      <text:p text:style-name="Text_20_body"><text:change text:change-id="ct253951976"/><text:change-start text:change-id="ct25395208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6416072"/>*<text:alphabetical-index-mark-end text:id="IMark10641607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53952080"/><text:change text:change-id="ct25395218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3952288"/>[a_numeric a_numeric] <text:alphabetical-index-mark-start text:id="IMark106416072"/>**<text:alphabetical-index-mark-end text:id="IMark106416072"/> [a_numeric]</text:h>
            <text:p text:style-name="Text_20_body">Routing: NOS</text:p>
            <text:p text:style-name="P1"><text:change-end text:change-id="ct253952288"/><text:change-start text:change-id="ct253952392"/>The exponentiation operator is impleme<text:change-end text:change-id="ct253952392"/><text:change-start text:change-id="ct253952496"/>nted by this method. Note the the second operand, the power, is converted to a Float first.<text:change-end text:change-id="ct253952496"/></text:p>
          </table:table-cell>
          <table:covered-table-cell/>
        </table:table-row>
        <table:table-row table:style-name="Table133.1">
          <table:table-cell table:style-name="Table133.A2" office:value-type="string">
            <text:p text:style-name="P15"><text:change-start text:change-id="ct253952600"/>Code<text:change-end text:change-id="ct253952600"/></text:p>
          </table:table-cell>
          <table:table-cell table:style-name="Table133.B2" office:value-type="string">
            <text:p text:style-name="P15"><text:change-start text:change-id="ct253952704"/>Result<text:change-end text:change-id="ct253952704"/></text:p>
          </table:table-cell>
        </table:table-row>
        <table:table-row table:style-name="Table133.1">
          <table:table-cell table:style-name="Table133.A2" office:value-type="string">
            <text:p text:style-name="Snippet"><text:change-start text:change-id="ct253952808"/>2 10 **<text:change-end text:change-id="ct253952808"/></text:p>
          </table:table-cell>
          <table:table-cell table:style-name="Table133.B2" office:value-type="string">
            <text:p text:style-name="P2"><text:change-start text:change-id="ct253952912"/>1024<text:change-end text:change-id="ct253952912"/></text:p>
          </table:table-cell>
        </table:table-row>
        <table:table-row table:style-name="Table133.1">
          <table:table-cell table:style-name="Table133.A2" office:value-type="string">
            <text:p text:style-name="Snippet"><text:change-start text:change-id="ct253953016"/>3 4 **<text:change-end text:change-id="ct253953016"/></text:p>
          </table:table-cell>
          <table:table-cell table:style-name="Table133.B2" office:value-type="string">
            <text:p text:style-name="P2"><text:change-start text:change-id="ct253953120"/>81<text:change-end text:change-id="ct253953120"/></text:p>
          </table:table-cell>
        </table:table-row>
        <table:table-row table:style-name="Table133.1">
          <table:table-cell table:style-name="Table133.A2" office:value-type="string">
            <text:p text:style-name="Snippet"><text:change-start text:change-id="ct253953224"/>2 1/2 <text:change-end text:change-id="ct253953224"/><text:change-start text:change-id="ct253953328"/>**<text:change-end text:change-id="ct253953328"/></text:p>
          </table:table-cell>
          <table:table-cell table:style-name="Table133.B2" office:value-type="string">
            <text:p text:style-name="P2"><text:change-start text:change-id="ct253953432"/>1.4142135623730951<text:change-end text:change-id="ct253953432"/></text:p>
          </table:table-cell>
        </table:table-row>
      </table:table>
      <text:p text:style-name="Text_20_body"/>
      <text:p text:style-name="Text_20_body"><text:change text:change-id="ct25395353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53953640"/>[a_numeric a_numeric] <text:alphabetical-index-mark-start text:id="IMark106416072"/>+<text:alphabetical-index-mark-end text:id="IMark106416072"/> [a_numeric]</text:h>
            <text:p text:style-name="Text_20_body">Routing: NOS</text:p>
            <text:p text:style-name="P1">The addition operator is implemented by this method.<text:change-end text:change-id="ct253953640"/></text:p>
          </table:table-cell>
          <table:covered-table-cell/>
        </table:table-row>
        <table:table-row table:style-name="Table134.1">
          <table:table-cell table:style-name="Table134.A2" office:value-type="string">
            <text:p text:style-name="P15"><text:change-start text:change-id="ct253953744"/>Code<text:change-end text:change-id="ct253953744"/></text:p>
          </table:table-cell>
          <table:table-cell table:style-name="Table134.B2" office:value-type="string">
            <text:p text:style-name="P15"><text:change-start text:change-id="ct253953848"/>Result<text:change-end text:change-id="ct253953848"/></text:p>
          </table:table-cell>
        </table:table-row>
        <table:table-row table:style-name="Table134.1">
          <table:table-cell table:style-name="Table134.A2" office:value-type="string">
            <text:p text:style-name="Snippet"><text:change-start text:change-id="ct253953952"/>1 1 +<text:change-end text:change-id="ct253953952"/></text:p>
          </table:table-cell>
          <table:table-cell table:style-name="Table134.B2" office:value-type="string">
            <text:p text:style-name="P2"><text:change-start text:change-id="ct253954056"/>2<text:change-end text:change-id="ct253954056"/></text:p>
          </table:table-cell>
        </table:table-row>
        <table:table-row table:style-name="Table134.1">
          <table:table-cell table:style-name="Table134.A2" office:value-type="string">
            <text:p text:style-name="Snippet"><text:change-start text:change-id="ct253954160"/>1.0 7.2 +<text:change-end text:change-id="ct253954160"/></text:p>
          </table:table-cell>
          <table:table-cell table:style-name="Table134.B2" office:value-type="string">
            <text:p text:style-name="P2"><text:change-start text:change-id="ct253954264"/>8.2<text:change-end text:change-id="ct253954264"/></text:p>
          </table:table-cell>
        </table:table-row>
        <table:table-row table:style-name="Table134.1">
          <table:table-cell table:style-name="Table134.A2" office:value-type="string">
            <text:p text:style-name="Snippet"><text:change-start text:change-id="ct253954368"/>1/2<text:change-end text:change-id="ct253954368"/><text:change-start text:change-id="ct253954472"/> 1/3 +<text:change-end text:change-id="ct253954472"/></text:p>
          </table:table-cell>
          <table:table-cell table:style-name="Table134.B2" office:value-type="string">
            <text:p text:style-name="P2"><text:change-start text:change-id="ct253954576"/>5/6<text:change-end text:change-id="ct253954576"/></text:p>
          </table:table-cell>
        </table:table-row>
        <table:table-row table:style-name="Table134.1">
          <table:table-cell table:style-name="Table134.A2" office:value-type="string">
            <text:p text:style-name="Snippet"><text:change-start text:change-id="ct253954680"/>1+2i 1+3i<text:change-end text:change-id="ct253954680"/><text:change-start text:change-id="ct253954784"/> +<text:change-end text:change-id="ct253954784"/></text:p>
          </table:table-cell>
          <table:table-cell table:style-name="Table134.B2" office:value-type="string">
            <text:p text:style-name="P2"><text:change-start text:change-id="ct253954888"/>2+5i<text:change-end text:change-id="ct253954888"/></text:p>
          </table:table-cell>
        </table:table-row>
      </table:table>
      <text:p text:style-name="Text_20_body"><text:change text:change-id="ct253954992"/><text:change-start text:change-id="ct25395509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06416072"/>-<text:alphabetical-index-mark-end text:id="IMark10641607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3955096"/><text:change text:change-id="ct253955304"/><text:change text:change-id="ct253955200"/><text:change-start text:change-id="ct25395540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6416072"/>.1/x<text:alphabetical-index-mark-end text:id="IMark10641607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3955408"/><text:change text:change-id="ct253955512"/><text:change-start text:change-id="ct25395561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06416072"/>.10**<text:alphabetical-index-mark-end text:id="IMark10641607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3955616"/><text:change text:change-id="ct253955720"/><text:change-start text:change-id="ct25395582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06416072"/>.2**<text:alphabetical-index-mark-end text:id="IMark10641607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3955824"/><text:change text:change-id="ct253960080"/><text:change text:change-id="ct253959976"/><text:change-start text:change-id="ct25396018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6416072"/>.abs<text:alphabetical-index-mark-end text:id="IMark10641607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3960184"/><text:change text:change-id="ct25396028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53960392"/>[a_numeric] <text:alphabetical-index-mark-start text:id="IMark106416072"/>.acos<text:alphabetical-index-mark-end text:id="IMark106416072"/> [a_float]</text:h>
            <text:p text:style-name="Text_20_body">Routing: TOS</text:p>
            <text:p text:style-name="P1">This method computes the arc-cosine (cos(x)<text:span text:style-name="T11">-1</text:span>) of the value. That is it computes the angle in radians <text:change-end text:change-id="ct253960392"/><text:change-start text:change-id="ct253960808"/>whose cosine is the argument<text:note text:id="ftn65" text:note-class="footnote"><text:note-citation>65</text:note-citation><text:note-body><text:p text:style-name="Footnote"><text:change-start text:change-id="ct253960496"/>Please s<text:change-end text:change-id="ct253960496"/><text:change-start text:change-id="ct253960600"/>ee <text:a xlink:type="simple" xlink:href="http://en.wikipedia.org/wiki/Inverse_trigonometric_functions" text:style-name="Internet_20_link" text:visited-style-name="Visited_20_Internet_20_Link">http://en.wikipedia.org/wiki/Inverse_trigonometric_functions</text:a> for m<text:change-end text:change-id="ct253960600"/><text:change-start text:change-id="ct253960704"/>ore details on inverse trigonometric functions.<text:change-end text:change-id="ct253960704"/></text:p></text:note-body></text:note>.<text:change-end text:change-id="ct253960808"/><text:change-start text:change-id="ct253960912"/> <text:span text:style-name="T11"><text:s text:c="11"/></text:span><text:change-end text:change-id="ct253960912"/></text:p>
          </table:table-cell>
          <table:covered-table-cell/>
        </table:table-row>
        <table:table-row table:style-name="Table140.1">
          <table:table-cell table:style-name="Table140.A2" office:value-type="string">
            <text:p text:style-name="P15"><text:change-start text:change-id="ct253961016"/>Code<text:change-end text:change-id="ct253961016"/></text:p>
          </table:table-cell>
          <table:table-cell table:style-name="Table140.B2" office:value-type="string">
            <text:p text:style-name="P15"><text:change-start text:change-id="ct253961120"/>Result<text:change-end text:change-id="ct253961120"/></text:p>
          </table:table-cell>
        </table:table-row>
        <table:table-row table:style-name="Table140.1">
          <table:table-cell table:style-name="Table140.A2" office:value-type="string">
            <text:p text:style-name="Snippet"><text:change-start text:change-id="ct253961224"/>1 .acos<text:change-end text:change-id="ct253961224"/></text:p>
          </table:table-cell>
          <table:table-cell table:style-name="Table140.B2" office:value-type="string">
            <text:p text:style-name="P2"><text:change-start text:change-id="ct253961328"/>0.0<text:change-end text:change-id="ct253961328"/></text:p>
          </table:table-cell>
        </table:table-row>
        <table:table-row table:style-name="Table140.1">
          <table:table-cell table:style-name="Table140.A2" office:value-type="string">
            <text:p text:style-name="Snippet"><text:change-start text:change-id="ct253961432"/>0 .acos<text:change-end text:change-id="ct253961432"/></text:p>
          </table:table-cell>
          <table:table-cell table:style-name="Table140.B2" office:value-type="string">
            <text:p text:style-name="P2"><text:change-start text:change-id="ct253961536"/>1.5707963267948966<text:change-end text:change-id="ct253961536"/></text:p>
          </table:table-cell>
        </table:table-row>
      </table:table>
      <text:p text:style-name="Text_20_body"><text:change text:change-id="ct25396164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53961952"/>[a_numeric] <text:alphabetical-index-mark-start text:id="IMark106416072"/>.acosh<text:alphabetical-index-mark-end text:id="IMark10641607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539617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3961744"/><text:change-start text:change-id="ct253961848"/>bolic trigonometric functions.<text:change-end text:change-id="ct253961848"/></text:p></text:note-body></text:note>.<text:change-end text:change-id="ct253961952"/></text:p>
          </table:table-cell>
          <table:covered-table-cell/>
        </table:table-row>
        <table:table-row table:style-name="Table141.1">
          <table:table-cell table:style-name="Table141.A2" office:value-type="string">
            <text:p text:style-name="P15"><text:change-start text:change-id="ct253962056"/>Code<text:change-end text:change-id="ct253962056"/></text:p>
          </table:table-cell>
          <table:table-cell table:style-name="Table141.B2" office:value-type="string">
            <text:p text:style-name="P15"><text:change-start text:change-id="ct253962160"/>Result<text:change-end text:change-id="ct2539621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396226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3962368"/>[a_numeric] <text:alphabetical-index-mark-start text:id="IMark106416072"/>.angle<text:alphabetical-index-mark-end text:id="IMark106416072"/> [a_float]</text:h>
            <text:p text:style-name="Text_20_body">Routing:<text:change-end text:change-id="ct253962368"/> TOS<text:change-start text:change-id="ct253962472"/></text:p>
            <text:p text:style-name="P1"><text:change-end text:change-id="ct2539624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53962576"/>Code<text:change-end text:change-id="ct253962576"/></text:p>
          </table:table-cell>
          <table:table-cell table:style-name="Table142.B2" office:value-type="string">
            <text:p text:style-name="P15"><text:change-start text:change-id="ct253962680"/>Result<text:change-end text:change-id="ct2539626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396278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53962888"/>[a_numeric] <text:alphabetical-index-mark-start text:id="IMark106416072"/>.asin<text:alphabetical-index-mark-end text:id="IMark106416072"/> [a_<text:change-end text:change-id="ct253962888"/>float<text:change-start text:change-id="ct253962992"/>]</text:h>
            <text:p text:style-name="Text_20_body">Routing:<text:change-end text:change-id="ct253962992"/> TOS<text:change-start text:change-id="ct253963096"/></text:p>
            <text:p text:style-name="P1"><text:change-end text:change-id="ct25396309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53963200"/>Code<text:change-end text:change-id="ct253963200"/></text:p>
          </table:table-cell>
          <table:table-cell table:style-name="Table143.B2" office:value-type="string">
            <text:p text:style-name="P15"><text:change-start text:change-id="ct253963304"/>Result<text:change-end text:change-id="ct2539633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396340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53963512"/>[a_numeric] <text:alphabetical-index-mark-start text:id="IMark106416072"/>.asinh<text:alphabetical-index-mark-end text:id="IMark106416072"/> [a_<text:change-end text:change-id="ct253963512"/>float<text:change-start text:change-id="ct253963616"/>]</text:h>
            <text:p text:style-name="Text_20_body">Routing:<text:change-end text:change-id="ct253963616"/> TOS<text:change-start text:change-id="ct253963720"/></text:p>
            <text:p text:style-name="P1"><text:change-end text:change-id="ct25396372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53963824"/>Code<text:change-end text:change-id="ct253963824"/></text:p>
          </table:table-cell>
          <table:table-cell table:style-name="Table144.B2" office:value-type="string">
            <text:p text:style-name="P15"><text:change-start text:change-id="ct253963928"/>Result<text:change-end text:change-id="ct2539639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39640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3964176"/>[a_numeric] <text:alphabetical-index-mark-start text:id="IMark106416072"/>.atan<text:alphabetical-index-mark-end text:id="IMark106416072"/> [a_<text:change-end text:change-id="ct253964176"/>float<text:change-start text:change-id="ct253964280"/>]</text:h>
            <text:p text:style-name="Text_20_body">Routing:<text:change-end text:change-id="ct253964280"/> TOS<text:change-start text:change-id="ct253964384"/></text:p>
            <text:p text:style-name="P1"><text:change-end text:change-id="ct25396438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53964488"/>Code<text:change-end text:change-id="ct253964488"/></text:p>
          </table:table-cell>
          <table:table-cell table:style-name="Table145.B2" office:value-type="string">
            <text:p text:style-name="P15"><text:change-start text:change-id="ct253964592"/>Result<text:change-end text:change-id="ct2539645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396469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53964800"/>[a_numeric a_numeric] <text:alphabetical-index-mark-start text:id="IMark106416072"/>.atan2<text:alphabetical-index-mark-end text:id="IMark106416072"/> [a_<text:change-end text:change-id="ct253964800"/>float<text:change-start text:change-id="ct253964904"/>]</text:h>
            <text:p text:style-name="Text_20_body">Routing:<text:change-end text:change-id="ct253964904"/> TOS<text:change-start text:change-id="ct253965008"/></text:p>
            <text:p text:style-name="P1"><text:change-end text:change-id="ct2539650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53965112"/>Code<text:change-end text:change-id="ct253965112"/></text:p>
          </table:table-cell>
          <table:table-cell table:style-name="Table146.B2" office:value-type="string">
            <text:p text:style-name="P15"><text:change-start text:change-id="ct253965216"/>Result<text:change-end text:change-id="ct2539652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3965424"/><text:change text:change-id="ct25396532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53965528"/>[a_numeric] <text:alphabetical-index-mark-start text:id="IMark106416072"/>.atanh<text:alphabetical-index-mark-end text:id="IMark106416072"/> [a_<text:change-end text:change-id="ct253965528"/>float<text:change-start text:change-id="ct253965632"/>]</text:h>
            <text:p text:style-name="Text_20_body">Routing:<text:change-end text:change-id="ct253965632"/> TOS<text:change-start text:change-id="ct253965736"/></text:p>
            <text:p text:style-name="P1"><text:change-end text:change-id="ct25396573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53965840"/>Code<text:change-end text:change-id="ct253965840"/></text:p>
          </table:table-cell>
          <table:table-cell table:style-name="Table147.B2" office:value-type="string">
            <text:p text:style-name="P15"><text:change-start text:change-id="ct253965944"/>Result<text:change-end text:change-id="ct2539659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39660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3966152"/>[a_numeric a_numeric] <text:alphabetical-index-mark-start text:id="IMark106416072"/>.c2p<text:alphabetical-index-mark-end text:id="IMark106416072"/> [a_<text:change-end text:change-id="ct253966152"/>float<text:change-start text:change-id="ct253966256"/> a_<text:change-end text:change-id="ct253966256"/>float<text:change-start text:change-id="ct253966360"/>]</text:h>
            <text:p text:style-name="Text_20_body">Routing: TOS</text:p>
            <text:p text:style-name="P1"><text:change-end text:change-id="ct2539663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53966464"/>Code<text:change-end text:change-id="ct253966464"/></text:p>
          </table:table-cell>
          <table:table-cell table:style-name="Table148.B2" office:value-type="string">
            <text:p text:style-name="P15"><text:change-start text:change-id="ct253966568"/>Result<text:change-end text:change-id="ct25396656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3966776"/><text:change text:change-id="ct25396667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53966880"/>[a_numeric] <text:alphabetical-index-mark-start text:id="IMark106416072"/>.cbrt<text:alphabetical-index-mark-end text:id="IMark106416072"/> [a_<text:change-end text:change-id="ct253966880"/>float<text:change-start text:change-id="ct253966984"/>]</text:h>
            <text:p text:style-name="Text_20_body">Routing:<text:change-end text:change-id="ct253966984"/> TOS<text:change-start text:change-id="ct253967088"/></text:p>
            <text:p text:style-name="P1"><text:change-end text:change-id="ct253967088"/>This method computes the cube root (X<text:span text:style-name="T11">1/3</text:span>) of the value.</text:p>
          </table:table-cell>
          <table:covered-table-cell/>
        </table:table-row>
        <table:table-row table:style-name="Table149.1">
          <table:table-cell table:style-name="Table149.A2" office:value-type="string">
            <text:p text:style-name="P15"><text:change-start text:change-id="ct253967192"/>Code<text:change-end text:change-id="ct253967192"/></text:p>
          </table:table-cell>
          <table:table-cell table:style-name="Table149.B2" office:value-type="string">
            <text:p text:style-name="P15"><text:change-start text:change-id="ct253967296"/>Result<text:change-end text:change-id="ct2539672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39674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3967504"/>[a_numeric] <text:alphabetical-index-mark-start text:id="IMark106416072"/>.ceil<text:alphabetical-index-mark-end text:id="IMark106416072"/> [a<text:change-end text:change-id="ct253967504"/>n<text:change-start text:change-id="ct253967608"/>_<text:change-end text:change-id="ct253967608"/>integer<text:change-start text:change-id="ct253967712"/>]</text:h>
            <text:p text:style-name="Text_20_body">Routing:<text:change-end text:change-id="ct253967712"/> TOS<text:change-start text:change-id="ct253967816"/></text:p>
            <text:p text:style-name="P1"><text:change-end text:change-id="ct253967816"/>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53967920"/>Code<text:change-end text:change-id="ct253967920"/></text:p>
          </table:table-cell>
          <table:table-cell table:style-name="Table150.B2" office:value-type="string">
            <text:p text:style-name="P15"><text:change-start text:change-id="ct253968024"/>Result<text:change-end text:change-id="ct2539680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39681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53968272"/>[a_numeric] <text:alphabetical-index-mark-start text:id="IMark106416072"/>.conjugate<text:alphabetical-index-mark-end text:id="IMark106416072"/> [a_numeric]</text:h>
            <text:p text:style-name="Text_20_body">Routing:<text:change-end text:change-id="ct253968272"/> TOS<text:change-start text:change-id="ct253968376"/></text:p>
            <text:p text:style-name="P1"><text:change-end text:change-id="ct253968376"/>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53968480"/>Code<text:change-end text:change-id="ct253968480"/></text:p>
          </table:table-cell>
          <table:table-cell table:style-name="Table151.B2" office:value-type="string">
            <text:p text:style-name="P15"><text:change-start text:change-id="ct253968584"/>Result<text:change-end text:change-id="ct2539685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39686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3968792"/>[a_numeric] <text:alphabetical-index-mark-start text:id="IMark106416072"/>.cos<text:alphabetical-index-mark-end text:id="IMark106416072"/> [a_<text:change-end text:change-id="ct253968792"/>float<text:change-start text:change-id="ct253968896"/>]</text:h>
            <text:p text:style-name="Text_20_body">Routing:<text:change-end text:change-id="ct253968896"/> TOS<text:change-start text:change-id="ct253969000"/></text:p>
            <text:p text:style-name="P1"><text:change-end text:change-id="ct253969000"/>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53969104"/>Code<text:change-end text:change-id="ct253969104"/></text:p>
          </table:table-cell>
          <table:table-cell table:style-name="Table152.B2" office:value-type="string">
            <text:p text:style-name="P15"><text:change-start text:change-id="ct253969208"/>Result<text:change-end text:change-id="ct2539692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3969416"/><text:change text:change-id="ct253969312"/></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53969520"/>[a_numeric] <text:alphabetical-index-mark-start text:id="IMark106416072"/>.cosh<text:alphabetical-index-mark-end text:id="IMark106416072"/> [a_<text:change-end text:change-id="ct253969520"/>float<text:change-start text:change-id="ct253969624"/>]</text:h>
            <text:p text:style-name="Text_20_body">Routing:<text:change-end text:change-id="ct253969624"/> TOS<text:change-start text:change-id="ct253969728"/></text:p>
            <text:p text:style-name="P1"><text:change-end text:change-id="ct253969728"/>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53969832"/>Code<text:change-end text:change-id="ct253969832"/></text:p>
          </table:table-cell>
          <table:table-cell table:style-name="Table153.B2" office:value-type="string">
            <text:p text:style-name="P15"><text:change-start text:change-id="ct253969936"/>Result<text:change-end text:change-id="ct2539699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39700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3970144"/>[a_numeric] <text:alphabetical-index-mark-start text:id="IMark106416072"/>.cube<text:alphabetical-index-mark-end text:id="IMark106416072"/> [a_numeric]</text:h>
            <text:p text:style-name="Text_20_body">Routing:<text:change-end text:change-id="ct253970144"/> TOS<text:change-start text:change-id="ct253970248"/></text:p>
            <text:p text:style-name="P1"><text:change-end text:change-id="ct253970248"/>This method computes the cube (X<text:span text:style-name="T11">3</text:span>) of the number.</text:p>
          </table:table-cell>
          <table:covered-table-cell/>
        </table:table-row>
        <table:table-row table:style-name="Table154.1">
          <table:table-cell table:style-name="Table154.A2" office:value-type="string">
            <text:p text:style-name="P15"><text:change-start text:change-id="ct253970352"/>Code<text:change-end text:change-id="ct253970352"/></text:p>
          </table:table-cell>
          <table:table-cell table:style-name="Table154.B2" office:value-type="string">
            <text:p text:style-name="P15"><text:change-start text:change-id="ct253970456"/>Result<text:change-end text:change-id="ct2539704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39705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53970664"/>[a_numeric] <text:alphabetical-index-mark-start text:id="IMark106416072"/>.d2r<text:alphabetical-index-mark-end text:id="IMark106416072"/> [a_<text:change-end text:change-id="ct253970664"/>float<text:change-start text:change-id="ct253970768"/>]</text:h>
            <text:p text:style-name="Text_20_body">Routing:<text:change-end text:change-id="ct253970768"/> TOS<text:change-start text:change-id="ct253970872"/></text:p>
            <text:p text:style-name="P1"><text:change-end text:change-id="ct253970872"/>This method converts the argument number from degrees to radians.</text:p>
          </table:table-cell>
          <table:covered-table-cell/>
        </table:table-row>
        <table:table-row table:style-name="Table155.1">
          <table:table-cell table:style-name="Table155.A2" office:value-type="string">
            <text:p text:style-name="P15"><text:change-start text:change-id="ct253970976"/>Code<text:change-end text:change-id="ct253970976"/></text:p>
          </table:table-cell>
          <table:table-cell table:style-name="Table155.B2" office:value-type="string">
            <text:p text:style-name="P15"><text:change-start text:change-id="ct253971080"/>Result<text:change-end text:change-id="ct2539710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397118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3971288"/>[a_numeric] <text:alphabetical-index-mark-start text:id="IMark106416072"/>.denominator<text:alphabetical-index-mark-end text:id="IMark106416072"/> [a<text:change-end text:change-id="ct253971288"/>n<text:change-start text:change-id="ct253971392"/>_<text:change-end text:change-id="ct253971392"/>integer<text:change-start text:change-id="ct253971496"/>]</text:h>
            <text:p text:style-name="Text_20_body">Routing:<text:change-end text:change-id="ct253971496"/> TOS<text:change-start text:change-id="ct253971600"/></text:p>
            <text:p text:style-name="P1"><text:change-end text:change-id="ct2539716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53971704"/>Code<text:change-end text:change-id="ct253971704"/></text:p>
          </table:table-cell>
          <table:table-cell table:style-name="Table156.B2" office:value-type="string">
            <text:p text:style-name="P15"><text:change-start text:change-id="ct253971808"/>Result<text:change-end text:change-id="ct2539718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3971912"/><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3972016"/>[a_numeric] <text:alphabetical-index-mark-start text:id="IMark106416072"/>.e**<text:alphabetical-index-mark-end text:id="IMark106416072"/> [a_<text:change-end text:change-id="ct253972016"/>float<text:change-start text:change-id="ct253972120"/>]</text:h>
            <text:p text:style-name="Text_20_body">Routing:<text:change-end text:change-id="ct253972120"/> TOS<text:change-start text:change-id="ct253972264"/></text:p>
            <text:p text:style-name="P1"><text:change-end text:change-id="ct25397226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5"><text:change-start text:change-id="ct253972368"/>Code<text:change-end text:change-id="ct253972368"/></text:p>
          </table:table-cell>
          <table:table-cell table:style-name="Table157.B2" office:value-type="string">
            <text:p text:style-name="P15"><text:change-start text:change-id="ct253972472"/>Result<text:change-end text:change-id="ct2539724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39725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3972680"/>[a_numeric] <text:alphabetical-index-mark-start text:id="IMark106416072"/>.emit<text:alphabetical-index-mark-end text:id="IMark106416072"/> []</text:h>
            <text:p text:style-name="Text_20_body">Routing:<text:change-end text:change-id="ct253972680"/> TOS<text:change-start text:change-id="ct253972784"/></text:p>
            <text:p text:style-name="P1"><text:change-end text:change-id="ct253972784"/>This method emits a character with the code of numeric argument.</text:p>
          </table:table-cell>
          <table:covered-table-cell/>
        </table:table-row>
        <table:table-row table:style-name="Table158.1">
          <table:table-cell table:style-name="Table158.A2" office:value-type="string">
            <text:p text:style-name="P15"><text:change-start text:change-id="ct253972888"/>Code<text:change-end text:change-id="ct253972888"/></text:p>
          </table:table-cell>
          <table:table-cell table:style-name="Table158.B2" office:value-type="string">
            <text:p text:style-name="P15"><text:change-start text:change-id="ct253972992"/>Result<text:change-end text:change-id="ct2539729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3973200"/><text:change text:change-id="ct25397309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53973304"/>[a_numeric] <text:alphabetical-index-mark-start text:id="IMark106416072"/>.floor<text:alphabetical-index-mark-end text:id="IMark106416072"/> [a<text:change-end text:change-id="ct253973304"/>n<text:change-start text:change-id="ct253973408"/>_<text:change-end text:change-id="ct253973408"/>integer<text:change-start text:change-id="ct253973512"/>]</text:h>
            <text:p text:style-name="Text_20_body">Routing:<text:change-end text:change-id="ct253973512"/> TOS<text:change-start text:change-id="ct253973616"/></text:p>
            <text:p text:style-name="P1"><text:change-end text:change-id="ct253973616"/>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53973720"/>Code<text:change-end text:change-id="ct253973720"/></text:p>
          </table:table-cell>
          <table:table-cell table:style-name="Table159.B2" office:value-type="string">
            <text:p text:style-name="P15"><text:change-start text:change-id="ct253973824"/>Result<text:change-end text:change-id="ct2539738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39739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3974032"/>[a_numeric a_numeric] <text:alphabetical-index-mark-start text:id="IMark106416072"/>.hypot<text:alphabetical-index-mark-end text:id="IMark106416072"/> [a_<text:change-end text:change-id="ct253974032"/>float<text:change-start text:change-id="ct253974136"/>]</text:h>
            <text:p text:style-name="Text_20_body">Routing:<text:change-end text:change-id="ct253974136"/> TOS<text:change-start text:change-id="ct253974240"/></text:p>
            <text:p text:style-name="P1"><text:change-end text:change-id="ct253974240"/>Given two lengths, this method computes the length of the hypotenuse. </text:p>
          </table:table-cell>
          <table:covered-table-cell/>
        </table:table-row>
        <table:table-row table:style-name="Table160.1">
          <table:table-cell table:style-name="Table160.A2" office:value-type="string">
            <text:p text:style-name="P15"><text:change-start text:change-id="ct253974344"/>Code<text:change-end text:change-id="ct253974344"/></text:p>
          </table:table-cell>
          <table:table-cell table:style-name="Table160.B2" office:value-type="string">
            <text:p text:style-name="P15"><text:change-start text:change-id="ct253974448"/>Result<text:change-end text:change-id="ct2539744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3974552"/></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53974656"/>[a_numeric] <text:alphabetical-index-mark-start text:id="IMark106416072"/>.imaginary<text:alphabetical-index-mark-end text:id="IMark106416072"/> [a_numeric]</text:h>
            <text:p text:style-name="Text_20_body">Routing:<text:change-end text:change-id="ct253974656"/> TOS<text:change-start text:change-id="ct253974760"/></text:p>
            <text:p text:style-name="P1"><text:change-end text:change-id="ct2539747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53974864"/>Code<text:change-end text:change-id="ct253974864"/></text:p>
          </table:table-cell>
          <table:table-cell table:style-name="Table161.B2" office:value-type="string">
            <text:p text:style-name="P15"><text:change-start text:change-id="ct253974968"/>Result<text:change-end text:change-id="ct2539749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39750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3975176"/>[a_numeric] <text:alphabetical-index-mark-start text:id="IMark106416072"/>.ln<text:alphabetical-index-mark-end text:id="IMark106416072"/> [a_<text:change-end text:change-id="ct253975176"/>float<text:change-start text:change-id="ct253975280"/>]</text:h>
            <text:p text:style-name="Text_20_body">Routing:<text:change-end text:change-id="ct253975280"/> TOS<text:change-start text:change-id="ct253975384"/></text:p>
            <text:p text:style-name="P1"><text:change-end text:change-id="ct253975384"/>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53975488"/>Code<text:change-end text:change-id="ct253975488"/></text:p>
          </table:table-cell>
          <table:table-cell table:style-name="Table162.B2" office:value-type="string">
            <text:p text:style-name="P15"><text:change-start text:change-id="ct253975592"/>Result<text:change-end text:change-id="ct2539755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397569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53975800"/>[a_numeric] <text:alphabetical-index-mark-start text:id="IMark106416072"/>.log10<text:alphabetical-index-mark-end text:id="IMark106416072"/> [a_<text:change-end text:change-id="ct253975800"/>float<text:change-start text:change-id="ct253975904"/>]</text:h>
            <text:p text:style-name="Text_20_body">Routing:<text:change-end text:change-id="ct253975904"/> TOS<text:change-start text:change-id="ct253976008"/></text:p>
            <text:p text:style-name="P1"><text:change-end text:change-id="ct253976008"/>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53976112"/>Code<text:change-end text:change-id="ct253976112"/></text:p>
          </table:table-cell>
          <table:table-cell table:style-name="Table163.B2" office:value-type="string">
            <text:p text:style-name="P15"><text:change-start text:change-id="ct253976216"/>Result<text:change-end text:change-id="ct2539762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397636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53976464"/>[a_numeric] <text:alphabetical-index-mark-start text:id="IMark106416072"/>.log2<text:alphabetical-index-mark-end text:id="IMark106416072"/> [a_<text:change-end text:change-id="ct253976464"/>float<text:change-start text:change-id="ct253976568"/>]</text:h>
            <text:p text:style-name="Text_20_body">Routing:<text:change-end text:change-id="ct253976568"/> TOS<text:change-start text:change-id="ct253976672"/></text:p>
            <text:p text:style-name="P1"><text:change-end text:change-id="ct253976672"/>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53976776"/>Code<text:change-end text:change-id="ct253976776"/></text:p>
          </table:table-cell>
          <table:table-cell table:style-name="Table164.B2" office:value-type="string">
            <text:p text:style-name="P15"><text:change-start text:change-id="ct253976880"/>Result<text:change-end text:change-id="ct25397688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39769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3977088"/>[a_numeric] <text:alphabetical-index-mark-start text:id="IMark106416072"/>.magnitude<text:alphabetical-index-mark-end text:id="IMark106416072"/> [a_numeric]</text:h>
            <text:p text:style-name="Text_20_body">Routing:<text:change-end text:change-id="ct253977088"/> TOS<text:change-start text:change-id="ct253977192"/></text:p>
            <text:p text:style-name="P1"><text:change-end text:change-id="ct2539771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53977296"/>Code<text:change-end text:change-id="ct253977296"/></text:p>
          </table:table-cell>
          <table:table-cell table:style-name="Table165.B2" office:value-type="string">
            <text:p text:style-name="P15"><text:change-start text:change-id="ct253977400"/>Result<text:change-end text:change-id="ct2539774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3977504"/></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53977608"/>[a_numeric] <text:alphabetical-index-mark-start text:id="IMark106416072"/>.numerator<text:alphabetical-index-mark-end text:id="IMark106416072"/> [a_numeric]</text:h>
            <text:p text:style-name="Text_20_body">Routing:<text:change-end text:change-id="ct253977608"/> TOS<text:change-start text:change-id="ct253977712"/></text:p>
            <text:p text:style-name="P1"><text:change-end text:change-id="ct2539777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53977816"/>Code<text:change-end text:change-id="ct253977816"/></text:p>
          </table:table-cell>
          <table:table-cell table:style-name="Table166.B2" office:value-type="string">
            <text:p text:style-name="P15"><text:change-start text:change-id="ct253977920"/>Result<text:change-end text:change-id="ct2539779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3978128"/><text:change text:change-id="ct25397802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53978232"/>[a_numeric a_numeric] <text:alphabetical-index-mark-start text:id="IMark106416072"/>.p2c<text:alphabetical-index-mark-end text:id="IMark106416072"/> [a_<text:change-end text:change-id="ct253978232"/>float<text:change-start text:change-id="ct253978336"/> a_<text:change-end text:change-id="ct253978336"/>float<text:change-start text:change-id="ct253978440"/>]</text:h>
            <text:p text:style-name="Text_20_body">Routing:<text:change-end text:change-id="ct253978440"/> TOS<text:change-start text:change-id="ct253978544"/></text:p>
            <text:p text:style-name="P1"><text:change-end text:change-id="ct2539785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53978648"/>Code<text:change-end text:change-id="ct253978648"/></text:p>
          </table:table-cell>
          <table:table-cell table:style-name="Table167.B2" office:value-type="string">
            <text:p text:style-name="P15"><text:change-start text:change-id="ct253978752"/>Result<text:change-end text:change-id="ct2539787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39788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3978960"/>[a_numeric] <text:alphabetical-index-mark-start text:id="IMark106416072"/>.polar<text:alphabetical-index-mark-end text:id="IMark106416072"/> [a_<text:change-end text:change-id="ct253978960"/>float<text:change-start text:change-id="ct253979064"/> a_<text:change-end text:change-id="ct253979064"/>float<text:change-start text:change-id="ct253979168"/>]</text:h>
            <text:p text:style-name="Text_20_body">Routing:<text:change-end text:change-id="ct253979168"/> TOS<text:change-start text:change-id="ct253979272"/></text:p>
            <text:p text:style-name="P1"><text:change-end text:change-id="ct2539792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53979376"/>Code<text:change-end text:change-id="ct253979376"/></text:p>
          </table:table-cell>
          <table:table-cell table:style-name="Table168.B2" office:value-type="string">
            <text:p text:style-name="P15"><text:change-start text:change-id="ct253979480"/>Result<text:change-end text:change-id="ct2539794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3979584"/></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53979688"/>[a_numeric] <text:alphabetical-index-mark-start text:id="IMark106416072"/>.r2d<text:alphabetical-index-mark-end text:id="IMark106416072"/> [a_<text:change-end text:change-id="ct253979688"/>float<text:change-start text:change-id="ct253979792"/>]</text:h>
            <text:p text:style-name="Text_20_body">Routing:<text:change-end text:change-id="ct253979792"/> TOS<text:change-start text:change-id="ct253979896"/></text:p>
            <text:p text:style-name="P1"><text:change-end text:change-id="ct253979896"/>Convert a angle value from radians to degrees.</text:p>
          </table:table-cell>
          <table:covered-table-cell/>
        </table:table-row>
        <table:table-row table:style-name="Table169.1">
          <table:table-cell table:style-name="Table169.A2" office:value-type="string">
            <text:p text:style-name="P15"><text:change-start text:change-id="ct253980000"/>Code<text:change-end text:change-id="ct253980000"/></text:p>
          </table:table-cell>
          <table:table-cell table:style-name="Table169.B2" office:value-type="string">
            <text:p text:style-name="P15"><text:change-start text:change-id="ct253980104"/>Result<text:change-end text:change-id="ct2539801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539802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53980312"/>[a_numeric] <text:alphabetical-index-mark-start text:id="IMark106416072"/>.real<text:alphabetical-index-mark-end text:id="IMark106416072"/> [a_numeric]</text:h>
            <text:p text:style-name="Text_20_body">Routing:<text:change-end text:change-id="ct253980312"/> TOS<text:change-start text:change-id="ct254050000"/></text:p>
            <text:p text:style-name="P1"><text:change-end text:change-id="ct2540500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54050104"/>Code<text:change-end text:change-id="ct254050104"/></text:p>
          </table:table-cell>
          <table:table-cell table:style-name="Table170.B2" office:value-type="string">
            <text:p text:style-name="P15"><text:change-start text:change-id="ct254050208"/>Result<text:change-end text:change-id="ct2540502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4050312"/><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4050416"/>[a_numeric] <text:alphabetical-index-mark-start text:id="IMark106416072"/>.round<text:alphabetical-index-mark-end text:id="IMark106416072"/> [a<text:change-end text:change-id="ct254050416"/>n<text:change-start text:change-id="ct254050520"/>_<text:change-end text:change-id="ct254050520"/>integer<text:change-start text:change-id="ct254050624"/>]</text:h>
            <text:p text:style-name="Text_20_body">Routing:<text:change-end text:change-id="ct254050624"/> TOS<text:change-start text:change-id="ct254050728"/></text:p>
            <text:p text:style-name="P1"><text:change-end text:change-id="ct254050728"/>This method rounds the argument number to the nearest integer.</text:p>
          </table:table-cell>
          <table:covered-table-cell/>
        </table:table-row>
        <table:table-row table:style-name="Table171.1">
          <table:table-cell table:style-name="Table171.A2" office:value-type="string">
            <text:p text:style-name="P15"><text:change-start text:change-id="ct254050832"/>Code<text:change-end text:change-id="ct254050832"/></text:p>
          </table:table-cell>
          <table:table-cell table:style-name="Table171.B2" office:value-type="string">
            <text:p text:style-name="P15"><text:change-start text:change-id="ct254050936"/>Result<text:change-end text:change-id="ct2540509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540510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4051144"/>[a_numeric] <text:alphabetical-index-mark-start text:id="IMark106416072"/>.sin<text:alphabetical-index-mark-end text:id="IMark106416072"/> [a_<text:change-end text:change-id="ct254051144"/>float<text:change-start text:change-id="ct254051248"/>]</text:h>
            <text:p text:style-name="Text_20_body">Routing:<text:change-end text:change-id="ct254051248"/> TOS<text:change-start text:change-id="ct254051352"/></text:p>
            <text:p text:style-name="P1"><text:change-end text:change-id="ct254051352"/>This method computes the sine of the argument angle in radians.</text:p>
          </table:table-cell>
          <table:covered-table-cell/>
        </table:table-row>
        <table:table-row table:style-name="Table172.1">
          <table:table-cell table:style-name="Table172.A2" office:value-type="string">
            <text:p text:style-name="P15"><text:change-start text:change-id="ct254051456"/>Code<text:change-end text:change-id="ct254051456"/></text:p>
          </table:table-cell>
          <table:table-cell table:style-name="Table172.B2" office:value-type="string">
            <text:p text:style-name="P15"><text:change-start text:change-id="ct254051560"/>Result<text:change-end text:change-id="ct2540515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405166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4051768"/>[a_numeric] <text:alphabetical-index-mark-start text:id="IMark106416072"/>.sinh<text:alphabetical-index-mark-end text:id="IMark106416072"/> [a_<text:change-end text:change-id="ct254051768"/>float<text:change-start text:change-id="ct254051872"/>]</text:h>
            <text:p text:style-name="Text_20_body">Routing:<text:change-end text:change-id="ct254051872"/> TOS<text:change-start text:change-id="ct254051976"/></text:p>
            <text:p text:style-name="P1"><text:change-end text:change-id="ct254051976"/>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54052080"/>Code<text:change-end text:change-id="ct254052080"/></text:p>
          </table:table-cell>
          <table:table-cell table:style-name="Table173.B2" office:value-type="string">
            <text:p text:style-name="P15"><text:change-start text:change-id="ct254052184"/>Result<text:change-end text:change-id="ct2540521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4052288"/></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54052392"/>[a_numeric] <text:alphabetical-index-mark-start text:id="IMark106416072"/>.sleep<text:alphabetical-index-mark-end text:id="IMark106416072"/> []</text:h>
            <text:p text:style-name="Text_20_body">Routing:<text:change-end text:change-id="ct254052392"/> TOS<text:change-start text:change-id="ct254052496"/></text:p>
            <text:p text:style-name="P1"><text:change-end text:change-id="ct254052496"/>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54052600"/>Code<text:change-end text:change-id="ct254052600"/></text:p>
          </table:table-cell>
          <table:table-cell table:style-name="Table174.B2" office:value-type="string">
            <text:p text:style-name="P15"><text:change-start text:change-id="ct254052704"/>Result<text:change-end text:change-id="ct254052704"/></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5405280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4052912"/>[a_numeric] <text:alphabetical-index-mark-start text:id="IMark106416072"/>.sqr<text:alphabetical-index-mark-end text:id="IMark106416072"/> [a_numeric]</text:h>
            <text:p text:style-name="Text_20_body">Routing:<text:change-end text:change-id="ct254052912"/> TOS<text:change-start text:change-id="ct254053016"/></text:p>
            <text:p text:style-name="P1"><text:change-end text:change-id="ct254053016"/>This method computes the square of the argument value.</text:p>
          </table:table-cell>
          <table:covered-table-cell/>
        </table:table-row>
        <table:table-row table:style-name="Table175.1">
          <table:table-cell table:style-name="Table175.A2" office:value-type="string">
            <text:p text:style-name="P15"><text:change-start text:change-id="ct254053120"/>Code<text:change-end text:change-id="ct254053120"/></text:p>
          </table:table-cell>
          <table:table-cell table:style-name="Table175.B2" office:value-type="string">
            <text:p text:style-name="P15"><text:change-start text:change-id="ct254053224"/>Result<text:change-end text:change-id="ct2540532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405332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54053432"/>[a_numeric] <text:alphabetical-index-mark-start text:id="IMark106416072"/>.sqrt<text:alphabetical-index-mark-end text:id="IMark106416072"/> [a_<text:change-end text:change-id="ct254053432"/>float<text:change-start text:change-id="ct254053536"/>]</text:h>
            <text:p text:style-name="Text_20_body">Routing:<text:change-end text:change-id="ct254053536"/> TOS<text:change-start text:change-id="ct254053640"/></text:p>
            <text:p text:style-name="P1"><text:change-end text:change-id="ct254053640"/>This method computes the square root of the argument value.</text:p>
          </table:table-cell>
          <table:covered-table-cell/>
        </table:table-row>
        <table:table-row table:style-name="Table176.1">
          <table:table-cell table:style-name="Table176.A2" office:value-type="string">
            <text:p text:style-name="P15"><text:change-start text:change-id="ct254053744"/>Code<text:change-end text:change-id="ct254053744"/></text:p>
          </table:table-cell>
          <table:table-cell table:style-name="Table176.B2" office:value-type="string">
            <text:p text:style-name="P15"><text:change-start text:change-id="ct254053848"/>Result<text:change-end text:change-id="ct2540538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405395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4054096"/>[a_numeric] <text:alphabetical-index-mark-start text:id="IMark106416072"/>.tan<text:alphabetical-index-mark-end text:id="IMark106416072"/> [a_<text:change-end text:change-id="ct254054096"/>float<text:change-start text:change-id="ct254054200"/>]</text:h>
            <text:p text:style-name="Text_20_body">Routing:<text:change-end text:change-id="ct254054200"/> TOS<text:change-start text:change-id="ct254054304"/></text:p>
            <text:p text:style-name="P1"><text:change-end text:change-id="ct254054304"/>This method computes the tangent of the argument angle in radians.</text:p>
          </table:table-cell>
          <table:covered-table-cell/>
        </table:table-row>
        <table:table-row table:style-name="Table177.1">
          <table:table-cell table:style-name="Table177.A2" office:value-type="string">
            <text:p text:style-name="P15"><text:change-start text:change-id="ct254054408"/>Code<text:change-end text:change-id="ct254054408"/></text:p>
          </table:table-cell>
          <table:table-cell table:style-name="Table177.B2" office:value-type="string">
            <text:p text:style-name="P15"><text:change-start text:change-id="ct254054512"/>Result<text:change-end text:change-id="ct2540545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4054616"/></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54054720"/>[a_numeric] <text:alphabetical-index-mark-start text:id="IMark106416072"/>.tanh<text:alphabetical-index-mark-end text:id="IMark106416072"/> [a_<text:change-end text:change-id="ct254054720"/>float<text:change-start text:change-id="ct254054824"/>]</text:h>
            <text:p text:style-name="Text_20_body">Routing:<text:change-end text:change-id="ct254054824"/> TOS<text:change-start text:change-id="ct254054928"/></text:p>
            <text:p text:style-name="P1"><text:change-end text:change-id="ct254054928"/>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54055032"/>Code<text:change-end text:change-id="ct254055032"/></text:p>
          </table:table-cell>
          <table:table-cell table:style-name="Table178.B2" office:value-type="string">
            <text:p text:style-name="P15"><text:change-start text:change-id="ct254055136"/>Result<text:change-end text:change-id="ct2540551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54055240"/></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54055344"/>[a_numeric a_numeric] <text:alphabetical-index-mark-start text:id="IMark106416072"/>/<text:alphabetical-index-mark-end text:id="IMark106416072"/> [a_numeric]</text:h>
            <text:p text:style-name="Text_20_body">Routing:<text:change-end text:change-id="ct254055344"/> NOS<text:change-start text:change-id="ct254055448"/></text:p>
            <text:p text:style-name="P1"><text:change-end text:change-id="ct254055448"/>This method implements the division operator.</text:p>
          </table:table-cell>
          <table:covered-table-cell/>
        </table:table-row>
        <table:table-row table:style-name="Table179.1">
          <table:table-cell table:style-name="Table179.A2" office:value-type="string">
            <text:p text:style-name="P15"><text:change-start text:change-id="ct254055552"/>Code<text:change-end text:change-id="ct254055552"/></text:p>
          </table:table-cell>
          <table:table-cell table:style-name="Table179.B2" office:value-type="string">
            <text:p text:style-name="P15"><text:change-start text:change-id="ct254055656"/>Result<text:change-end text:change-id="ct2540556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40557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4055864"/>[a_numeric] <text:alphabetical-index-mark-start text:id="IMark106416072"/>0&lt;<text:alphabetical-index-mark-end text:id="IMark106416072"/> [a_boolean]</text:h>
            <text:p text:style-name="Text_20_body">Routing:<text:change-end text:change-id="ct254055864"/> TOS<text:change-start text:change-id="ct254055968"/></text:p>
            <text:p text:style-name="P1"><text:change-end text:change-id="ct254055968"/>Is this number less than zero?</text:p>
          </table:table-cell>
          <table:covered-table-cell/>
        </table:table-row>
        <table:table-row table:style-name="Table180.1">
          <table:table-cell table:style-name="Table180.A2" office:value-type="string">
            <text:p text:style-name="P15"><text:change-start text:change-id="ct254056072"/>Code<text:change-end text:change-id="ct254056072"/></text:p>
          </table:table-cell>
          <table:table-cell table:style-name="Table180.B2" office:value-type="string">
            <text:p text:style-name="P15"><text:change-start text:change-id="ct254056176"/>Result<text:change-end text:change-id="ct2540561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405628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54056384"/>[a_numeric] <text:alphabetical-index-mark-start text:id="IMark106416072"/>0&lt;=<text:alphabetical-index-mark-end text:id="IMark106416072"/> [a_boolean]</text:h>
            <text:p text:style-name="Text_20_body">Routing:<text:change-end text:change-id="ct254056384"/> TOS<text:change-start text:change-id="ct254056488"/></text:p>
            <text:p text:style-name="P1"><text:change-end text:change-id="ct254056488"/>Is this number less than or equal to zero?</text:p>
          </table:table-cell>
          <table:covered-table-cell/>
        </table:table-row>
        <table:table-row table:style-name="Table181.1">
          <table:table-cell table:style-name="Table181.A2" office:value-type="string">
            <text:p text:style-name="P15"><text:change-start text:change-id="ct254056592"/>Code<text:change-end text:change-id="ct254056592"/></text:p>
          </table:table-cell>
          <table:table-cell table:style-name="Table181.B2" office:value-type="string">
            <text:p text:style-name="P15"><text:change-start text:change-id="ct254056696"/>Result<text:change-end text:change-id="ct2540566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405680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54056904"/>[a_numeric] <text:alphabetical-index-mark-start text:id="IMark106416072"/>0&lt;=&gt;<text:alphabetical-index-mark-end text:id="IMark106416072"/> [<text:change-end text:change-id="ct254056904"/>1, 0, or -1<text:change-start text:change-id="ct254057008"/>]</text:h>
            <text:p text:style-name="Text_20_body">Routing:<text:change-end text:change-id="ct254057008"/> TOS<text:change-start text:change-id="ct254057112"/></text:p>
            <text:p text:style-name="P1"><text:change-end text:change-id="ct254057112"/>Perform a “three outcome” comparison of the value with zero.</text:p>
          </table:table-cell>
          <table:covered-table-cell/>
        </table:table-row>
        <table:table-row table:style-name="Table182.1">
          <table:table-cell table:style-name="Table182.A2" office:value-type="string">
            <text:p text:style-name="P15"><text:change-start text:change-id="ct254057216"/>Code<text:change-end text:change-id="ct254057216"/></text:p>
          </table:table-cell>
          <table:table-cell table:style-name="Table182.B2" office:value-type="string">
            <text:p text:style-name="P15"><text:change-start text:change-id="ct254057320"/>Result<text:change-end text:change-id="ct2540573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4057528"/><text:change text:change-id="ct2540574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4057632"/>[a_numeric] <text:alphabetical-index-mark-start text:id="IMark106416072"/>0&lt;&gt; <text:alphabetical-index-mark-end text:id="IMark106416072"/>[a_boolean]</text:h>
            <text:p text:style-name="Text_20_body">Routing:<text:change-end text:change-id="ct254057632"/> TOS<text:change-start text:change-id="ct254057736"/></text:p>
            <text:p text:style-name="P1"><text:change-end text:change-id="ct254057736"/>Is the number not equal to zero?</text:p>
          </table:table-cell>
          <table:covered-table-cell/>
        </table:table-row>
        <table:table-row table:style-name="Table183.1">
          <table:table-cell table:style-name="Table183.A2" office:value-type="string">
            <text:p text:style-name="P15"><text:change-start text:change-id="ct254057840"/>Code<text:change-end text:change-id="ct254057840"/></text:p>
          </table:table-cell>
          <table:table-cell table:style-name="Table183.B2" office:value-type="string">
            <text:p text:style-name="P15"><text:change-start text:change-id="ct254057944"/>Result<text:change-end text:change-id="ct2540579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405804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54058192"/>[a_numeric] <text:alphabetical-index-mark-start text:id="IMark106416072"/>0=<text:alphabetical-index-mark-end text:id="IMark106416072"/> [a_boolean]</text:h>
            <text:p text:style-name="Text_20_body">Routing:<text:change-end text:change-id="ct254058192"/> TOS<text:change-start text:change-id="ct254058296"/></text:p>
            <text:p text:style-name="P1"><text:change-end text:change-id="ct254058296"/>Is the number equal to zero?</text:p>
          </table:table-cell>
          <table:covered-table-cell/>
        </table:table-row>
        <table:table-row table:style-name="Table184.1">
          <table:table-cell table:style-name="Table184.A2" office:value-type="string">
            <text:p text:style-name="P15"><text:change-start text:change-id="ct254058400"/>Code<text:change-end text:change-id="ct254058400"/></text:p>
          </table:table-cell>
          <table:table-cell table:style-name="Table184.B2" office:value-type="string">
            <text:p text:style-name="P15"><text:change-start text:change-id="ct254058504"/>Result<text:change-end text:change-id="ct2540585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40586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54058712"/>[a_numeric] <text:alphabetical-index-mark-start text:id="IMark106416072"/>0&gt;<text:alphabetical-index-mark-end text:id="IMark106416072"/> [a_boolean]</text:h>
            <text:p text:style-name="Text_20_body">Routing:<text:change-end text:change-id="ct254058712"/> TOS<text:change-start text:change-id="ct254058816"/></text:p>
            <text:p text:style-name="P1"><text:change-end text:change-id="ct254058816"/>Is the number greater than zero?</text:p>
          </table:table-cell>
          <table:covered-table-cell/>
        </table:table-row>
        <table:table-row table:style-name="Table185.1">
          <table:table-cell table:style-name="Table185.A2" office:value-type="string">
            <text:p text:style-name="P15"><text:change-start text:change-id="ct254058920"/>Code<text:change-end text:change-id="ct254058920"/></text:p>
          </table:table-cell>
          <table:table-cell table:style-name="Table185.B2" office:value-type="string">
            <text:p text:style-name="P15"><text:change-start text:change-id="ct254059024"/>Result<text:change-end text:change-id="ct2540590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40591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4059232"/>[a_numeric] <text:alphabetical-index-mark-start text:id="IMark106416072"/>0&gt;=<text:alphabetical-index-mark-end text:id="IMark106416072"/> [a_boolean]</text:h>
            <text:p text:style-name="Text_20_body">Routing:<text:change-end text:change-id="ct254059232"/> TOS<text:change-start text:change-id="ct254059336"/></text:p>
            <text:p text:style-name="P1"><text:change-end text:change-id="ct254059336"/>Is the number greater than or equal to zero?</text:p>
          </table:table-cell>
          <table:covered-table-cell/>
        </table:table-row>
        <table:table-row table:style-name="Table186.1">
          <table:table-cell table:style-name="Table186.A2" office:value-type="string">
            <text:p text:style-name="P15"><text:change-start text:change-id="ct254059440"/>Code<text:change-end text:change-id="ct254059440"/></text:p>
          </table:table-cell>
          <table:table-cell table:style-name="Table186.B2" office:value-type="string">
            <text:p text:style-name="P15"><text:change-start text:change-id="ct254059544"/>Result<text:change-end text:change-id="ct2540595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405964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54059752"/>[a_numeric] <text:alphabetical-index-mark-start text:id="IMark106416072"/>1+<text:alphabetical-index-mark-end text:id="IMark106416072"/> [a_numeric]</text:h>
            <text:p text:style-name="Text_20_body">Routing:<text:change-end text:change-id="ct254059752"/> TOS<text:change-start text:change-id="ct254059856"/></text:p>
            <text:p text:style-name="P1"><text:change-end text:change-id="ct254059856"/>Add one to the number</text:p>
          </table:table-cell>
          <table:covered-table-cell/>
        </table:table-row>
        <table:table-row table:style-name="Table187.1">
          <table:table-cell table:style-name="Table187.A2" office:value-type="string">
            <text:p text:style-name="P15"><text:change-start text:change-id="ct254059960"/>Code<text:change-end text:change-id="ct254059960"/></text:p>
          </table:table-cell>
          <table:table-cell table:style-name="Table187.B2" office:value-type="string">
            <text:p text:style-name="P15"><text:change-start text:change-id="ct254060064"/>Result<text:change-end text:change-id="ct2540600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40601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4060272"/>[a_numeric] <text:alphabetical-index-mark-start text:id="IMark106416072"/>1-<text:alphabetical-index-mark-end text:id="IMark106416072"/> [a_numeric]</text:h>
            <text:p text:style-name="Text_20_body">Routing:<text:change-end text:change-id="ct254060272"/> TOS<text:change-start text:change-id="ct254060376"/></text:p>
            <text:p text:style-name="P1"><text:change-end text:change-id="ct254060376"/>Subtract ond from the number</text:p>
          </table:table-cell>
          <table:covered-table-cell/>
        </table:table-row>
        <table:table-row table:style-name="Table188.1">
          <table:table-cell table:style-name="Table188.A2" office:value-type="string">
            <text:p text:style-name="P15"><text:change-start text:change-id="ct254060480"/>Code<text:change-end text:change-id="ct254060480"/></text:p>
          </table:table-cell>
          <table:table-cell table:style-name="Table188.B2" office:value-type="string">
            <text:p text:style-name="P15"><text:change-start text:change-id="ct254060584"/>Result<text:change-end text:change-id="ct2540605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40606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54060792"/>[a_numeric] <text:alphabetical-index-mark-start text:id="IMark106416072"/>2*<text:alphabetical-index-mark-end text:id="IMark106416072"/> [a_numeric]</text:h>
            <text:p text:style-name="Text_20_body">Routing:<text:change-end text:change-id="ct254060792"/> TOS<text:change-start text:change-id="ct254060896"/></text:p>
            <text:p text:style-name="P1"><text:change-end text:change-id="ct254060896"/>Multiply the number by two.</text:p>
          </table:table-cell>
          <table:covered-table-cell/>
        </table:table-row>
        <table:table-row table:style-name="Table189.1">
          <table:table-cell table:style-name="Table189.A2" office:value-type="string">
            <text:p text:style-name="P15"><text:change-start text:change-id="ct254061000"/>Code<text:change-end text:change-id="ct254061000"/></text:p>
          </table:table-cell>
          <table:table-cell table:style-name="Table189.B2" office:value-type="string">
            <text:p text:style-name="P15"><text:change-start text:change-id="ct254061104"/>Result<text:change-end text:change-id="ct2540611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40612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4061312"/>[a_numeric] <text:alphabetical-index-mark-start text:id="IMark106416072"/>2+<text:alphabetical-index-mark-end text:id="IMark106416072"/> [a_numeric]</text:h>
            <text:p text:style-name="Text_20_body">Routing:<text:change-end text:change-id="ct254061312"/> TOS<text:change-start text:change-id="ct254061416"/></text:p>
            <text:p text:style-name="P1"><text:change-end text:change-id="ct254061416"/>Add two to the number</text:p>
          </table:table-cell>
          <table:covered-table-cell/>
        </table:table-row>
        <table:table-row table:style-name="Table190.1">
          <table:table-cell table:style-name="Table190.A2" office:value-type="string">
            <text:p text:style-name="P15"><text:change-start text:change-id="ct254061520"/>Code<text:change-end text:change-id="ct254061520"/></text:p>
          </table:table-cell>
          <table:table-cell table:style-name="Table190.B2" office:value-type="string">
            <text:p text:style-name="P15"><text:change-start text:change-id="ct254061624"/>Result<text:change-end text:change-id="ct2540616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406172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54061832"/>[a_numeric] <text:alphabetical-index-mark-start text:id="IMark106416072"/>2-<text:alphabetical-index-mark-end text:id="IMark106416072"/> [a_numeric]</text:h>
            <text:p text:style-name="Text_20_body">Routing:<text:change-end text:change-id="ct254061832"/> TOS<text:change-start text:change-id="ct254061936"/></text:p>
            <text:p text:style-name="P1"><text:change-end text:change-id="ct254061936"/>Subtract two from the number</text:p>
          </table:table-cell>
          <table:covered-table-cell/>
        </table:table-row>
        <table:table-row table:style-name="Table191.1">
          <table:table-cell table:style-name="Table191.A2" office:value-type="string">
            <text:p text:style-name="P15"><text:change-start text:change-id="ct254062040"/>Code<text:change-end text:change-id="ct254062040"/></text:p>
          </table:table-cell>
          <table:table-cell table:style-name="Table191.B2" office:value-type="string">
            <text:p text:style-name="P15"><text:change-start text:change-id="ct254062144"/>Result<text:change-end text:change-id="ct2540621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40622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54062352"/>[a_numeric] <text:alphabetical-index-mark-start text:id="IMark106416072"/>2/<text:alphabetical-index-mark-end text:id="IMark106416072"/> [a_numeric]</text:h>
            <text:p text:style-name="Text_20_body">Routing:<text:change-end text:change-id="ct254062352"/> TOS<text:change-start text:change-id="ct254062456"/></text:p>
            <text:p text:style-name="P1"><text:change-end text:change-id="ct254062456"/>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54062560"/>Code<text:change-end text:change-id="ct254062560"/></text:p>
          </table:table-cell>
          <table:table-cell table:style-name="Table192.B2" office:value-type="string">
            <text:p text:style-name="P15"><text:change-start text:change-id="ct254062664"/>Result<text:change-end text:change-id="ct2540626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40627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4062872"/>[a_numeric<text:change-end text:change-id="ct254062872"/> a_numeric<text:change-start text:change-id="ct254062976"/>] <text:alphabetical-index-mark-start text:id="IMark106416072"/>&lt;<text:alphabetical-index-mark-end text:id="IMark106416072"/> [a_boolean]</text:h>
            <text:p text:style-name="Text_20_body">Routing:<text:change-end text:change-id="ct254062976"/> NOS<text:change-start text:change-id="ct254063080"/></text:p>
            <text:p text:style-name="P1"><text:change-end text:change-id="ct254063080"/>Is the first number less than the second?</text:p>
          </table:table-cell>
          <table:covered-table-cell/>
        </table:table-row>
        <table:table-row table:style-name="Table193.1">
          <table:table-cell table:style-name="Table193.A2" office:value-type="string">
            <text:p text:style-name="P15"><text:change-start text:change-id="ct254063184"/>Code<text:change-end text:change-id="ct254063184"/></text:p>
          </table:table-cell>
          <table:table-cell table:style-name="Table193.B2" office:value-type="string">
            <text:p text:style-name="P15"><text:change-start text:change-id="ct254063288"/>Result<text:change-end text:change-id="ct2540632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406339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54063496"/>[a_numeric<text:change-end text:change-id="ct254063496"/> a_numeric<text:change-start text:change-id="ct254063600"/>] <text:alphabetical-index-mark-start text:id="IMark106416072"/>&lt;=<text:alphabetical-index-mark-end text:id="IMark106416072"/> [a_boolean]</text:h>
            <text:p text:style-name="Text_20_body">Routing:<text:change-end text:change-id="ct254063600"/> NOS<text:change-start text:change-id="ct254063704"/></text:p>
            <text:p text:style-name="P1"><text:change-end text:change-id="ct254063704"/>Is the first number less than or equal to the second?</text:p>
          </table:table-cell>
          <table:covered-table-cell/>
        </table:table-row>
        <table:table-row table:style-name="Table194.1">
          <table:table-cell table:style-name="Table194.A2" office:value-type="string">
            <text:p text:style-name="P15"><text:change-start text:change-id="ct254063808"/>Code<text:change-end text:change-id="ct254063808"/></text:p>
          </table:table-cell>
          <table:table-cell table:style-name="Table194.B2" office:value-type="string">
            <text:p text:style-name="P15"><text:change-start text:change-id="ct254063912"/>Result<text:change-end text:change-id="ct2540639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40640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0" text:outline-level="3"><text:change-start text:change-id="ct254064120"/>[a_numeric<text:change-end text:change-id="ct254064120"/> a_numeric<text:change-start text:change-id="ct254064224"/>] <text:alphabetical-index-mark-start text:id="IMark106416072"/>&lt;=&gt;<text:alphabetical-index-mark-end text:id="IMark106416072"/> [-1, 0, or 1]</text:h>
            <text:p text:style-name="Text_20_body">Routing:<text:change-end text:change-id="ct254064224"/> NOS<text:change-start text:change-id="ct254064328"/></text:p>
            <text:p text:style-name="P1"><text:change-end text:change-id="ct254064328"/>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54064432"/>Code<text:change-end text:change-id="ct254064432"/></text:p>
          </table:table-cell>
          <table:table-cell table:style-name="Table195.B2" office:value-type="string">
            <text:p text:style-name="P15"><text:change-start text:change-id="ct254064536"/>Result<text:change-end text:change-id="ct2540645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4064744"/><text:change text:change-id="ct2540646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4064848"/>[a_numeric<text:change-end text:change-id="ct254064848"/> a_numeric<text:change-start text:change-id="ct254064952"/>] <text:alphabetical-index-mark-start text:id="IMark106416072"/>&gt;<text:alphabetical-index-mark-end text:id="IMark106416072"/> [a_boolean]</text:h>
            <text:p text:style-name="Text_20_body">Routing:<text:change-end text:change-id="ct254064952"/> NOS<text:change-start text:change-id="ct254065056"/></text:p>
            <text:p text:style-name="P1"><text:change-end text:change-id="ct254065056"/>Is the first number greater than the second number.</text:p>
          </table:table-cell>
          <table:covered-table-cell/>
        </table:table-row>
        <table:table-row table:style-name="Table196.1">
          <table:table-cell table:style-name="Table196.A2" office:value-type="string">
            <text:p text:style-name="P15"><text:change-start text:change-id="ct254065160"/>Code<text:change-end text:change-id="ct254065160"/></text:p>
          </table:table-cell>
          <table:table-cell table:style-name="Table196.B2" office:value-type="string">
            <text:p text:style-name="P15"><text:change-start text:change-id="ct254065264"/>Result<text:change-end text:change-id="ct2540652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406536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54065472"/>[a_numeric<text:change-end text:change-id="ct254065472"/> a_numeric<text:change-start text:change-id="ct254065576"/>] <text:alphabetical-index-mark-start text:id="IMark106416072"/>&gt;=<text:alphabetical-index-mark-end text:id="IMark106416072"/> [a_boolean]</text:h>
            <text:p text:style-name="Text_20_body">Routing:<text:change-end text:change-id="ct254065576"/> NOS<text:change-start text:change-id="ct254065680"/></text:p>
            <text:p text:style-name="P1"><text:change-end text:change-id="ct254065680"/>Is the first number greater than or equal to the second number.</text:p>
          </table:table-cell>
          <table:covered-table-cell/>
        </table:table-row>
        <table:table-row table:style-name="Table197.1">
          <table:table-cell table:style-name="Table197.A2" office:value-type="string">
            <text:p text:style-name="P15"><text:change-start text:change-id="ct254065784"/>Code<text:change-end text:change-id="ct254065784"/></text:p>
          </table:table-cell>
          <table:table-cell table:style-name="Table197.B2" office:value-type="string">
            <text:p text:style-name="P15"><text:change-start text:change-id="ct254065888"/>Result<text:change-end text:change-id="ct2540658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406599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54066096"/>[a_numeric a_numeric] <text:alphabetical-index-mark-start text:id="IMark106416072"/>mod<text:alphabetical-index-mark-end text:id="IMark106416072"/> [a_numeric]</text:h>
            <text:p text:style-name="Text_20_body">Routing:<text:change-end text:change-id="ct254066096"/> NOS<text:change-start text:change-id="ct254066200"/></text:p>
            <text:p text:style-name="P1"><text:change-end text:change-id="ct254066200"/>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54066384"/>Code<text:change-end text:change-id="ct254066384"/></text:p>
          </table:table-cell>
          <table:table-cell table:style-name="Table198.B2" office:value-type="string">
            <text:p text:style-name="P15"><text:change-start text:change-id="ct254066488"/>Result<text:change-end text:change-id="ct2540664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40665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4066696"/>[a_numeric] <text:alphabetical-index-mark-start text:id="IMark106416072"/>neg<text:alphabetical-index-mark-end text:id="IMark106416072"/> [a_numeric]</text:h>
            <text:p text:style-name="Text_20_body">Routing:<text:change-end text:change-id="ct254066696"/> TOS<text:change-start text:change-id="ct254066800"/></text:p>
            <text:p text:style-name="P1"><text:change-end text:change-id="ct254066800"/>Compute zero minus the number.</text:p>
          </table:table-cell>
          <table:covered-table-cell/>
        </table:table-row>
        <table:table-row table:style-name="Table199.1">
          <table:table-cell table:style-name="Table199.A2" office:value-type="string">
            <text:p text:style-name="P15"><text:change-start text:change-id="ct254066904"/>Code<text:change-end text:change-id="ct254066904"/></text:p>
          </table:table-cell>
          <table:table-cell table:style-name="Table199.B2" office:value-type="string">
            <text:p text:style-name="P15"><text:change-start text:change-id="ct254067008"/>Result<text:change-end text:change-id="ct2540670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97897196"/>Object<text:alphabetical-index-mark-end text:id="IMark9789719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6416072"/>&amp;&amp;<text:alphabetical-index-mark-end text:id="IMark10641607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06416072"/>.<text:alphabetical-index-mark-end text:id="IMark1064160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06416072"/>.class<text:alphabetical-index-mark-end text:id="IMark1064160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06416072"/>.clone<text:alphabetical-index-mark-end text:id="IMark1064160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06416072"/>.clone_exclude<text:alphabetical-index-mark-end text:id="IMark1064160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06416072"/>.copy<text:alphabetical-index-mark-end text:id="IMark1064160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06416072"/>.init<text:alphabetical-index-mark-end text:id="IMark10641607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6416072"/>.is_class?<text:alphabetical-index-mark-end text:id="IMark1064160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6416072"/>.name<text:alphabetical-index-mark-end text:id="IMark1064160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06416072"/>.strlen<text:alphabetical-index-mark-end text:id="IMark1064160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06416072"/>.to_f<text:alphabetical-index-mark-end text:id="IMark10641607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06416072"/>.to_f!<text:alphabetical-index-mark-end text:id="IMark10641607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06416072"/>.to_i<text:alphabetical-index-mark-end text:id="IMark10641607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06416072"/>.to_i!<text:alphabetical-index-mark-end text:id="IMark10641607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06416072"/>.to_n<text:alphabetical-index-mark-end text:id="IMark10641607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06416072"/>.to_n!<text:alphabetical-index-mark-end text:id="IMark10641607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06416072"/>.to_r<text:alphabetical-index-mark-end text:id="IMark10641607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06416072"/>.to_r!<text:alphabetical-index-mark-end text:id="IMark10641607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06416072"/>.to_s<text:alphabetical-index-mark-end text:id="IMark10641607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06416072"/>.to_x<text:alphabetical-index-mark-end text:id="IMark10641607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06416072"/>.to_x!<text:alphabetical-index-mark-end text:id="IMark10641607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6416072"/>&lt;&gt;<text:alphabetical-index-mark-end text:id="IMark1064160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6416072"/>=<text:alphabetical-index-mark-end text:id="IMark1064160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6416072"/>^^<text:alphabetical-index-mark-end text:id="IMark10641607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6416072"/>distinct?<text:alphabetical-index-mark-end text:id="IMark1064160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06416072"/>identical?<text:alphabetical-index-mark-end text:id="IMark1064160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6416072"/>max<text:alphabetical-index-mark-end text:id="IMark1064160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6416072"/>min<text:alphabetical-index-mark-end text:id="IMark1064160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06416072"/>nil&lt;&gt;<text:alphabetical-index-mark-end text:id="IMark1064160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6416072"/>nil=<text:alphabetical-index-mark-end text:id="IMark1064160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06416072"/>not<text:alphabetical-index-mark-end text:id="IMark1064160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06416072"/>||<text:alphabetical-index-mark-end text:id="IMark10641607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06416072"/>)methods<text:alphabetical-index-mark-end text:id="IMark1064160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7897196"/>OutStream<text:alphabetical-index-mark-end text:id="IMark9789719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06416072"/>.append<text:alphabetical-index-mark-end text:id="IMark1064160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06416072"/>.append{<text:alphabetical-index-mark-end text:id="IMark1064160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06416072"/>.create<text:alphabetical-index-mark-end text:id="IMark1064160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6416072"/><text:alphabetical-index-mark-start text:id="IMark106416888"/>.<text:alphabetical-index-mark-end text:id="IMark106416888"/><text:alphabetical-index-mark-end text:id="IMark1064160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06416072"/>.close<text:alphabetical-index-mark-end text:id="IMark1064160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6416072"/>.cr<text:alphabetical-index-mark-end text:id="IMark1064160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6416072"/>.emit<text:alphabetical-index-mark-end text:id="IMark1064160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06416072"/>.space<text:alphabetical-index-mark-end text:id="IMark1064160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06416072"/>.spaces<text:alphabetical-index-mark-end text:id="IMark1064160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6416072"/>~<text:alphabetical-index-mark-end text:id="IMark1064160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6416072"/>~"<text:alphabetical-index-mark-end text:id="IMark1064160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06416072"/>~cr<text:alphabetical-index-mark-end text:id="IMark1064160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06416072"/>~emit<text:alphabetical-index-mark-end text:id="IMark1064160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6416072"/>~space<text:alphabetical-index-mark-end text:id="IMark1064160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6416072"/>~spaces<text:alphabetical-index-mark-end text:id="IMark1064160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97897196"/>Procedure<text:alphabetical-index-mark-end text:id="IMark9789719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06416072"/>.call<text:alphabetical-index-mark-end text:id="IMark1064160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6416072"/>.start<text:alphabetical-index-mark-end text:id="IMark10641607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7897196"/>Queue<text:alphabetical-index-mark-end text:id="IMark9789719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6416072"/>.clear<text:alphabetical-index-mark-end text:id="IMark1064160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6416072"/>.empty?<text:alphabetical-index-mark-end text:id="IMark1064160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06416072"/>.length<text:alphabetical-index-mark-end text:id="IMark1064160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6416072"/>.pend<text:alphabetical-index-mark-end text:id="IMark1064160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6416072"/>.pop<text:alphabetical-index-mark-end text:id="IMark1064160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6416072"/>.push<text:alphabetical-index-mark-end text:id="IMark1064160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97897196"/>Rational<text:alphabetical-index-mark-end text:id="IMark97897196"/></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7895228"/>.split<text:alphabetical-index-mark-end text:id="IMark978952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7894556"/>Stack<text:alphabetical-index-mark-end text:id="IMark9789455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7895228"/>.clear<text:alphabetical-index-mark-end text:id="IMark978952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5">Code</text:p>
          </table:table-cell>
          <table:table-cell table:style-name="Table229.B2" office:value-type="string">
            <text:p text:style-name="P1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7895228"/>.empty?<text:alphabetical-index-mark-end text:id="IMark97895228"/> [a_boolean]</text:h>
            <text:p text:style-name="Text_20_body">Routing: TOS</text:p>
            <text:p text:style-name="P1">description</text:p>
          </table:table-cell>
          <table:covered-table-cell/>
        </table:table-row>
        <table:table-row table:style-name="Table228.1">
          <table:table-cell table:style-name="Table228.A2" office:value-type="string">
            <text:p text:style-name="P15">Code</text:p>
          </table:table-cell>
          <table:table-cell table:style-name="Table228.B2" office:value-type="string">
            <text:p text:style-name="P1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7895228"/>.length<text:alphabetical-index-mark-end text:id="IMark978952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5">Code</text:p>
          </table:table-cell>
          <table:table-cell table:style-name="Table230.B2" office:value-type="string">
            <text:p text:style-name="P1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7895228"/>.peek<text:alphabetical-index-mark-end text:id="IMark9789522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5">Code</text:p>
          </table:table-cell>
          <table:table-cell table:style-name="Table231.B2" office:value-type="string">
            <text:p text:style-name="P15">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7895228"/>.pop<text:alphabetical-index-mark-end text:id="IMark9789522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5">Code</text:p>
          </table:table-cell>
          <table:table-cell table:style-name="Table232.B2" office:value-type="string">
            <text:p text:style-name="P15">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7895228"/>.push<text:alphabetical-index-mark-end text:id="IMark978952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5">Code</text:p>
          </table:table-cell>
          <table:table-cell table:style-name="Table233.B2" office:value-type="string">
            <text:p text:style-name="P1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97894556"/>String<text:alphabetical-index-mark-end text:id="IMark9789455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4">Escape Sequence</text:p>
          </table:table-cell>
          <table:table-cell table:style-name="Table277.B1" office:value-type="string">
            <text:p text:style-name="P14">Interpretation</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4" office:value-type="string">
            <text:p text:style-name="P23">\<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3">\n</text:p>
          </table:table-cell>
          <table:table-cell table:style-name="Table277.B2" office:value-type="string">
            <text:p text:style-name="P13">A newline character.</text:p>
          </table:table-cell>
        </table:table-row>
        <table:table-row>
          <table:table-cell table:style-name="Table277.A2" office:value-type="string">
            <text:p text:style-name="P23">\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3">\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0"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4">Type</text:p>
            </table:table-cell>
            <table:table-cell table:style-name="Table281.B1" office:value-type="string">
              <text:p text:style-name="P67">Format Description</text:p>
            </table:table-cell>
          </table:table-row>
        </table:table-header-rows>
        <table:table-row table:style-name="Table281.1">
          <table:table-cell table:style-name="Table281.A2" office:value-type="string">
            <text:p text:style-name="P13">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3">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3">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3">i</text:p>
          </table:table-cell>
          <table:table-cell table:style-name="Table281.B2" office:value-type="string">
            <text:p text:style-name="P2">Identical to 'd'.</text:p>
          </table:table-cell>
        </table:table-row>
        <table:table-row table:style-name="Table281.1">
          <table:table-cell table:style-name="Table281.A2" office:value-type="string">
            <text:p text:style-name="P13">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3">u</text:p>
          </table:table-cell>
          <table:table-cell table:style-name="Table281.B2" office:value-type="string">
            <text:p text:style-name="P2">Identical to 'd'.</text:p>
          </table:table-cell>
        </table:table-row>
        <table:table-row table:style-name="Table281.1">
          <table:table-cell table:style-name="Table281.A2" office:value-type="string">
            <text:p text:style-name="P13">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3">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4">Type</text:p>
            </table:table-cell>
            <table:table-cell table:style-name="Table282.B1" office:value-type="string">
              <text:p text:style-name="P67">Format Description</text:p>
            </table:table-cell>
          </table:table-row>
        </table:table-header-rows>
        <table:table-row table:style-name="Table282.1">
          <table:table-cell table:style-name="Table282.A2" office:value-type="string">
            <text:p text:style-name="P13">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3">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3">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3">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3">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3">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3">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4">Type</text:p>
            </table:table-cell>
            <table:table-cell table:style-name="Table283.B1" office:value-type="string">
              <text:p text:style-name="P67">Format Description</text:p>
            </table:table-cell>
          </table:table-row>
        </table:table-header-rows>
        <table:table-row table:style-name="Table283.1">
          <table:table-cell table:style-name="Table283.A2" office:value-type="string">
            <text:p text:style-name="P13">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3">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3">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3">%</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4">Flag</text:p>
            </table:table-cell>
            <table:table-cell table:style-name="Table284.A1" office:value-type="string">
              <text:p text:style-name="P14">Applies to:</text:p>
            </table:table-cell>
            <table:table-cell table:style-name="Table284.C1" office:value-type="string">
              <text:p text:style-name="P15">Description</text:p>
            </table:table-cell>
          </table:table-row>
        </table:table-header-rows>
        <table:table-row table:style-name="Table284.1">
          <table:table-cell table:style-name="Table284.A2" office:value-type="string">
            <text:p text:style-name="P13">space</text:p>
          </table:table-cell>
          <table:table-cell table:style-name="Table284.A2" office:value-type="string">
            <text:p text:style-name="P13">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3">(digit)$</text:p>
          </table:table-cell>
          <table:table-cell table:style-name="Table284.A2" office:value-type="string">
            <text:p text:style-name="P13">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3">#</text:p>
          </table:table-cell>
          <table:table-cell table:style-name="Table284.A2" office:value-type="string">
            <text:p text:style-name="P13">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3">+</text:p>
          </table:table-cell>
          <table:table-cell table:style-name="Table284.A2" office:value-type="string">
            <text:p text:style-name="P13">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3">0</text:p>
          </table:table-cell>
          <table:table-cell table:style-name="Table284.A2" office:value-type="string">
            <text:p text:style-name="P13">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5">Code</text:p>
            </table:table-cell>
            <table:table-cell table:style-name="Table285.B1" office:value-type="string">
              <text:p text:style-name="P15">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Snippet"><text:span text:style-name="T14">" 100%"</text:span></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Snippet"><text:span text:style-name="T14">"-100%"</text:span></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7895228"/>*<text:alphabetical-index-mark-end text:id="IMark9789522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5">Code</text:p>
          </table:table-cell>
          <table:table-cell table:style-name="Table234.B2" office:value-type="string">
            <text:p text:style-name="P15">Result</text:p>
          </table:table-cell>
        </table:table-row>
        <table:table-row table:style-name="Table234.1">
          <table:table-cell table:style-name="Table234.A2" office:value-type="string">
            <text:p text:style-name="Snippet">"*" 10 *</text:p>
          </table:table-cell>
          <table:table-cell table:style-name="Table234.B2" office:value-type="string">
            <text:p text:style-name="P59">"**********"</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59">"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7895228"/>+<text:alphabetical-index-mark-end text:id="IMark9789522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5">Code</text:p>
          </table:table-cell>
          <table:table-cell table:style-name="Table235.B2" office:value-type="string">
            <text:p text:style-name="P1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5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59">"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7895228"/>."<text:alphabetical-index-mark-end text:id="IMark978952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5">Code</text:p>
          </table:table-cell>
          <table:table-cell table:style-name="Table236.B2" office:value-type="string">
            <text:p text:style-name="P1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7895228"/>.+left<text:alphabetical-index-mark-end text:id="IMark9789522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5">Code</text:p>
          </table:table-cell>
          <table:table-cell table:style-name="Table237.B2" office:value-type="string">
            <text:p text:style-name="P1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7895228"/>.+mid<text:alphabetical-index-mark-end text:id="IMark9789522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5">Code</text:p>
          </table:table-cell>
          <table:table-cell table:style-name="Table238.B2" office:value-type="string">
            <text:p text:style-name="P1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7895228"/>.+midlr<text:alphabetical-index-mark-end text:id="IMark9789522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5">Code</text:p>
          </table:table-cell>
          <table:table-cell table:style-name="Table239.B2" office:value-type="string">
            <text:p text:style-name="P1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7895228"/>.+right<text:alphabetical-index-mark-end text:id="IMark9789522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5">Code</text:p>
          </table:table-cell>
          <table:table-cell table:style-name="Table240.B2" office:value-type="string">
            <text:p text:style-name="P1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7895228"/>.-left<text:alphabetical-index-mark-end text:id="IMark9789522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5">Code</text:p>
          </table:table-cell>
          <table:table-cell table:style-name="Table241.B2" office:value-type="string">
            <text:p text:style-name="P1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7895228"/>.-mid<text:alphabetical-index-mark-end text:id="IMark9789522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5">Code</text:p>
          </table:table-cell>
          <table:table-cell table:style-name="Table242.B2" office:value-type="string">
            <text:p text:style-name="P1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7895228"/>.-midlr<text:alphabetical-index-mark-end text:id="IMark9789522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5">Code</text:p>
          </table:table-cell>
          <table:table-cell table:style-name="Table243.B2" office:value-type="string">
            <text:p text:style-name="P1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7895228"/>.-right<text:alphabetical-index-mark-end text:id="IMark9789522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5">Code</text:p>
          </table:table-cell>
          <table:table-cell table:style-name="Table244.B2" office:value-type="string">
            <text:p text:style-name="P1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7895228"/>.call<text:alphabetical-index-mark-end text:id="IMark97895228"/>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5">Code</text:p>
          </table:table-cell>
          <table:table-cell table:style-name="Table245.B2" office:value-type="string">
            <text:p text:style-name="P1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7895228"/>.cjust<text:alphabetical-index-mark-end text:id="IMark9789522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5">Code</text:p>
          </table:table-cell>
          <table:table-cell table:style-name="Table246.B2" office:value-type="string">
            <text:p text:style-name="P1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7895228"/>.contains?<text:alphabetical-index-mark-end text:id="IMark9789522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5">Code</text:p>
          </table:table-cell>
          <table:table-cell table:style-name="Table280.B2" office:value-type="string">
            <text:p text:style-name="P1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97895228"/>.emit<text:alphabetical-index-mark-end text:id="IMark978952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5">Code</text:p>
          </table:table-cell>
          <table:table-cell table:style-name="Table247.B2" office:value-type="string">
            <text:p text:style-name="P1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97895228"/>.eval<text:alphabetical-index-mark-end text:id="IMark97895228"/>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5">Code</text:p>
          </table:table-cell>
          <table:table-cell table:style-name="Table248.B2" office:value-type="string">
            <text:p text:style-name="P15">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97895228"/>.fmt<text:alphabetical-index-mark-end text:id="IMark9789522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5">Code</text:p>
          </table:table-cell>
          <table:table-cell table:style-name="Table249.B2" office:value-type="string">
            <text:p text:style-name="P15">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97895228"/>.fmt"<text:alphabetical-index-mark-end text:id="IMark9789522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5">Code</text:p>
          </table:table-cell>
          <table:table-cell table:style-name="Table250.B2" office:value-type="string">
            <text:p text:style-name="P15">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97895228"/>.left<text:alphabetical-index-mark-end text:id="IMark9789522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5">Code</text:p>
          </table:table-cell>
          <table:table-cell table:style-name="Table251.B2" office:value-type="string">
            <text:p text:style-name="P1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97895228"/>.left?<text:alphabetical-index-mark-end text:id="IMark9789522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5">Code</text:p>
          </table:table-cell>
          <table:table-cell table:style-name="Table252.B2" office:value-type="string">
            <text:p text:style-name="P1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7895228"/>.length<text:alphabetical-index-mark-end text:id="IMark978952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5">Code</text:p>
          </table:table-cell>
          <table:table-cell table:style-name="Table253.B2" office:value-type="string">
            <text:p text:style-name="P1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7895228"/>.lines<text:alphabetical-index-mark-end text:id="IMark9789522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5">Code</text:p>
          </table:table-cell>
          <table:table-cell table:style-name="Table254.B2" office:value-type="string">
            <text:p text:style-name="P1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7895228"/>.ljust<text:alphabetical-index-mark-end text:id="IMark9789522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5">Code</text:p>
          </table:table-cell>
          <table:table-cell table:style-name="Table255.B2" office:value-type="string">
            <text:p text:style-name="P1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7895228"/>.load<text:alphabetical-index-mark-end text:id="IMark978952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5">Code</text:p>
          </table:table-cell>
          <table:table-cell table:style-name="Table256.B2" office:value-type="string">
            <text:p text:style-name="P1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7895228"/>.lstrip<text:alphabetical-index-mark-end text:id="IMark9789522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5">Code</text:p>
          </table:table-cell>
          <table:table-cell table:style-name="Table257.B2" office:value-type="string">
            <text:p text:style-name="P1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7895228"/>.mid<text:alphabetical-index-mark-end text:id="IMark9789522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5">Code</text:p>
          </table:table-cell>
          <table:table-cell table:style-name="Table258.B2" office:value-type="string">
            <text:p text:style-name="P1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7895228"/>.mid?<text:alphabetical-index-mark-end text:id="IMark9789522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5">Code</text:p>
          </table:table-cell>
          <table:table-cell table:style-name="Table259.B2" office:value-type="string">
            <text:p text:style-name="P1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7895228"/>.midlr<text:alphabetical-index-mark-end text:id="IMark9789522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5">Code</text:p>
          </table:table-cell>
          <table:table-cell table:style-name="Table260.B2" office:value-type="string">
            <text:p text:style-name="P1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7895228"/>.posn<text:alphabetical-index-mark-end text:id="IMark9789522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5">Code</text:p>
          </table:table-cell>
          <table:table-cell table:style-name="Table261.B2" office:value-type="string">
            <text:p text:style-name="P1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97895228"/>.reverse<text:alphabetical-index-mark-end text:id="IMark9789522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5">Code</text:p>
          </table:table-cell>
          <table:table-cell table:style-name="Table262.B2" office:value-type="string">
            <text:p text:style-name="P1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97895228"/>.right<text:alphabetical-index-mark-end text:id="IMark9789522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5">Code</text:p>
          </table:table-cell>
          <table:table-cell table:style-name="Table263.B2" office:value-type="string">
            <text:p text:style-name="P1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7895228"/>.right?<text:alphabetical-index-mark-end text:id="IMark9789522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5">Code</text:p>
          </table:table-cell>
          <table:table-cell table:style-name="Table264.B2" office:value-type="string">
            <text:p text:style-name="P1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7895228"/>.rjust<text:alphabetical-index-mark-end text:id="IMark9789522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5">Code</text:p>
          </table:table-cell>
          <table:table-cell table:style-name="Table265.B2" office:value-type="string">
            <text:p text:style-name="P1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97895228"/>.rstrip<text:alphabetical-index-mark-end text:id="IMark9789522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5">Code</text:p>
          </table:table-cell>
          <table:table-cell table:style-name="Table266.B2" office:value-type="string">
            <text:p text:style-name="P1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2">[a_string] .split [an_array]</text:p>
            <text:p text:style-name="Text_20_body">Routing: TOS</text:p>
            <text:p text:style-name="P1">description</text:p>
          </table:table-cell>
          <table:covered-table-cell/>
        </table:table-row>
        <table:table-row table:style-name="Table267.1">
          <table:table-cell table:style-name="Table267.A2" office:value-type="string">
            <text:p text:style-name="P15">Code</text:p>
          </table:table-cell>
          <table:table-cell table:style-name="Table267.B2" office:value-type="string">
            <text:p text:style-name="P1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p text:style-name="P2">[before] .strip [after]</text:p>
            <text:p text:style-name="Text_20_body">Routing:</text:p>
            <text:p text:style-name="P1">description</text:p>
          </table:table-cell>
          <table:covered-table-cell/>
        </table:table-row>
        <table:table-row table:style-name="Table268.1">
          <table:table-cell table:style-name="Table268.A2" office:value-type="string">
            <text:p text:style-name="P15">Code</text:p>
          </table:table-cell>
          <table:table-cell table:style-name="Table268.B2" office:value-type="string">
            <text:p text:style-name="P15">Result</text:p>
          </table:table-cell>
        </table:table-row>
        <table:table-row table:style-name="Table268.1">
          <table:table-cell table:style-name="Table268.A2" office:value-type="string">
            <text:p text:style-name="Snippet"/>
          </table:table-cell>
          <table:table-cell table:style-name="Table268.B2" office:value-type="string">
            <text:p text:style-name="P2"/>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p text:style-name="P2">[a_string] .throw []</text:p>
            <text:p text:style-name="Text_20_body">Routing: TOS</text:p>
            <text:p text:style-name="P1">descri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5">Code</text:p>
          </table:table-cell>
          <table:table-cell table:style-name="Table279.B2" office:value-type="string">
            <text:p text:style-name="P15">Result</text:p>
          </table:table-cell>
        </table:table-row>
        <table:table-row table:style-name="Table279.1">
          <table:table-cell table:style-name="Table279.A2" office:value-type="string">
            <text:p text:style-name="Snippet"/>
          </table:table-cell>
          <table:table-cell table:style-name="Table279.B2" office:value-type="string">
            <text:p text:style-name="P2"/>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p text:style-name="P2">[before] .to_lower [after]</text:p>
            <text:p text:style-name="Text_20_body">Routing:</text:p>
            <text:p text:style-name="P1">description</text:p>
          </table:table-cell>
          <table:covered-table-cell/>
        </table:table-row>
        <table:table-row table:style-name="Table269.1">
          <table:table-cell table:style-name="Table269.A2" office:value-type="string">
            <text:p text:style-name="P15">Code</text:p>
          </table:table-cell>
          <table:table-cell table:style-name="Table269.B2" office:value-type="string">
            <text:p text:style-name="P15">Result</text:p>
          </table:table-cell>
        </table:table-row>
        <table:table-row table:style-name="Table269.1">
          <table:table-cell table:style-name="Table269.A2" office:value-type="string">
            <text:p text:style-name="Snippet"/>
          </table:table-cell>
          <table:table-cell table:style-name="Table269.B2" office:value-type="string">
            <text:p text:style-name="P2"/>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p text:style-name="P2">[before] .to_upper [after]</text:p>
            <text:p text:style-name="Text_20_body">Routing:</text:p>
            <text:p text:style-name="P1">description</text:p>
          </table:table-cell>
          <table:covered-table-cell/>
        </table:table-row>
        <table:table-row table:style-name="Table270.1">
          <table:table-cell table:style-name="Table270.A2" office:value-type="string">
            <text:p text:style-name="P15">Code</text:p>
          </table:table-cell>
          <table:table-cell table:style-name="Table270.B2" office:value-type="string">
            <text:p text:style-name="P15">Result</text:p>
          </table:table-cell>
        </table:table-row>
        <table:table-row table:style-name="Table270.1">
          <table:table-cell table:style-name="Table270.A2" office:value-type="string">
            <text:p text:style-name="Snippet"/>
          </table:table-cell>
          <table:table-cell table:style-name="Table270.B2" office:value-type="string">
            <text:p text:style-name="P2"/>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p text:style-name="P2">[before] &lt; [after]</text:p>
            <text:p text:style-name="Text_20_body">Routing:</text:p>
            <text:p text:style-name="P1">description</text:p>
          </table:table-cell>
          <table:covered-table-cell/>
        </table:table-row>
        <table:table-row table:style-name="Table271.1">
          <table:table-cell table:style-name="Table271.A2" office:value-type="string">
            <text:p text:style-name="P15">Code</text:p>
          </table:table-cell>
          <table:table-cell table:style-name="Table271.B2" office:value-type="string">
            <text:p text:style-name="P15">Result</text:p>
          </table:table-cell>
        </table:table-row>
        <table:table-row table:style-name="Table271.1">
          <table:table-cell table:style-name="Table271.A2" office:value-type="string">
            <text:p text:style-name="Snippet"/>
          </table:table-cell>
          <table:table-cell table:style-name="Table271.B2" office:value-type="string">
            <text:p text:style-name="P2"/>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p text:style-name="P2">[before] &lt;&lt; [after]</text:p>
            <text:p text:style-name="Text_20_body">Routing:</text:p>
            <text:p text:style-name="P1">description</text:p>
          </table:table-cell>
          <table:covered-table-cell/>
        </table:table-row>
        <table:table-row table:style-name="Table272.1">
          <table:table-cell table:style-name="Table272.A2" office:value-type="string">
            <text:p text:style-name="P15">Code</text:p>
          </table:table-cell>
          <table:table-cell table:style-name="Table272.B2" office:value-type="string">
            <text:p text:style-name="P15">Result</text:p>
          </table:table-cell>
        </table:table-row>
        <table:table-row table:style-name="Table272.1">
          <table:table-cell table:style-name="Table272.A2" office:value-type="string">
            <text:p text:style-name="Snippet"/>
          </table:table-cell>
          <table:table-cell table:style-name="Table272.B2" office:value-type="string">
            <text:p text:style-name="P2"/>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p text:style-name="P2">[before] &lt;= [after]</text:p>
            <text:p text:style-name="Text_20_body">Routing:</text:p>
            <text:p text:style-name="P1">description</text:p>
          </table:table-cell>
          <table:covered-table-cell/>
        </table:table-row>
        <table:table-row table:style-name="Table273.1">
          <table:table-cell table:style-name="Table273.A2" office:value-type="string">
            <text:p text:style-name="P15">Code</text:p>
          </table:table-cell>
          <table:table-cell table:style-name="Table273.B2" office:value-type="string">
            <text:p text:style-name="P15">Result</text:p>
          </table:table-cell>
        </table:table-row>
        <table:table-row table:style-name="Table273.1">
          <table:table-cell table:style-name="Table273.A2" office:value-type="string">
            <text:p text:style-name="Snippet"/>
          </table:table-cell>
          <table:table-cell table:style-name="Table273.B2" office:value-type="string">
            <text:p text:style-name="P2"/>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p text:style-name="P2">[before] &lt;=&gt; [after]</text:p>
            <text:p text:style-name="Text_20_body">Routing:</text:p>
            <text:p text:style-name="P1">description</text:p>
          </table:table-cell>
          <table:covered-table-cell/>
        </table:table-row>
        <table:table-row table:style-name="Table274.1">
          <table:table-cell table:style-name="Table274.A2" office:value-type="string">
            <text:p text:style-name="P15">Code</text:p>
          </table:table-cell>
          <table:table-cell table:style-name="Table274.B2" office:value-type="string">
            <text:p text:style-name="P15">Result</text:p>
          </table:table-cell>
        </table:table-row>
        <table:table-row table:style-name="Table274.1">
          <table:table-cell table:style-name="Table274.A2" office:value-type="string">
            <text:p text:style-name="Snippet"/>
          </table:table-cell>
          <table:table-cell table:style-name="Table274.B2" office:value-type="string">
            <text:p text:style-name="P2"/>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p text:style-name="P2">[before] &gt; [after]</text:p>
            <text:p text:style-name="Text_20_body">Routing:</text:p>
            <text:p text:style-name="P1">description</text:p>
          </table:table-cell>
          <table:covered-table-cell/>
        </table:table-row>
        <table:table-row table:style-name="Table275.1">
          <table:table-cell table:style-name="Table275.A2" office:value-type="string">
            <text:p text:style-name="P15">Code</text:p>
          </table:table-cell>
          <table:table-cell table:style-name="Table275.B2" office:value-type="string">
            <text:p text:style-name="P15">Result</text:p>
          </table:table-cell>
        </table:table-row>
        <table:table-row table:style-name="Table275.1">
          <table:table-cell table:style-name="Table275.A2" office:value-type="string">
            <text:p text:style-name="Snippet"/>
          </table:table-cell>
          <table:table-cell table:style-name="Table275.B2" office:value-type="string">
            <text:p text:style-name="P2"/>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p text:style-name="P2">[before] &gt;= [after]</text:p>
            <text:p text:style-name="Text_20_body">Routing:</text:p>
            <text:p text:style-name="P1">description</text:p>
          </table:table-cell>
          <table:covered-table-cell/>
        </table:table-row>
        <table:table-row table:style-name="Table276.1">
          <table:table-cell table:style-name="Table276.A2" office:value-type="string">
            <text:p text:style-name="P15">Code</text:p>
          </table:table-cell>
          <table:table-cell table:style-name="Table276.B2" office:value-type="string">
            <text:p text:style-name="P15">Result</text:p>
          </table:table-cell>
        </table:table-row>
        <table:table-row table:style-name="Table276.1">
          <table:table-cell table:style-name="Table276.A2" office:value-type="string">
            <text:p text:style-name="Snippet"/>
          </table:table-cell>
          <table:table-cell table:style-name="Table276.B2" office:value-type="string">
            <text:p text:style-name="P2"/>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97894556"/>Thread<text:alphabetical-index-mark-end text:id="IMark97894556"/></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7894556"/><text:alphabetical-index-mark-start text:id="IMark97894700"/><text:alphabetical-index-mark-start text:id="IMark97895804"/>TrueClass<text:alphabetical-index-mark-end text:id="IMark97895804"/><text:alphabetical-index-mark-end text:id="IMark97894700"/><text:alphabetical-index-mark-end text:id="IMark97894556"/></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97894556"/>VirtualMachine<text:alphabetical-index-mark-end text:id="IMark97894556"/></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97895228"/>.:<text:alphabetical-index-mark-end text:id="IMark9789522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4">"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4">"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97895228"/>super<text:alphabetical-index-mark-end text:id="IMark9789522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97895228"/>val:<text:alphabetical-index-mark-end text:id="IMark9789522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7895228"/>var:<text:alphabetical-index-mark-end text:id="IMark9789522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7895228"/>val@:<text:alphabetical-index-mark-end text:id="IMark9789522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97895228"/>var@:<text:alphabetical-index-mark-end text:id="IMark9789522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97895228"/>;<text:alphabetical-index-mark-end text:id="IMark97895228"/> []</text:h>
            <text:p text:style-name="Text_20_body">Routing:<text:span text:style-name="T13">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97895228"/>.::<text:alphabetical-index-mark-end text:id="IMark9789522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7895228"/>inst:<text:alphabetical-index-mark-end text:id="IMark97895228"/>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7895228"/>local:<text:alphabetical-index-mark-end text:id="IMark97895228"/>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97895228"/>super<text:alphabetical-index-mark-end text:id="IMark97895228"/>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7895228"/>;<text:alphabetical-index-mark-end text:id="IMark9789522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7894556"/>Commands<text:alphabetical-index-mark-end text:id="IMark9789455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97894556"/>)entries<text:alphabetical-index-mark-end text:id="IMark97894556"/>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clone <text:s text:c="9"/>false <text:s text:c="9"/>nil&lt;&gt; <text:s text:c="9"/>spaces <text:s text:c="8"/>{</text:p>
      <text:p text:style-name="Code"><text:soft-page-break/>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6"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2">0</text:p>
          <text:p text:style-name="P71">0&lt;<text:tab/>110</text:p>
          <text:p text:style-name="P71">0&lt;=<text:tab/>111</text:p>
          <text:p text:style-name="P71">0&lt;=&gt;<text:tab/>111</text:p>
          <text:p text:style-name="P71">0&lt;&gt; <text:tab/>111</text:p>
          <text:p text:style-name="P71">0=<text:tab/>112</text:p>
          <text:p text:style-name="P71">0&gt;<text:tab/>112</text:p>
          <text:p text:style-name="P71">0&gt;=<text:tab/>112</text:p>
          <text:p text:style-name="P72">1</text:p>
          <text:p text:style-name="P71">1-<text:tab/>113</text:p>
          <text:p text:style-name="P71">1+<text:tab/>113</text:p>
          <text:p text:style-name="P72">2</text:p>
          <text:p text:style-name="P71">2-<text:tab/>114</text:p>
          <text:p text:style-name="P71">2*<text:tab/>90, 113</text:p>
          <text:p text:style-name="P71">2/<text:tab/>90, 114</text:p>
          <text:p text:style-name="P71">2+<text:tab/>113</text:p>
          <text:p text:style-name="P72">A</text:p>
          <text:p text:style-name="P71">again<text:tab/>25</text:p>
          <text:p text:style-name="P71">and<text:tab/>91</text:p>
          <text:p text:style-name="P71">Archive<text:tab/>12</text:p>
          <text:p text:style-name="P71">Array<text:tab/>62</text:p>
          <text:p text:style-name="P72">B</text:p>
          <text:p text:style-name="P71">begin<text:tab/>25</text:p>
          <text:p text:style-name="P71">Boolean<text:tab/>60</text:p>
          <text:p text:style-name="P71">bounce<text:tab/>36, 38</text:p>
          <text:p text:style-name="P72">C</text:p>
          <text:p text:style-name="P71">catch<text:tab/>35, 38</text:p>
          <text:p text:style-name="P71">Class<text:tab/>73</text:p>
          <text:p text:style-name="P71">Classes<text:tab/>47</text:p>
          <text:p text:style-name="P71">clone<text:tab/>30</text:p>
          <text:p text:style-name="P71">com<text:tab/>91</text:p>
          <text:p text:style-name="P71">Commands<text:tab/>74, 165</text:p>
          <text:p text:style-name="P71">Complex<text:tab/>76</text:p>
          <text:p text:style-name="P71">copy<text:tab/>30</text:p>
          <text:p text:style-name="P72">D</text:p>
          <text:p text:style-name="P71">Declarations<text:tab/>26</text:p>
          <text:p text:style-name="P71">Demo.rb<text:tab/>11</text:p>
          <text:p text:style-name="P71">distinct?<text:tab/>125</text:p>
          <text:p text:style-name="P71">do<text:tab/>23</text:p>
          <text:p text:style-name="P71">do_map_name<text:tab/>56</text:p>
          <text:p text:style-name="P71">dpr<text:tab/>95</text:p>
          <text:p text:style-name="P71">drop<text:tab/>19</text:p>
          <text:p text:style-name="P71">Duck Typing<text:tab/>26</text:p>
          <text:p text:style-name="P71">dup<text:tab/>19, 30</text:p>
          <text:p text:style-name="P72">E</text:p>
          <text:p text:style-name="P71">e<text:tab/>95</text:p>
          <text:p text:style-name="P71">else<text:tab/>21</text:p>
          <text:p text:style-name="P72">F</text:p>
          <text:p text:style-name="P71">FalseClass<text:tab/>60, 79</text:p>
          <text:p text:style-name="P71">finally<text:tab/>37p.</text:p>
          <text:p text:style-name="P71">Float<text:tab/>81</text:p>
          <text:p text:style-name="P72">H</text:p>
          <text:p text:style-name="P71">Hash<text:tab/>82</text:p>
          <text:p text:style-name="P72">I</text:p>
          <text:p text:style-name="P71">i<text:tab/>23</text:p>
          <text:p text:style-name="P71">identical?<text:tab/>126</text:p>
          <text:p text:style-name="P71">if<text:tab/>21</text:p>
          <text:p text:style-name="P71">Inheritance<text:tab/>48</text:p>
          <text:p text:style-name="P71">inst:<text:tab/>163</text:p>
          <text:p text:style-name="P71">InStream<text:tab/>85</text:p>
          <text:p text:style-name="P71">Integer<text:tab/>88</text:p>
          <text:p text:style-name="P72">J</text:p>
          <text:p text:style-name="P71">j<text:tab/>23</text:p>
          <text:p text:style-name="P72">K</text:p>
          <text:p text:style-name="P71">Known Issues<text:tab/>11</text:p>
          <text:p text:style-name="P72">L</text:p>
          <text:p text:style-name="P71">Late Binding<text:tab/>48</text:p>
          <text:p text:style-name="P71">local:<text:tab/>163</text:p>
          <text:p text:style-name="P71">loop<text:tab/>23</text:p>
          <text:p text:style-name="P72">M</text:p>
          <text:p text:style-name="P71">max<text:tab/>126</text:p>
          <text:p text:style-name="P71">Method Mapping<text:tab/>49</text:p>
          <text:p text:style-name="P71">Methods<text:tab/>48</text:p>
          <text:p text:style-name="P71">min<text:tab/>126</text:p>
          <text:p text:style-name="P71">mod<text:tab/>116</text:p>
          <text:p text:style-name="P71">Mutation<text:tab/>28</text:p>
          <text:p text:style-name="P72">N</text:p>
          <text:p text:style-name="P71">neg<text:tab/>116</text:p>
          <text:p text:style-name="P71">nil&lt;&gt;<text:tab/>127</text:p>
          <text:p text:style-name="P71">nil=<text:tab/>127</text:p>
          <text:p text:style-name="P71">NilClass<text:tab/>60, 93</text:p>
          <text:p text:style-name="P71">nip<text:tab/>19</text:p>
          <text:p text:style-name="P71">not<text:tab/>127</text:p>
          <text:p text:style-name="P71">Numeric<text:tab/>61, 95</text:p>
          <text:p text:style-name="P72">O</text:p>
          <text:p text:style-name="P71">Object<text:tab/>60, 117</text:p>
          <text:p text:style-name="P71">or<text:tab/>92</text:p>
          <text:p text:style-name="P71">OutStream<text:tab/>129</text:p>
          <text:p text:style-name="P71">over<text:tab/>19</text:p>
          <text:p text:style-name="P72">P</text:p>
          <text:p text:style-name="P71">pi<text:tab/>96</text:p>
          <text:p text:style-name="P71">pick<text:tab/>19</text:p>
          <text:p text:style-name="P71">Polymorphism<text:tab/>48</text:p>
          <text:p text:style-name="P71">Procedure<text:tab/>134</text:p>
          <text:p text:style-name="P71">Prototypes<text:tab/>48</text:p>
          <text:p text:style-name="P72">Q</text:p>
          <text:p text:style-name="P71">Queue<text:tab/>136</text:p>
          <text:p text:style-name="P72">R</text:p>
          <text:p text:style-name="P71">Rake<text:tab/>11</text:p>
          <text:p text:style-name="P71">Rational<text:tab/>138</text:p>
          <text:p text:style-name="P71">Referencing<text:tab/>27</text:p>
          <text:p text:style-name="P71">repeat<text:tab/>25</text:p>
          <text:p text:style-name="P71">Routing<text:tab/>53</text:p>
          <text:p text:style-name="P72">S</text:p>
          <text:p text:style-name="P71">Scoping<text:tab/>26</text:p>
          <text:p text:style-name="P71">self<text:tab/>58</text:p>
          <text:p text:style-name="P71">Stack<text:tab/>140</text:p>
          <text:p text:style-name="P71">String<text:tab/>142</text:p>
          <text:p text:style-name="P71">super<text:tab/>161, 163</text:p>
          <text:p text:style-name="P71">swap<text:tab/>20</text:p>
          <text:p text:style-name="P71">switch<text:tab/>21</text:p>
          <text:p text:style-name="P71">SymbolMap<text:tab/>49</text:p>
          <text:p text:style-name="P72">T</text:p>
          <text:p text:style-name="P71">Testing<text:tab/>11</text:p>
          <text:p text:style-name="P71">Thanks<text:tab/>8</text:p>
          <text:p text:style-name="P71">then<text:tab/>21</text:p>
          <text:p text:style-name="P71">Thread<text:tab/>158</text:p>
          <text:p text:style-name="P71">throw"<text:tab/>39</text:p>
          <text:p text:style-name="P71">TrueClass<text:tab/>60, 159</text:p>
          <text:p text:style-name="P71">try<text:tab/>35, 38</text:p>
          <text:p text:style-name="P71">tuck<text:tab/>20</text:p>
          <text:p text:style-name="P71">Typing<text:tab/>26</text:p>
          <text:p text:style-name="P72">U</text:p>
          <text:p text:style-name="P71">until<text:tab/>25</text:p>
          <text:p text:style-name="P72">V</text:p>
          <text:p text:style-name="P71">val:<text:tab/>26, 161</text:p>
          <text:p text:style-name="P71">val@:<text:tab/>27, 162</text:p>
          <text:p text:style-name="P71">val#:<text:tab/>27</text:p>
          <text:p text:style-name="P71">val$:<text:tab/>27</text:p>
          <text:p text:style-name="P71">var:<text:tab/>26, 162</text:p>
          <text:p text:style-name="P71">var@:<text:tab/>27, 162</text:p>
          <text:p text:style-name="P71">var#:<text:tab/>27</text:p>
          <text:p text:style-name="P71">var$:<text:tab/>27</text:p>
          <text:p text:style-name="P71">VirtualMachine<text:tab/>160</text:p>
          <text:p text:style-name="P72">X</text:p>
          <text:p text:style-name="P71">x<text:tab/>63</text:p>
          <text:p text:style-name="P71">xor<text:tab/>92</text:p>
          <text:p text:style-name="P72">^</text:p>
          <text:p text:style-name="P71">^^<text:tab/>80, 93, 125</text:p>
          <text:p text:style-name="P72">-</text:p>
          <text:p text:style-name="P71">-<text:tab/>97</text:p>
          <text:p text:style-name="P71">-&gt;<text:tab/>82</text:p>
          <text:p text:style-name="P71">-i<text:tab/>23</text:p>
          <text:p text:style-name="P71">-j<text:tab/>23</text:p>
          <text:p text:style-name="P72">;</text:p>
          <text:p text:style-name="P71">;<text:tab/>162p.</text:p>
          <text:p text:style-name="P72">:</text:p>
          <text:p text:style-name="P71">:<text:tab/>55</text:p>
          <text:p text:style-name="P72">!</text:p>
          <text:p text:style-name="P71">!<text:tab/>65</text:p>
          <text:p text:style-name="P72">?</text:p>
          <text:p text:style-name="P71">?"<text:tab/>36, 38</text:p>
          <text:p text:style-name="P72">.</text:p>
          <text:p text:style-name="P71">.<text:tab/>117, 130</text:p>
          <text:p text:style-name="P71">.-left<text:tab/>66, 148</text:p>
          <text:p text:style-name="P71">.-mid<text:tab/>67, 148</text:p>
          <text:p text:style-name="P71">.-midlr<text:tab/>67, 148</text:p>
          <text:p text:style-name="P71">.-right<text:tab/>67, 149</text:p>
          <text:p text:style-name="P71">.:<text:tab/>55, 161</text:p>
          <text:p text:style-name="P71"><text:soft-page-break/>.::<text:tab/>55, 162</text:p>
          <text:p text:style-name="P71">."<text:tab/>146</text:p>
          <text:p text:style-name="P71">.[]!<text:tab/>67, 83</text:p>
          <text:p text:style-name="P71">.[]@<text:tab/>68, 83</text:p>
          <text:p text:style-name="P71">.+left<text:tab/>65, 147</text:p>
          <text:p text:style-name="P71">.+mid<text:tab/>66, 147</text:p>
          <text:p text:style-name="P71">.+midlr<text:tab/>66, 147</text:p>
          <text:p text:style-name="P71">.+right<text:tab/>66, 148</text:p>
          <text:p text:style-name="P71">.1/x<text:tab/>97</text:p>
          <text:p text:style-name="P71">.10**<text:tab/>98</text:p>
          <text:p text:style-name="P71">.2**<text:tab/>98</text:p>
          <text:p text:style-name="P71">.abs<text:tab/>98</text:p>
          <text:p text:style-name="P71">.acos<text:tab/>99</text:p>
          <text:p text:style-name="P71">.acosh<text:tab/>99</text:p>
          <text:p text:style-name="P71">.angle<text:tab/>99</text:p>
          <text:p text:style-name="P71">.append<text:tab/>129</text:p>
          <text:p text:style-name="P71">.append{<text:tab/>129</text:p>
          <text:p text:style-name="P71">.asin<text:tab/>100</text:p>
          <text:p text:style-name="P71">.asinh<text:tab/>100</text:p>
          <text:p text:style-name="P71">.atan<text:tab/>100</text:p>
          <text:p text:style-name="P71">.atan2<text:tab/>101</text:p>
          <text:p text:style-name="P71">.atanh<text:tab/>101</text:p>
          <text:p text:style-name="P71">.c2p<text:tab/>101</text:p>
          <text:p text:style-name="P71">.call<text:tab/>134, 149</text:p>
          <text:p text:style-name="P71">.cbrt<text:tab/>77, 102</text:p>
          <text:p text:style-name="P71">.ceil<text:tab/>102</text:p>
          <text:p text:style-name="P71">.cjust<text:tab/>149</text:p>
          <text:p text:style-name="P71">.class<text:tab/>118</text:p>
          <text:p text:style-name="P71">.clear<text:tab/>136, 140</text:p>
          <text:p text:style-name="P71">.clone<text:tab/>30, 118</text:p>
          <text:p text:style-name="P71">.clone_exclude<text:tab/>32, 118</text:p>
          <text:p text:style-name="P71">.close<text:tab/>86, 131</text:p>
          <text:p text:style-name="P71">.conjugate<text:tab/>102</text:p>
          <text:p text:style-name="P71">.contains?<text:tab/>149</text:p>
          <text:p text:style-name="P71">.copy<text:tab/>30, 119</text:p>
          <text:p text:style-name="P71">.cos<text:tab/>102</text:p>
          <text:p text:style-name="P71">.cosh<text:tab/>103</text:p>
          <text:p text:style-name="P71">.cr<text:tab/>131</text:p>
          <text:p text:style-name="P71">.create<text:tab/>130</text:p>
          <text:p text:style-name="P71">.cube<text:tab/>103</text:p>
          <text:p text:style-name="P71">.d2r<text:tab/>103</text:p>
          <text:p text:style-name="P71">.denominator<text:tab/>103</text:p>
          <text:p text:style-name="P71">.e**<text:tab/>77, 104</text:p>
          <text:p text:style-name="P71">.emit<text:tab/>104, 131, 150</text:p>
          <text:p text:style-name="P71">.empty?<text:tab/>136, 140</text:p>
          <text:p text:style-name="P71">.eval<text:tab/>150</text:p>
          <text:p text:style-name="P71">.even?<text:tab/>89</text:p>
          <text:p text:style-name="P71">.floor<text:tab/>104</text:p>
          <text:p text:style-name="P71">.fmt<text:tab/>150</text:p>
          <text:p text:style-name="P71">.fmt"<text:tab/>150</text:p>
          <text:p text:style-name="P71">.gcd<text:tab/>89</text:p>
          <text:p text:style-name="P71">.get_all<text:tab/>85</text:p>
          <text:p text:style-name="P71">.getc<text:tab/>86</text:p>
          <text:p text:style-name="P71">.gets<text:tab/>86</text:p>
          <text:p text:style-name="P71">.hypot<text:tab/>104</text:p>
          <text:p text:style-name="P71">.imaginary<text:tab/>105</text:p>
          <text:p text:style-name="P71">.init<text:tab/>27, 119</text:p>
          <text:p text:style-name="P71">.is_class?<text:tab/>73, 119</text:p>
          <text:p text:style-name="P71">.keys<text:tab/>83</text:p>
          <text:p text:style-name="P71">.lcm<text:tab/>89</text:p>
          <text:p text:style-name="P71">.left<text:tab/>68, 151</text:p>
          <text:p text:style-name="P71">.left?<text:tab/>151</text:p>
          <text:p text:style-name="P71">.length<text:tab/>68, 136, 140, 151</text:p>
          <text:p text:style-name="P71">.lines<text:tab/>151</text:p>
          <text:p text:style-name="P71">.ljust<text:tab/>152</text:p>
          <text:p text:style-name="P71">.ln<text:tab/>105</text:p>
          <text:p text:style-name="P71">.load<text:tab/>152</text:p>
          <text:p text:style-name="P71">.log10<text:tab/>105</text:p>
          <text:p text:style-name="P71">.log2<text:tab/>106</text:p>
          <text:p text:style-name="P71">.lstrip<text:tab/>152</text:p>
          <text:p text:style-name="P71">.magnitude<text:tab/>106</text:p>
          <text:p text:style-name="P71">.max<text:tab/>69</text:p>
          <text:p text:style-name="P71">.mid<text:tab/>69, 152</text:p>
          <text:p text:style-name="P71">.mid?<text:tab/>153</text:p>
          <text:p text:style-name="P71">.midlr<text:tab/>69, 153</text:p>
          <text:p text:style-name="P71">.min<text:tab/>70</text:p>
          <text:p text:style-name="P71">.name<text:tab/>120</text:p>
          <text:p text:style-name="P71">.new<text:tab/>63, 73</text:p>
          <text:p text:style-name="P71">.new_size<text:tab/>64</text:p>
          <text:p text:style-name="P71">.new_value<text:tab/>64</text:p>
          <text:p text:style-name="P71">.new_values<text:tab/>64</text:p>
          <text:p text:style-name="P71">.new{<text:tab/>63</text:p>
          <text:p text:style-name="P71">.numerator<text:tab/>106</text:p>
          <text:p text:style-name="P71">.odd?<text:tab/>89</text:p>
          <text:p text:style-name="P71">.open<text:tab/>85</text:p>
          <text:p text:style-name="P71">.open{<text:tab/>86</text:p>
          <text:p text:style-name="P71">.p2c<text:tab/>107</text:p>
          <text:p text:style-name="P71">.parent_class<text:tab/>74</text:p>
          <text:p text:style-name="P71">.peek<text:tab/>141</text:p>
          <text:p text:style-name="P71">.pend<text:tab/>137</text:p>
          <text:p text:style-name="P71">.polar<text:tab/>107</text:p>
          <text:p text:style-name="P71">.pop<text:tab/>137, 141</text:p>
          <text:p text:style-name="P71">.posn<text:tab/>153</text:p>
          <text:p text:style-name="P71">.pp<text:tab/>70, 83</text:p>
          <text:p text:style-name="P71">.push<text:tab/>137, 141</text:p>
          <text:p text:style-name="P71">.r2d<text:tab/>107</text:p>
          <text:p text:style-name="P71">.real<text:tab/>107</text:p>
          <text:p text:style-name="P71">.reverse<text:tab/>70, 154</text:p>
          <text:p text:style-name="P71">.right<text:tab/>70, 154</text:p>
          <text:p text:style-name="P71">.right?<text:tab/>154</text:p>
          <text:p text:style-name="P71">.rjust<text:tab/>154</text:p>
          <text:p text:style-name="P71">.round<text:tab/>108</text:p>
          <text:p text:style-name="P71">.rstrip<text:tab/>155</text:p>
          <text:p text:style-name="P71">.shuffle<text:tab/>71</text:p>
          <text:p text:style-name="P71">.sin<text:tab/>108</text:p>
          <text:p text:style-name="P71">.sinh<text:tab/>108</text:p>
          <text:p text:style-name="P71">.sleep<text:tab/>109</text:p>
          <text:p text:style-name="P71">.sort<text:tab/>71</text:p>
          <text:p text:style-name="P71">.space<text:tab/>131</text:p>
          <text:p text:style-name="P71">.spaces<text:tab/>132</text:p>
          <text:p text:style-name="P71">.split<text:tab/>77, 138</text:p>
          <text:p text:style-name="P71">.sqr<text:tab/>109</text:p>
          <text:p text:style-name="P71">.sqrt<text:tab/>77, 109</text:p>
          <text:p text:style-name="P71">.start<text:tab/>135</text:p>
          <text:p text:style-name="P71">.strlen<text:tab/>120</text:p>
          <text:p text:style-name="P71">.strmax<text:tab/>71</text:p>
          <text:p text:style-name="P71">.strmax2<text:tab/>84</text:p>
          <text:p text:style-name="P71">.subclass:<text:tab/>74</text:p>
          <text:p text:style-name="P71">.tan<text:tab/>109</text:p>
          <text:p text:style-name="P71">.tanh<text:tab/>110</text:p>
          <text:p text:style-name="P71">.throw<text:tab/>39</text:p>
          <text:p text:style-name="P71">.to_f<text:tab/>120</text:p>
          <text:p text:style-name="P71">.to_f!<text:tab/>121</text:p>
          <text:p text:style-name="P71">.to_i<text:tab/>121</text:p>
          <text:p text:style-name="P71">.to_i!<text:tab/>121</text:p>
          <text:p text:style-name="P71">.to_n<text:tab/>122</text:p>
          <text:p text:style-name="P71">.to_n!<text:tab/>122</text:p>
          <text:p text:style-name="P71">.to_r<text:tab/>123</text:p>
          <text:p text:style-name="P71">.to_r!<text:tab/>123</text:p>
          <text:p text:style-name="P71">.to_s<text:tab/>74, 123</text:p>
          <text:p text:style-name="P71">.to_x<text:tab/>124</text:p>
          <text:p text:style-name="P71">.to_x!<text:tab/>124</text:p>
          <text:p text:style-name="P71">.values<text:tab/>84</text:p>
          <text:p text:style-name="P71">.with{<text:tab/>59</text:p>
          <text:p text:style-name="P72">)</text:p>
          <text:p text:style-name="P71">)entries<text:tab/>167</text:p>
          <text:p text:style-name="P71">)methods<text:tab/>75, 128</text:p>
          <text:p text:style-name="P71">)stubs<text:tab/>75</text:p>
          <text:p text:style-name="P72">{</text:p>
          <text:p text:style-name="P71">{<text:tab/>82</text:p>
          <text:p text:style-name="P72">}</text:p>
          <text:p text:style-name="P71">}<text:tab/>63, 82</text:p>
          <text:p text:style-name="P72">@</text:p>
          <text:p text:style-name="P71">@<text:tab/>72</text:p>
          <text:p text:style-name="P72">*</text:p>
          <text:p text:style-name="P71">*<text:tab/>96, 146</text:p>
          <text:p text:style-name="P71">**<text:tab/>96</text:p>
          <text:p text:style-name="P72">/</text:p>
          <text:p text:style-name="P71">/<text:tab/>110</text:p>
          <text:p text:style-name="P72">&amp;</text:p>
          <text:p text:style-name="P71">&amp;&amp;<text:tab/>79, 93, 117</text:p>
          <text:p text:style-name="P72">+</text:p>
          <text:p text:style-name="P71">+<text:tab/>65, 97, 146</text:p>
          <text:p text:style-name="P71">+loop<text:tab/>23</text:p>
          <text:p text:style-name="P72">&lt;</text:p>
          <text:p text:style-name="P71">&lt;<text:tab/>114</text:p>
          <text:p text:style-name="P71">&lt;&lt;<text:tab/>72, 90</text:p>
          <text:p text:style-name="P71">&lt;=<text:tab/>115</text:p>
          <text:p text:style-name="P71">&lt;=&gt;<text:tab/>115</text:p>
          <text:p text:style-name="P71">&lt;&gt;<text:tab/>124</text:p>
          <text:p text:style-name="P72">=</text:p>
          <text:p text:style-name="P71">=<text:tab/>125</text:p>
          <text:p text:style-name="P72">&gt;</text:p>
          <text:p text:style-name="P71">&gt;<text:tab/>115</text:p>
          <text:p text:style-name="P71">&gt;=<text:tab/>116</text:p>
          <text:p text:style-name="P71">&gt;&gt;<text:tab/>91</text:p>
          <text:p text:style-name="P72">|</text:p>
          <text:p text:style-name="P71">||<text:tab/>80, 94, 128</text:p>
          <text:p text:style-name="P72">~</text:p>
          <text:p text:style-name="P71">~<text:tab/>132</text:p>
          <text:p text:style-name="P71">~"<text:tab/>132</text:p>
          <text:p text:style-name="P71"><text:soft-page-break/>~cr<text:tab/>132</text:p>
          <text:p text:style-name="P71">~emit<text:tab/>133</text:p>
          <text:p text:style-name="P71">~getc<text:tab/>87</text:p>
          <text:p text:style-name="P71">~gets<text:tab/>87</text:p>
          <text:p text:style-name="P71">~space<text:tab/>133</text:p>
          <text:p text:style-name="P71">~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54067112"/></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17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2H56M26S</meta:editing-duration>
    <meta:editing-cycles>2333</meta:editing-cycles>
    <meta:generator>OpenOffice/4.1.1$Win32 OpenOffice.org_project/411m6$Build-9775</meta:generator>
    <dc:date>2015-05-01T18:38:43.53</dc:date>
    <dc:creator>Peter Camilleri</dc:creator>
    <meta:printed-by>Peter Camilleri</meta:printed-by>
    <meta:print-date>2015-02-10T10:49:15.76</meta:print-date>
    <meta:document-statistic meta:table-count="285" meta:image-count="0" meta:object-count="0" meta:page-count="173" meta:paragraph-count="5731" meta:word-count="31752" meta:character-count="183386"/>
    <meta:template xlink:type="simple" xlink:actuate="onRequest" xlink:title="MyDefault" xlink:href="../../../../OpenOffice.org/3/user/template/MyDefault.ott" meta:date="2014-06-26T22:09:00.24"/>
  </office:meta>
</office:document-meta>
</file>